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Times New Roman1" svg:font-family="'Times New Roman'"/>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4.3125in" table:align="left"/>
    </style:style>
    <style:style style:name="Table2.A" style:family="table-column">
      <style:table-column-properties style:column-width="1.125in"/>
    </style:style>
    <style:style style:name="Table2.B" style:family="table-column">
      <style:table-column-properties style:column-width="0.8125in"/>
    </style:style>
    <style:style style:name="Table2.C" style:family="table-column">
      <style:table-column-properties style:column-width="2.375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899ef" officeooo:paragraph-rsid="001899ef"/>
    </style:style>
    <style:style style:name="P2" style:family="paragraph" style:parent-style-name="Standard">
      <style:text-properties officeooo:rsid="001899ef" officeooo:paragraph-rsid="00191234"/>
    </style:style>
    <style:style style:name="P3" style:family="paragraph" style:parent-style-name="Standard">
      <style:text-properties officeooo:rsid="001899ef" officeooo:paragraph-rsid="005443c1"/>
    </style:style>
    <style:style style:name="P4" style:family="paragraph" style:parent-style-name="Standard">
      <style:text-properties officeooo:rsid="001899ef" officeooo:paragraph-rsid="0055ba2c"/>
    </style:style>
    <style:style style:name="P5" style:family="paragraph" style:parent-style-name="Standard">
      <style:text-properties officeooo:rsid="001899ef" officeooo:paragraph-rsid="0059de98"/>
    </style:style>
    <style:style style:name="P6" style:family="paragraph" style:parent-style-name="Standard">
      <style:text-properties officeooo:rsid="001899ef" officeooo:paragraph-rsid="00659060"/>
    </style:style>
    <style:style style:name="P7" style:family="paragraph" style:parent-style-name="Standard">
      <style:text-properties officeooo:rsid="001899ef" officeooo:paragraph-rsid="0077322e"/>
    </style:style>
    <style:style style:name="P8" style:family="paragraph" style:parent-style-name="Standard">
      <style:text-properties officeooo:rsid="001899ef" officeooo:paragraph-rsid="007ad58a"/>
    </style:style>
    <style:style style:name="P9" style:family="paragraph" style:parent-style-name="Standard">
      <style:text-properties officeooo:rsid="001899ef" officeooo:paragraph-rsid="007f3e32"/>
    </style:style>
    <style:style style:name="P10" style:family="paragraph" style:parent-style-name="Standard">
      <style:text-properties officeooo:rsid="001899ef" officeooo:paragraph-rsid="008094d3"/>
    </style:style>
    <style:style style:name="P11" style:family="paragraph" style:parent-style-name="Standard">
      <style:text-properties officeooo:rsid="001899ef" officeooo:paragraph-rsid="0086106f"/>
    </style:style>
    <style:style style:name="P12" style:family="paragraph" style:parent-style-name="Standard">
      <style:text-properties officeooo:rsid="001899ef" officeooo:paragraph-rsid="009458c9"/>
    </style:style>
    <style:style style:name="P13" style:family="paragraph" style:parent-style-name="Standard">
      <style:text-properties officeooo:rsid="001899ef" officeooo:paragraph-rsid="009cea6b"/>
    </style:style>
    <style:style style:name="P14" style:family="paragraph" style:parent-style-name="Standard">
      <style:text-properties officeooo:rsid="001899ef" officeooo:paragraph-rsid="00a6acca"/>
    </style:style>
    <style:style style:name="P15" style:family="paragraph" style:parent-style-name="Standard">
      <style:text-properties officeooo:rsid="001899ef" officeooo:paragraph-rsid="00a7e84c"/>
    </style:style>
    <style:style style:name="P16" style:family="paragraph" style:parent-style-name="Standard">
      <style:text-properties officeooo:rsid="001899ef" officeooo:paragraph-rsid="00aff9d6"/>
    </style:style>
    <style:style style:name="P17" style:family="paragraph" style:parent-style-name="Standard">
      <style:text-properties officeooo:rsid="001899ef" officeooo:paragraph-rsid="00b56c28"/>
    </style:style>
    <style:style style:name="P18" style:family="paragraph" style:parent-style-name="Standard">
      <style:text-properties officeooo:rsid="001899ef" officeooo:paragraph-rsid="00bb32f6"/>
    </style:style>
    <style:style style:name="P19" style:family="paragraph" style:parent-style-name="Standard">
      <style:text-properties officeooo:rsid="001899ef" officeooo:paragraph-rsid="00e36c79"/>
    </style:style>
    <style:style style:name="P20" style:family="paragraph" style:parent-style-name="Standard">
      <style:text-properties officeooo:rsid="001899ef" officeooo:paragraph-rsid="00ea273a"/>
    </style:style>
    <style:style style:name="P21" style:family="paragraph" style:parent-style-name="Standard">
      <style:text-properties officeooo:rsid="001899ef" officeooo:paragraph-rsid="00f50e7f"/>
    </style:style>
    <style:style style:name="P22" style:family="paragraph" style:parent-style-name="Standard">
      <style:text-properties officeooo:rsid="001899ef" officeooo:paragraph-rsid="00f6faa2"/>
    </style:style>
    <style:style style:name="P23" style:family="paragraph" style:parent-style-name="Standard">
      <style:text-properties officeooo:rsid="001899ef" officeooo:paragraph-rsid="00f93263"/>
    </style:style>
    <style:style style:name="P24" style:family="paragraph" style:parent-style-name="Standard">
      <style:text-properties officeooo:rsid="001899ef" officeooo:paragraph-rsid="00faba6b"/>
    </style:style>
    <style:style style:name="P25" style:family="paragraph" style:parent-style-name="Standard">
      <style:text-properties officeooo:rsid="001899ef" officeooo:paragraph-rsid="00ff484a"/>
    </style:style>
    <style:style style:name="P26" style:family="paragraph" style:parent-style-name="Standard">
      <style:text-properties officeooo:rsid="001899ef" officeooo:paragraph-rsid="0106863b"/>
    </style:style>
    <style:style style:name="P27" style:family="paragraph" style:parent-style-name="Standard">
      <style:text-properties officeooo:rsid="001899ef" officeooo:paragraph-rsid="011033b2"/>
    </style:style>
    <style:style style:name="P28" style:family="paragraph" style:parent-style-name="Standard">
      <style:text-properties officeooo:rsid="001899ef" officeooo:paragraph-rsid="0116a945"/>
    </style:style>
    <style:style style:name="P29" style:family="paragraph" style:parent-style-name="Standard">
      <style:text-properties officeooo:rsid="001899ef" officeooo:paragraph-rsid="01259489"/>
    </style:style>
    <style:style style:name="P30" style:family="paragraph" style:parent-style-name="Standard">
      <style:text-properties officeooo:rsid="001899ef" officeooo:paragraph-rsid="012789fa"/>
    </style:style>
    <style:style style:name="P31" style:family="paragraph" style:parent-style-name="Standard">
      <style:text-properties officeooo:rsid="001899ef" officeooo:paragraph-rsid="0129d05e"/>
    </style:style>
    <style:style style:name="P32" style:family="paragraph" style:parent-style-name="Standard">
      <style:text-properties officeooo:rsid="001899ef" officeooo:paragraph-rsid="0130653d"/>
    </style:style>
    <style:style style:name="P33" style:family="paragraph" style:parent-style-name="Standard">
      <style:text-properties officeooo:rsid="001899ef" officeooo:paragraph-rsid="0145b12b"/>
    </style:style>
    <style:style style:name="P34" style:family="paragraph" style:parent-style-name="Standard">
      <style:text-properties officeooo:rsid="00191234" officeooo:paragraph-rsid="00191234"/>
    </style:style>
    <style:style style:name="P35" style:family="paragraph" style:parent-style-name="Standard">
      <style:text-properties fo:font-size="20pt" fo:font-style="italic" officeooo:rsid="00191234" officeooo:paragraph-rsid="00191234" style:font-size-asian="20pt" style:font-style-asian="italic" style:font-size-complex="20pt" style:font-style-complex="italic"/>
    </style:style>
    <style:style style:name="P36" style:family="paragraph" style:parent-style-name="Standard">
      <style:text-properties fo:font-size="20pt" fo:font-style="italic" officeooo:rsid="001a153c" officeooo:paragraph-rsid="001a153c" style:font-size-asian="20pt" style:font-style-asian="italic" style:font-size-complex="20pt" style:font-style-complex="italic"/>
    </style:style>
    <style:style style:name="P37" style:family="paragraph" style:parent-style-name="Standard">
      <style:text-properties officeooo:paragraph-rsid="001e11c7"/>
    </style:style>
    <style:style style:name="P38" style:family="paragraph" style:parent-style-name="Standard">
      <style:text-properties officeooo:rsid="001fc6d3" officeooo:paragraph-rsid="003afb2f"/>
    </style:style>
    <style:style style:name="P39" style:family="paragraph" style:parent-style-name="Standard">
      <style:text-properties officeooo:rsid="001fc6d3" officeooo:paragraph-rsid="003c643c"/>
    </style:style>
    <style:style style:name="P40" style:family="paragraph" style:parent-style-name="Standard">
      <style:text-properties officeooo:rsid="001fc6d3" officeooo:paragraph-rsid="003cacab"/>
    </style:style>
    <style:style style:name="P41" style:family="paragraph" style:parent-style-name="Standard">
      <style:text-properties officeooo:rsid="001fc6d3" officeooo:paragraph-rsid="00401cf4"/>
    </style:style>
    <style:style style:name="P42" style:family="paragraph" style:parent-style-name="Standard">
      <style:text-properties officeooo:rsid="001fc6d3" officeooo:paragraph-rsid="009cea6b"/>
    </style:style>
    <style:style style:name="P43" style:family="paragraph" style:parent-style-name="Standard">
      <style:text-properties officeooo:paragraph-rsid="00217ce7"/>
    </style:style>
    <style:style style:name="P44" style:family="paragraph" style:parent-style-name="Standard">
      <style:text-properties officeooo:rsid="0027144c" officeooo:paragraph-rsid="0027144c"/>
    </style:style>
    <style:style style:name="P45" style:family="paragraph" style:parent-style-name="Standard">
      <style:text-properties officeooo:rsid="0028b7e1" officeooo:paragraph-rsid="0028b7e1"/>
    </style:style>
    <style:style style:name="P46" style:family="paragraph" style:parent-style-name="Standard">
      <style:text-properties officeooo:rsid="0028b7e1" officeooo:paragraph-rsid="009cea6b"/>
    </style:style>
    <style:style style:name="P47" style:family="paragraph" style:parent-style-name="Standard">
      <style:text-properties officeooo:rsid="0028b7e1" officeooo:paragraph-rsid="014c0d73"/>
    </style:style>
    <style:style style:name="P48" style:family="paragraph" style:parent-style-name="Standard">
      <style:text-properties officeooo:rsid="0028b7e1" officeooo:paragraph-rsid="014d6a2d"/>
    </style:style>
    <style:style style:name="P49" style:family="paragraph" style:parent-style-name="Standard">
      <style:text-properties officeooo:rsid="0031b3f0" officeooo:paragraph-rsid="0031b3f0"/>
    </style:style>
    <style:style style:name="P50" style:family="paragraph" style:parent-style-name="Standard">
      <style:text-properties officeooo:paragraph-rsid="0031f303"/>
    </style:style>
    <style:style style:name="P51" style:family="paragraph" style:parent-style-name="Standard">
      <style:text-properties officeooo:paragraph-rsid="00321680"/>
    </style:style>
    <style:style style:name="P52" style:family="paragraph" style:parent-style-name="Standard">
      <style:text-properties officeooo:paragraph-rsid="0033865d"/>
    </style:style>
    <style:style style:name="P53" style:family="paragraph" style:parent-style-name="Standard">
      <style:text-properties officeooo:rsid="0033865d" officeooo:paragraph-rsid="0033865d"/>
    </style:style>
    <style:style style:name="P54" style:family="paragraph" style:parent-style-name="Standard">
      <style:text-properties officeooo:rsid="0033865d" officeooo:paragraph-rsid="003cacab"/>
    </style:style>
    <style:style style:name="P55" style:family="paragraph" style:parent-style-name="Standard">
      <style:text-properties officeooo:rsid="0033865d" officeooo:paragraph-rsid="00191234"/>
    </style:style>
    <style:style style:name="P56" style:family="paragraph" style:parent-style-name="Standard">
      <style:text-properties officeooo:rsid="0033865d" officeooo:paragraph-rsid="003ddb65"/>
    </style:style>
    <style:style style:name="P57" style:family="paragraph" style:parent-style-name="Standard">
      <style:text-properties officeooo:rsid="0033865d" officeooo:paragraph-rsid="005092e5"/>
    </style:style>
    <style:style style:name="P58" style:family="paragraph" style:parent-style-name="Standard">
      <style:text-properties officeooo:rsid="0033865d" officeooo:paragraph-rsid="008f49c6"/>
    </style:style>
    <style:style style:name="P59" style:family="paragraph" style:parent-style-name="Standard">
      <style:text-properties officeooo:rsid="0031f303" officeooo:paragraph-rsid="0033865d"/>
    </style:style>
    <style:style style:name="P60" style:family="paragraph" style:parent-style-name="Standard">
      <style:text-properties officeooo:rsid="001ad27a" officeooo:paragraph-rsid="00217ce7"/>
    </style:style>
    <style:style style:name="P61" style:family="paragraph" style:parent-style-name="Standard">
      <style:text-properties officeooo:rsid="003ddb65" officeooo:paragraph-rsid="003ddb65"/>
    </style:style>
    <style:style style:name="P62" style:family="paragraph" style:parent-style-name="Standard">
      <style:text-properties officeooo:rsid="00409c0a" officeooo:paragraph-rsid="00409c0a"/>
    </style:style>
    <style:style style:name="P63" style:family="paragraph" style:parent-style-name="Standard">
      <style:text-properties officeooo:paragraph-rsid="004d800e"/>
    </style:style>
    <style:style style:name="P64" style:family="paragraph" style:parent-style-name="Standard">
      <style:text-properties officeooo:paragraph-rsid="005092e5"/>
    </style:style>
    <style:style style:name="P65" style:family="paragraph" style:parent-style-name="Standard">
      <style:text-properties officeooo:rsid="00512493" officeooo:paragraph-rsid="00512493"/>
    </style:style>
    <style:style style:name="P66" style:family="paragraph" style:parent-style-name="Standard">
      <style:text-properties officeooo:rsid="0053972d" officeooo:paragraph-rsid="0053972d"/>
    </style:style>
    <style:style style:name="P67" style:family="paragraph" style:parent-style-name="Standard">
      <style:text-properties officeooo:rsid="0055ba2c" officeooo:paragraph-rsid="0055ba2c"/>
    </style:style>
    <style:style style:name="P68" style:family="paragraph" style:parent-style-name="Standard">
      <style:text-properties officeooo:rsid="0055ba2c" officeooo:paragraph-rsid="005782b9"/>
    </style:style>
    <style:style style:name="P69" style:family="paragraph" style:parent-style-name="Standard">
      <style:text-properties officeooo:rsid="0055ba2c" officeooo:paragraph-rsid="00585668"/>
    </style:style>
    <style:style style:name="P70" style:family="paragraph" style:parent-style-name="Standard">
      <style:text-properties officeooo:rsid="0055ba2c" officeooo:paragraph-rsid="0068ff0a"/>
    </style:style>
    <style:style style:name="P71" style:family="paragraph" style:parent-style-name="Standard">
      <style:text-properties officeooo:rsid="0055ba2c" officeooo:paragraph-rsid="00690de0"/>
    </style:style>
    <style:style style:name="P72" style:family="paragraph" style:parent-style-name="Standard">
      <style:text-properties officeooo:rsid="0055ba2c" officeooo:paragraph-rsid="007ad58a"/>
    </style:style>
    <style:style style:name="P73" style:family="paragraph" style:parent-style-name="Standard">
      <style:text-properties officeooo:rsid="0055ba2c" officeooo:paragraph-rsid="01259489"/>
    </style:style>
    <style:style style:name="P74" style:family="paragraph" style:parent-style-name="Standard">
      <style:text-properties officeooo:rsid="00585668" officeooo:paragraph-rsid="00585668"/>
    </style:style>
    <style:style style:name="P75" style:family="paragraph" style:parent-style-name="Standard">
      <style:text-properties officeooo:rsid="00585668" officeooo:paragraph-rsid="00588f6b"/>
    </style:style>
    <style:style style:name="P76" style:family="paragraph" style:parent-style-name="Standard">
      <style:text-properties officeooo:rsid="00588f6b" officeooo:paragraph-rsid="00593dea"/>
    </style:style>
    <style:style style:name="P77" style:family="paragraph" style:parent-style-name="Standard">
      <style:text-properties officeooo:rsid="0059de98" officeooo:paragraph-rsid="0059de98"/>
    </style:style>
    <style:style style:name="P78" style:family="paragraph" style:parent-style-name="Standard">
      <style:text-properties officeooo:rsid="0059de98" officeooo:paragraph-rsid="01259489"/>
    </style:style>
    <style:style style:name="P79" style:family="paragraph" style:parent-style-name="Standard">
      <style:text-properties officeooo:rsid="005c2eb0" officeooo:paragraph-rsid="008d1fcb"/>
    </style:style>
    <style:style style:name="P80" style:family="paragraph" style:parent-style-name="Standard">
      <style:text-properties officeooo:rsid="005c2eb0" officeooo:paragraph-rsid="009dd656"/>
    </style:style>
    <style:style style:name="P81" style:family="paragraph" style:parent-style-name="Standard">
      <style:text-properties officeooo:rsid="005c2eb0" officeooo:paragraph-rsid="00a6acca"/>
    </style:style>
    <style:style style:name="P82" style:family="paragraph" style:parent-style-name="Standard">
      <style:text-properties officeooo:rsid="005c2eb0" officeooo:paragraph-rsid="0129d05e"/>
    </style:style>
    <style:style style:name="P83" style:family="paragraph" style:parent-style-name="Standard">
      <style:text-properties officeooo:rsid="005fcaa3" officeooo:paragraph-rsid="005fcaa3"/>
    </style:style>
    <style:style style:name="P84" style:family="paragraph" style:parent-style-name="Standard">
      <style:text-properties officeooo:rsid="005fcaa3" officeooo:paragraph-rsid="008b0f54"/>
    </style:style>
    <style:style style:name="P85" style:family="paragraph" style:parent-style-name="Standard">
      <style:text-properties officeooo:rsid="005fcaa3" officeooo:paragraph-rsid="0127c094"/>
    </style:style>
    <style:style style:name="P86" style:family="paragraph" style:parent-style-name="Standard">
      <style:text-properties officeooo:rsid="0067ae5c" officeooo:paragraph-rsid="0067ae5c"/>
    </style:style>
    <style:style style:name="P87" style:family="paragraph" style:parent-style-name="Standard">
      <style:text-properties officeooo:rsid="0067ae5c" officeooo:paragraph-rsid="0068ff0a"/>
    </style:style>
    <style:style style:name="P88" style:family="paragraph" style:parent-style-name="Standard">
      <style:text-properties officeooo:rsid="0067ae5c" officeooo:paragraph-rsid="007470b0"/>
    </style:style>
    <style:style style:name="P89" style:family="paragraph" style:parent-style-name="Standard">
      <style:text-properties officeooo:rsid="00689cfc" officeooo:paragraph-rsid="00689cfc"/>
    </style:style>
    <style:style style:name="P90" style:family="paragraph" style:parent-style-name="Standard">
      <style:text-properties officeooo:rsid="00689cfc" officeooo:paragraph-rsid="00759b8e"/>
    </style:style>
    <style:style style:name="P91" style:family="paragraph" style:parent-style-name="Standard">
      <style:text-properties style:font-name="Times New Roman" officeooo:rsid="0067ae5c" officeooo:paragraph-rsid="00689cfc"/>
    </style:style>
    <style:style style:name="P92" style:family="paragraph" style:parent-style-name="Standard">
      <style:text-properties style:font-name="Times New Roman" officeooo:rsid="00759b8e" officeooo:paragraph-rsid="00759b8e"/>
    </style:style>
    <style:style style:name="P93" style:family="paragraph" style:parent-style-name="Standard">
      <style:text-properties style:font-name="Times New Roman" officeooo:rsid="00759b8e" officeooo:paragraph-rsid="00689cfc"/>
    </style:style>
    <style:style style:name="P94" style:family="paragraph" style:parent-style-name="Standard">
      <style:text-properties style:font-name="Times New Roman" officeooo:rsid="0060a751" officeooo:paragraph-rsid="00d97f96"/>
    </style:style>
    <style:style style:name="P95" style:family="paragraph" style:parent-style-name="Standard">
      <style:text-properties officeooo:rsid="00690de0" officeooo:paragraph-rsid="00690de0"/>
    </style:style>
    <style:style style:name="P96" style:family="paragraph" style:parent-style-name="Standard">
      <style:text-properties officeooo:rsid="00690de0" officeooo:paragraph-rsid="01259489"/>
    </style:style>
    <style:style style:name="P97" style:family="paragraph" style:parent-style-name="Standard">
      <style:text-properties officeooo:rsid="006c19da" officeooo:paragraph-rsid="006c19da"/>
    </style:style>
    <style:style style:name="P98" style:family="paragraph" style:parent-style-name="Standard">
      <style:text-properties officeooo:rsid="006c19da" officeooo:paragraph-rsid="006d2b6f"/>
    </style:style>
    <style:style style:name="P99" style:family="paragraph" style:parent-style-name="Standard">
      <style:text-properties officeooo:rsid="006c19da" officeooo:paragraph-rsid="0076c1a1"/>
    </style:style>
    <style:style style:name="P100" style:family="paragraph" style:parent-style-name="Standard">
      <style:text-properties officeooo:paragraph-rsid="006d31f1"/>
    </style:style>
    <style:style style:name="P101" style:family="paragraph" style:parent-style-name="Standard">
      <style:text-properties officeooo:rsid="0076c1a1" officeooo:paragraph-rsid="0076c1a1"/>
    </style:style>
    <style:style style:name="P102" style:family="paragraph" style:parent-style-name="Standard">
      <style:text-properties officeooo:rsid="0077322e" officeooo:paragraph-rsid="0077322e"/>
    </style:style>
    <style:style style:name="P103" style:family="paragraph" style:parent-style-name="Standard">
      <style:text-properties officeooo:rsid="0077322e" officeooo:paragraph-rsid="00659060"/>
    </style:style>
    <style:style style:name="P104" style:family="paragraph" style:parent-style-name="Standard">
      <style:text-properties officeooo:rsid="0077322e" officeooo:paragraph-rsid="01259489"/>
    </style:style>
    <style:style style:name="P105" style:family="paragraph" style:parent-style-name="Standard">
      <style:text-properties officeooo:rsid="007f3e32" officeooo:paragraph-rsid="007f3e32"/>
    </style:style>
    <style:style style:name="P106" style:family="paragraph" style:parent-style-name="Standard">
      <style:text-properties officeooo:rsid="0086106f" officeooo:paragraph-rsid="0086106f"/>
    </style:style>
    <style:style style:name="P107" style:family="paragraph" style:parent-style-name="Standard">
      <style:text-properties officeooo:rsid="0086106f" officeooo:paragraph-rsid="00d97f96"/>
    </style:style>
    <style:style style:name="P108" style:family="paragraph" style:parent-style-name="Standard">
      <style:text-properties officeooo:paragraph-rsid="008e59e4"/>
    </style:style>
    <style:style style:name="P109" style:family="paragraph" style:parent-style-name="Standard">
      <style:text-properties officeooo:paragraph-rsid="008f49c6"/>
    </style:style>
    <style:style style:name="P110" style:family="paragraph" style:parent-style-name="Standard">
      <style:text-properties officeooo:rsid="008f49c6" officeooo:paragraph-rsid="008f49c6"/>
    </style:style>
    <style:style style:name="P111" style:family="paragraph" style:parent-style-name="Standard">
      <style:text-properties officeooo:rsid="008f49c6" officeooo:paragraph-rsid="008e59e4"/>
    </style:style>
    <style:style style:name="P112" style:family="paragraph" style:parent-style-name="Standard">
      <style:text-properties officeooo:rsid="009109b8" officeooo:paragraph-rsid="009109b8"/>
    </style:style>
    <style:style style:name="P113" style:family="paragraph" style:parent-style-name="Standard">
      <style:text-properties officeooo:rsid="009109b8" officeooo:paragraph-rsid="0092efe5"/>
    </style:style>
    <style:style style:name="P114" style:family="paragraph" style:parent-style-name="Standard">
      <style:text-properties officeooo:rsid="006d31f1" officeooo:paragraph-rsid="006d31f1"/>
    </style:style>
    <style:style style:name="P115" style:family="paragraph" style:parent-style-name="Standard">
      <style:text-properties officeooo:rsid="0024a768" officeooo:paragraph-rsid="005092e5"/>
    </style:style>
    <style:style style:name="P116" style:family="paragraph" style:parent-style-name="Standard">
      <style:text-properties officeooo:rsid="00593dea" officeooo:paragraph-rsid="00593dea"/>
    </style:style>
    <style:style style:name="P117" style:family="paragraph" style:parent-style-name="Standard">
      <style:text-properties style:font-name="Courier 10 Pitch" officeooo:rsid="00689cfc" officeooo:paragraph-rsid="00689cfc"/>
    </style:style>
    <style:style style:name="P118" style:family="paragraph" style:parent-style-name="Standard">
      <style:text-properties style:font-name="Courier 10 Pitch" officeooo:rsid="00acf848" officeooo:paragraph-rsid="00acf848"/>
    </style:style>
    <style:style style:name="P119" style:family="paragraph" style:parent-style-name="Standard">
      <style:text-properties style:font-name="Courier 10 Pitch" officeooo:rsid="00acf848" officeooo:paragraph-rsid="00b72175"/>
    </style:style>
    <style:style style:name="P120" style:family="paragraph" style:parent-style-name="Standard">
      <style:text-properties style:font-name="Courier 10 Pitch" fo:font-weight="bold" officeooo:rsid="00acf848" officeooo:paragraph-rsid="00acf848" style:font-weight-asian="bold" style:font-weight-complex="bold"/>
    </style:style>
    <style:style style:name="P121" style:family="paragraph" style:parent-style-name="Standard">
      <style:text-properties officeooo:rsid="0092efe5" officeooo:paragraph-rsid="00a02490"/>
    </style:style>
    <style:style style:name="P122" style:family="paragraph" style:parent-style-name="Standard">
      <style:text-properties officeooo:rsid="0092efe5" officeooo:paragraph-rsid="00959650"/>
    </style:style>
    <style:style style:name="P123" style:family="paragraph" style:parent-style-name="Standard">
      <style:text-properties officeooo:rsid="009458c9" officeooo:paragraph-rsid="00a02490"/>
    </style:style>
    <style:style style:name="P124" style:family="paragraph" style:parent-style-name="Standard">
      <style:text-properties officeooo:rsid="009458c9" officeooo:paragraph-rsid="00a915cb"/>
    </style:style>
    <style:style style:name="P125" style:family="paragraph" style:parent-style-name="Standard">
      <style:text-properties officeooo:rsid="00959650" officeooo:paragraph-rsid="00959650"/>
    </style:style>
    <style:style style:name="P126" style:family="paragraph" style:parent-style-name="Standard">
      <style:text-properties officeooo:rsid="00959650" officeooo:paragraph-rsid="00a02490"/>
    </style:style>
    <style:style style:name="P127" style:family="paragraph" style:parent-style-name="Standard">
      <style:text-properties officeooo:rsid="00959650" officeooo:paragraph-rsid="00a3dd26"/>
    </style:style>
    <style:style style:name="P128" style:family="paragraph" style:parent-style-name="Standard">
      <style:text-properties officeooo:rsid="00959650" officeooo:paragraph-rsid="00aa0f16"/>
    </style:style>
    <style:style style:name="P129" style:family="paragraph" style:parent-style-name="Standard">
      <style:text-properties officeooo:rsid="00959650" officeooo:paragraph-rsid="00ac7d3b"/>
    </style:style>
    <style:style style:name="P130" style:family="paragraph" style:parent-style-name="Standard">
      <style:text-properties officeooo:rsid="0047489e" officeooo:paragraph-rsid="008f49c6"/>
    </style:style>
    <style:style style:name="P131" style:family="paragraph" style:parent-style-name="Standard">
      <style:text-properties officeooo:rsid="003cacab" officeooo:paragraph-rsid="003cacab"/>
    </style:style>
    <style:style style:name="P132" style:family="paragraph" style:parent-style-name="Standard">
      <style:text-properties officeooo:paragraph-rsid="00982cd7"/>
    </style:style>
    <style:style style:name="P133" style:family="paragraph" style:parent-style-name="Standard">
      <style:text-properties officeooo:rsid="00982cd7" officeooo:paragraph-rsid="00982cd7"/>
    </style:style>
    <style:style style:name="P134" style:family="paragraph" style:parent-style-name="Standard">
      <style:text-properties officeooo:rsid="00982cd7" officeooo:paragraph-rsid="00df7fbc"/>
    </style:style>
    <style:style style:name="P135" style:family="paragraph" style:parent-style-name="Standard">
      <style:text-properties officeooo:rsid="00982cd7" officeooo:paragraph-rsid="00ee6ad8"/>
    </style:style>
    <style:style style:name="P136" style:family="paragraph" style:parent-style-name="Standard">
      <style:text-properties officeooo:rsid="00982cd7" officeooo:paragraph-rsid="00f04c75"/>
    </style:style>
    <style:style style:name="P137" style:family="paragraph" style:parent-style-name="Standard">
      <style:text-properties officeooo:rsid="0020f904" officeooo:paragraph-rsid="00982cd7"/>
    </style:style>
    <style:style style:name="P138" style:family="paragraph" style:parent-style-name="Standard">
      <style:text-properties officeooo:rsid="0020f904" officeooo:paragraph-rsid="009a07c4"/>
    </style:style>
    <style:style style:name="P139" style:family="paragraph" style:parent-style-name="Standard">
      <style:text-properties officeooo:rsid="009a07c4" officeooo:paragraph-rsid="009a07c4"/>
    </style:style>
    <style:style style:name="P140" style:family="paragraph" style:parent-style-name="Standard">
      <style:text-properties officeooo:paragraph-rsid="009cea6b"/>
    </style:style>
    <style:style style:name="P141" style:family="paragraph" style:parent-style-name="Standard">
      <style:text-properties officeooo:rsid="00a02490" officeooo:paragraph-rsid="00a6acca"/>
    </style:style>
    <style:style style:name="P142" style:family="paragraph" style:parent-style-name="Standard">
      <style:text-properties officeooo:rsid="00a3dd26" officeooo:paragraph-rsid="00a3dd26"/>
    </style:style>
    <style:style style:name="P143" style:family="paragraph" style:parent-style-name="Standard">
      <style:text-properties officeooo:rsid="00a6acca" officeooo:paragraph-rsid="00a6acca"/>
    </style:style>
    <style:style style:name="P144" style:family="paragraph" style:parent-style-name="Standard">
      <style:text-properties officeooo:rsid="00a6acca" officeooo:paragraph-rsid="00a7e84c"/>
    </style:style>
    <style:style style:name="P145" style:family="paragraph" style:parent-style-name="Standard">
      <style:text-properties officeooo:rsid="00a6acca" officeooo:paragraph-rsid="00b56c28"/>
    </style:style>
    <style:style style:name="P146" style:family="paragraph" style:parent-style-name="Standard">
      <style:text-properties officeooo:rsid="00a6acca" officeooo:paragraph-rsid="00bb32f6"/>
    </style:style>
    <style:style style:name="P147" style:family="paragraph" style:parent-style-name="Standard">
      <style:text-properties officeooo:rsid="00a6acca" officeooo:paragraph-rsid="00bb8990"/>
    </style:style>
    <style:style style:name="P148" style:family="paragraph" style:parent-style-name="Standard">
      <style:text-properties officeooo:rsid="00a6acca" officeooo:paragraph-rsid="00ea273a"/>
    </style:style>
    <style:style style:name="P149" style:family="paragraph" style:parent-style-name="Standard">
      <style:text-properties officeooo:rsid="00a6acca" officeooo:paragraph-rsid="00f50e7f"/>
    </style:style>
    <style:style style:name="P150" style:family="paragraph" style:parent-style-name="Standard">
      <style:text-properties officeooo:rsid="00a6acca" officeooo:paragraph-rsid="00f6faa2"/>
    </style:style>
    <style:style style:name="P151" style:family="paragraph" style:parent-style-name="Standard">
      <style:text-properties officeooo:rsid="00a6acca" officeooo:paragraph-rsid="00f93263"/>
    </style:style>
    <style:style style:name="P152" style:family="paragraph" style:parent-style-name="Standard">
      <style:text-properties officeooo:rsid="00a6acca" officeooo:paragraph-rsid="0117abf6"/>
    </style:style>
    <style:style style:name="P153" style:family="paragraph" style:parent-style-name="Standard">
      <style:text-properties officeooo:rsid="00a6acca" officeooo:paragraph-rsid="012789fa"/>
    </style:style>
    <style:style style:name="P154" style:family="paragraph" style:parent-style-name="Standard">
      <style:text-properties officeooo:rsid="00a6acca" officeooo:paragraph-rsid="012bc3a9"/>
    </style:style>
    <style:style style:name="P155" style:family="paragraph" style:parent-style-name="Standard">
      <style:text-properties officeooo:rsid="00a6acca" officeooo:paragraph-rsid="012ec6e7"/>
    </style:style>
    <style:style style:name="P156" style:family="paragraph" style:parent-style-name="Standard">
      <style:text-properties officeooo:rsid="00a6acca" officeooo:paragraph-rsid="0130653d"/>
    </style:style>
    <style:style style:name="P157" style:family="paragraph" style:parent-style-name="Standard">
      <style:text-properties officeooo:rsid="00a6acca" officeooo:paragraph-rsid="013181aa"/>
    </style:style>
    <style:style style:name="P158" style:family="paragraph" style:parent-style-name="Standard">
      <style:text-properties officeooo:rsid="00a6acca" officeooo:paragraph-rsid="0131a28b"/>
    </style:style>
    <style:style style:name="P159" style:family="paragraph" style:parent-style-name="Standard">
      <style:text-properties officeooo:rsid="00a6acca" officeooo:paragraph-rsid="013361b2"/>
    </style:style>
    <style:style style:name="P160" style:family="paragraph" style:parent-style-name="Standard">
      <style:text-properties officeooo:rsid="00ac7d3b" officeooo:paragraph-rsid="00ac7d3b"/>
    </style:style>
    <style:style style:name="P161" style:family="paragraph" style:parent-style-name="Standard">
      <style:text-properties officeooo:rsid="00acf848" officeooo:paragraph-rsid="00acf848"/>
    </style:style>
    <style:style style:name="P162" style:family="paragraph" style:parent-style-name="Standard">
      <style:text-properties officeooo:rsid="00acf848" officeooo:paragraph-rsid="00aff9d6"/>
    </style:style>
    <style:style style:name="P163" style:family="paragraph" style:parent-style-name="Standard">
      <style:text-properties officeooo:rsid="00acf848" officeooo:paragraph-rsid="00b074ad"/>
    </style:style>
    <style:style style:name="P164" style:family="paragraph" style:parent-style-name="Standard">
      <style:text-properties officeooo:rsid="00acf848" officeooo:paragraph-rsid="00b56c28"/>
    </style:style>
    <style:style style:name="P165" style:family="paragraph" style:parent-style-name="Standard">
      <style:text-properties officeooo:rsid="00acf848" officeooo:paragraph-rsid="00b72175"/>
    </style:style>
    <style:style style:name="P166" style:family="paragraph" style:parent-style-name="Standard">
      <style:text-properties officeooo:rsid="00acf848" officeooo:paragraph-rsid="00b78ad5"/>
    </style:style>
    <style:style style:name="P167" style:family="paragraph" style:parent-style-name="Standard">
      <style:text-properties officeooo:rsid="00acf848" officeooo:paragraph-rsid="00bab64f"/>
    </style:style>
    <style:style style:name="P168" style:family="paragraph" style:parent-style-name="Standard">
      <style:text-properties officeooo:rsid="00acf848" officeooo:paragraph-rsid="00bac3cf"/>
    </style:style>
    <style:style style:name="P169" style:family="paragraph" style:parent-style-name="Standard">
      <style:text-properties officeooo:rsid="00acf848" officeooo:paragraph-rsid="00bb32f6"/>
    </style:style>
    <style:style style:name="P170" style:family="paragraph" style:parent-style-name="Standard">
      <style:text-properties officeooo:rsid="00acf848" officeooo:paragraph-rsid="00bb8990"/>
    </style:style>
    <style:style style:name="P171" style:family="paragraph" style:parent-style-name="Standard">
      <style:text-properties officeooo:rsid="00acf848" officeooo:paragraph-rsid="00c5e5f3"/>
    </style:style>
    <style:style style:name="P172" style:family="paragraph" style:parent-style-name="Standard">
      <style:text-properties officeooo:rsid="00acf848" officeooo:paragraph-rsid="00caf815"/>
    </style:style>
    <style:style style:name="P173" style:family="paragraph" style:parent-style-name="Standard">
      <style:text-properties officeooo:rsid="00acf848" officeooo:paragraph-rsid="00d73e7d"/>
    </style:style>
    <style:style style:name="P174" style:family="paragraph" style:parent-style-name="Standard">
      <style:text-properties officeooo:rsid="00acf848" officeooo:paragraph-rsid="00d83a2d"/>
    </style:style>
    <style:style style:name="P175" style:family="paragraph" style:parent-style-name="Standard">
      <style:text-properties officeooo:rsid="00acf848" officeooo:paragraph-rsid="00e36c79"/>
    </style:style>
    <style:style style:name="P176" style:family="paragraph" style:parent-style-name="Standard">
      <style:text-properties officeooo:rsid="00b2a518" officeooo:paragraph-rsid="00b2a518"/>
    </style:style>
    <style:style style:name="P177" style:family="paragraph" style:parent-style-name="Standard">
      <style:text-properties officeooo:rsid="00b44155" officeooo:paragraph-rsid="00b44155"/>
    </style:style>
    <style:style style:name="P178" style:family="paragraph" style:parent-style-name="Standard">
      <style:text-properties officeooo:rsid="00b44155" officeooo:paragraph-rsid="00b56c28"/>
    </style:style>
    <style:style style:name="P179" style:family="paragraph" style:parent-style-name="Standard">
      <style:text-properties officeooo:rsid="00b44155" officeooo:paragraph-rsid="00bb32f6"/>
    </style:style>
    <style:style style:name="P180" style:family="paragraph" style:parent-style-name="Standard">
      <style:text-properties officeooo:rsid="00b72175" officeooo:paragraph-rsid="00b72175"/>
    </style:style>
    <style:style style:name="P181" style:family="paragraph" style:parent-style-name="Standard">
      <style:text-properties fo:font-weight="bold" officeooo:rsid="00acf848" officeooo:paragraph-rsid="00aff9d6" style:font-weight-asian="bold" style:font-weight-complex="bold"/>
    </style:style>
    <style:style style:name="P182" style:family="paragraph" style:parent-style-name="Standard">
      <style:text-properties officeooo:rsid="00b8f417" officeooo:paragraph-rsid="00b9b708"/>
    </style:style>
    <style:style style:name="P183" style:family="paragraph" style:parent-style-name="Standard">
      <style:text-properties officeooo:rsid="00bab64f" officeooo:paragraph-rsid="00bad1a5"/>
    </style:style>
    <style:style style:name="P184" style:family="paragraph" style:parent-style-name="Standard">
      <style:text-properties officeooo:rsid="00bab64f" officeooo:paragraph-rsid="00bb32f6"/>
    </style:style>
    <style:style style:name="P185" style:family="paragraph" style:parent-style-name="Standard">
      <style:text-properties officeooo:rsid="00bab64f" officeooo:paragraph-rsid="00bb8990"/>
    </style:style>
    <style:style style:name="P186" style:family="paragraph" style:parent-style-name="Standard">
      <style:text-properties officeooo:rsid="00bab64f" officeooo:paragraph-rsid="00d83a2d"/>
    </style:style>
    <style:style style:name="P187" style:family="paragraph" style:parent-style-name="Standard">
      <style:text-properties officeooo:rsid="00bab64f" officeooo:paragraph-rsid="00dc9531"/>
    </style:style>
    <style:style style:name="P188" style:family="paragraph" style:parent-style-name="Standard">
      <style:text-properties officeooo:rsid="00bab64f" officeooo:paragraph-rsid="00ddaeb2"/>
    </style:style>
    <style:style style:name="P189" style:family="paragraph" style:parent-style-name="Standard">
      <style:text-properties officeooo:rsid="00c0d9a1" officeooo:paragraph-rsid="00c0d9a1"/>
    </style:style>
    <style:style style:name="P190" style:family="paragraph" style:parent-style-name="Standard">
      <style:text-properties officeooo:rsid="00c888e8" officeooo:paragraph-rsid="00c888e8"/>
    </style:style>
    <style:style style:name="P191" style:family="paragraph" style:parent-style-name="Standard">
      <style:paragraph-properties fo:line-height="100%" fo:text-align="start" style:justify-single-word="false"/>
      <style:text-properties style:use-window-font-color="true" style:font-name="Calibri" fo:font-size="11pt" fo:font-weight="normal" officeooo:paragraph-rsid="00cc5414" fo:background-color="transparent" style:font-name-asian="Calibri" style:font-name-complex="Calibri"/>
    </style:style>
    <style:style style:name="P192" style:family="paragraph" style:parent-style-name="Standard">
      <style:paragraph-properties fo:line-height="100%" fo:text-align="start" style:justify-single-word="false"/>
      <style:text-properties fo:color="#00b050" style:font-name="Times New Roman1" fo:font-size="12pt" fo:font-weight="normal" officeooo:paragraph-rsid="00cc5414" fo:background-color="transparent" style:font-name-asian="Times New Roman1" style:font-name-complex="Times New Roman1"/>
    </style:style>
    <style:style style:name="P193" style:family="paragraph" style:parent-style-name="Standard">
      <style:text-properties officeooo:rsid="00ce2db8" officeooo:paragraph-rsid="00ce2db8"/>
    </style:style>
    <style:style style:name="P194" style:family="paragraph" style:parent-style-name="Standard">
      <style:text-properties officeooo:rsid="00cf185c" officeooo:paragraph-rsid="00cf185c"/>
    </style:style>
    <style:style style:name="P195" style:family="paragraph" style:parent-style-name="Standard">
      <style:text-properties officeooo:rsid="00d0f7c3" officeooo:paragraph-rsid="00d0f7c3"/>
    </style:style>
    <style:style style:name="P196" style:family="paragraph" style:parent-style-name="Standard">
      <style:text-properties officeooo:rsid="00d8c438" officeooo:paragraph-rsid="00d8c438"/>
    </style:style>
    <style:style style:name="P197" style:family="paragraph" style:parent-style-name="Standard">
      <style:text-properties officeooo:rsid="00dad31f" officeooo:paragraph-rsid="00dc9531"/>
    </style:style>
    <style:style style:name="P198" style:family="paragraph" style:parent-style-name="Standard">
      <style:text-properties officeooo:rsid="00dc9531" officeooo:paragraph-rsid="00ddaeb2"/>
    </style:style>
    <style:style style:name="P199" style:family="paragraph" style:parent-style-name="Standard">
      <style:text-properties officeooo:rsid="00ddaeb2" officeooo:paragraph-rsid="00ddaeb2"/>
    </style:style>
    <style:style style:name="P200" style:family="paragraph" style:parent-style-name="Standard">
      <style:text-properties officeooo:rsid="00df7fbc" officeooo:paragraph-rsid="00df7fbc"/>
    </style:style>
    <style:style style:name="P201" style:family="paragraph" style:parent-style-name="Standard">
      <style:text-properties officeooo:rsid="00e1bbd3" officeooo:paragraph-rsid="00e1bbd3"/>
    </style:style>
    <style:style style:name="P202" style:family="paragraph" style:parent-style-name="Standard">
      <style:text-properties officeooo:rsid="00e36c79" officeooo:paragraph-rsid="00e36c79"/>
    </style:style>
    <style:style style:name="P203" style:family="paragraph" style:parent-style-name="Standard">
      <style:text-properties officeooo:rsid="00e36c79" officeooo:paragraph-rsid="00bb32f6"/>
    </style:style>
    <style:style style:name="P204" style:family="paragraph" style:parent-style-name="Standard">
      <style:text-properties officeooo:paragraph-rsid="00e6a2f6"/>
    </style:style>
    <style:style style:name="P205" style:family="paragraph" style:parent-style-name="Standard">
      <style:text-properties officeooo:rsid="00e90d97" officeooo:paragraph-rsid="00e90d97"/>
    </style:style>
    <style:style style:name="P206" style:family="paragraph" style:parent-style-name="Standard">
      <style:text-properties officeooo:rsid="00ea273a" officeooo:paragraph-rsid="00ea273a"/>
    </style:style>
    <style:style style:name="P207" style:family="paragraph" style:parent-style-name="Standard">
      <style:text-properties officeooo:rsid="00ea273a" officeooo:paragraph-rsid="00f2b4f9"/>
    </style:style>
    <style:style style:name="P208" style:family="paragraph" style:parent-style-name="Standard">
      <style:text-properties officeooo:rsid="00ea273a" officeooo:paragraph-rsid="00f50e7f"/>
    </style:style>
    <style:style style:name="P209" style:family="paragraph" style:parent-style-name="Standard">
      <style:text-properties officeooo:rsid="00ea273a" officeooo:paragraph-rsid="00f51cbb"/>
    </style:style>
    <style:style style:name="P210" style:family="paragraph" style:parent-style-name="Standard">
      <style:text-properties officeooo:rsid="00ea273a" officeooo:paragraph-rsid="0144f26b"/>
    </style:style>
    <style:style style:name="P211" style:family="paragraph" style:parent-style-name="Standard">
      <style:text-properties officeooo:rsid="00ea273a" officeooo:paragraph-rsid="0145b12b"/>
    </style:style>
    <style:style style:name="P212" style:family="paragraph" style:parent-style-name="Standard">
      <style:text-properties fo:font-size="24pt" fo:font-style="italic" officeooo:rsid="004172e2" officeooo:paragraph-rsid="00191234" style:font-size-asian="24pt" style:font-style-asian="italic" style:font-size-complex="24pt" style:font-style-complex="italic"/>
    </style:style>
    <style:style style:name="P213" style:family="paragraph" style:parent-style-name="Standard">
      <style:text-properties officeooo:rsid="00aff9d6" officeooo:paragraph-rsid="00c5e5f3"/>
    </style:style>
    <style:style style:name="P214" style:family="paragraph" style:parent-style-name="Standard">
      <style:text-properties officeooo:rsid="00b9b708" officeooo:paragraph-rsid="00b9b708"/>
    </style:style>
    <style:style style:name="P215" style:family="paragraph" style:parent-style-name="Standard">
      <style:text-properties officeooo:rsid="00b56c28" officeooo:paragraph-rsid="00bac3cf"/>
    </style:style>
    <style:style style:name="P216" style:family="paragraph" style:parent-style-name="Standard">
      <style:text-properties officeooo:rsid="00bac3cf" officeooo:paragraph-rsid="00bac3cf"/>
    </style:style>
    <style:style style:name="P217" style:family="paragraph" style:parent-style-name="Standard">
      <style:text-properties officeooo:rsid="00c57f84" officeooo:paragraph-rsid="00bad1a5"/>
    </style:style>
    <style:style style:name="P218" style:family="paragraph" style:parent-style-name="Standard">
      <style:text-properties officeooo:rsid="00c57f84" officeooo:paragraph-rsid="00caf815"/>
    </style:style>
    <style:style style:name="P219" style:family="paragraph" style:parent-style-name="Standard">
      <style:text-properties officeooo:rsid="00bb8990" officeooo:paragraph-rsid="00bb8990"/>
    </style:style>
    <style:style style:name="P220" style:family="paragraph" style:parent-style-name="Standard">
      <style:text-properties officeooo:rsid="00d73e7d" officeooo:paragraph-rsid="00d83a2d"/>
    </style:style>
    <style:style style:name="P221" style:family="paragraph" style:parent-style-name="Standard">
      <style:text-properties officeooo:rsid="00edd5b7" officeooo:paragraph-rsid="00ee6ad8"/>
    </style:style>
    <style:style style:name="P222" style:family="paragraph" style:parent-style-name="Standard">
      <style:text-properties officeooo:rsid="00edd5b7" officeooo:paragraph-rsid="01553013"/>
    </style:style>
    <style:style style:name="P223" style:family="paragraph" style:parent-style-name="Standard">
      <style:text-properties officeooo:rsid="00f2b4f9" officeooo:paragraph-rsid="00f2b4f9"/>
    </style:style>
    <style:style style:name="P224" style:family="paragraph" style:parent-style-name="Standard">
      <style:text-properties officeooo:rsid="00f2b4f9" officeooo:paragraph-rsid="00f50e7f"/>
    </style:style>
    <style:style style:name="P225" style:family="paragraph" style:parent-style-name="Standard">
      <style:text-properties officeooo:paragraph-rsid="00f50e7f"/>
    </style:style>
    <style:style style:name="P226" style:family="paragraph" style:parent-style-name="Standard">
      <style:text-properties officeooo:rsid="00f51cbb" officeooo:paragraph-rsid="00f51cbb"/>
    </style:style>
    <style:style style:name="P227" style:family="paragraph" style:parent-style-name="Standard">
      <style:text-properties officeooo:rsid="00f51cbb" officeooo:paragraph-rsid="013d332c"/>
    </style:style>
    <style:style style:name="P228" style:family="paragraph" style:parent-style-name="Standard">
      <style:text-properties officeooo:rsid="00f51cbb" officeooo:paragraph-rsid="013e26e6"/>
    </style:style>
    <style:style style:name="P229" style:family="paragraph" style:parent-style-name="Standard">
      <style:text-properties officeooo:rsid="00f51cbb" officeooo:paragraph-rsid="013ec8fb"/>
    </style:style>
    <style:style style:name="P230" style:family="paragraph" style:parent-style-name="Standard">
      <style:text-properties officeooo:rsid="00f51cbb" officeooo:paragraph-rsid="01445a82"/>
    </style:style>
    <style:style style:name="P231" style:family="paragraph" style:parent-style-name="Standard">
      <style:text-properties officeooo:paragraph-rsid="00f6faa2"/>
    </style:style>
    <style:style style:name="P232" style:family="paragraph" style:parent-style-name="Standard">
      <style:text-properties officeooo:rsid="00f6faa2" officeooo:paragraph-rsid="00f6faa2"/>
    </style:style>
    <style:style style:name="P233" style:family="paragraph" style:parent-style-name="Standard">
      <style:text-properties officeooo:rsid="00f6faa2" officeooo:paragraph-rsid="0145b12b"/>
    </style:style>
    <style:style style:name="P234" style:family="paragraph" style:parent-style-name="Standard">
      <style:text-properties officeooo:paragraph-rsid="00470da7"/>
    </style:style>
    <style:style style:name="P235" style:family="paragraph" style:parent-style-name="Standard">
      <style:text-properties officeooo:paragraph-rsid="00f93263"/>
    </style:style>
    <style:style style:name="P236" style:family="paragraph" style:parent-style-name="Standard">
      <style:text-properties officeooo:paragraph-rsid="00faba6b"/>
    </style:style>
    <style:style style:name="P237" style:family="paragraph" style:parent-style-name="Standard">
      <style:text-properties officeooo:paragraph-rsid="007ad58a"/>
    </style:style>
    <style:style style:name="P238" style:family="paragraph" style:parent-style-name="Standard">
      <style:text-properties officeooo:paragraph-rsid="00468292"/>
    </style:style>
    <style:style style:name="P239" style:family="paragraph" style:parent-style-name="Standard">
      <style:text-properties officeooo:rsid="00fbc8ac" officeooo:paragraph-rsid="00fbf05c"/>
    </style:style>
    <style:style style:name="P240" style:family="paragraph" style:parent-style-name="Standard">
      <style:text-properties officeooo:rsid="00fbf05c" officeooo:paragraph-rsid="00fd7c2b"/>
    </style:style>
    <style:style style:name="P241" style:family="paragraph" style:parent-style-name="Standard">
      <style:text-properties officeooo:rsid="00fd7c2b" officeooo:paragraph-rsid="00fee038"/>
    </style:style>
    <style:style style:name="P242" style:family="paragraph" style:parent-style-name="Standard">
      <style:text-properties officeooo:rsid="00fee038" officeooo:paragraph-rsid="00fee038"/>
    </style:style>
    <style:style style:name="P243" style:family="paragraph" style:parent-style-name="Standard">
      <style:text-properties officeooo:paragraph-rsid="00fee038"/>
    </style:style>
    <style:style style:name="P244" style:family="paragraph" style:parent-style-name="Standard">
      <style:text-properties officeooo:rsid="00ff484a" officeooo:paragraph-rsid="00ff484a"/>
    </style:style>
    <style:style style:name="P245" style:family="paragraph" style:parent-style-name="Standard">
      <style:text-properties officeooo:paragraph-rsid="00ff484a"/>
    </style:style>
    <style:style style:name="P246" style:family="paragraph" style:parent-style-name="Standard">
      <style:text-properties officeooo:rsid="00ff692b" officeooo:paragraph-rsid="00ff692b"/>
    </style:style>
    <style:style style:name="P247" style:family="paragraph" style:parent-style-name="Standard">
      <style:text-properties officeooo:rsid="00ff692b" officeooo:paragraph-rsid="01003c18"/>
    </style:style>
    <style:style style:name="P248" style:family="paragraph" style:parent-style-name="Standard">
      <style:text-properties officeooo:rsid="010320db" officeooo:paragraph-rsid="0105d188"/>
    </style:style>
    <style:style style:name="P249" style:family="paragraph" style:parent-style-name="Standard">
      <style:text-properties officeooo:rsid="010320db" officeooo:paragraph-rsid="010320db"/>
    </style:style>
    <style:style style:name="P250" style:family="paragraph" style:parent-style-name="Standard">
      <style:text-properties officeooo:rsid="0105d188" officeooo:paragraph-rsid="0105d188"/>
    </style:style>
    <style:style style:name="P251" style:family="paragraph" style:parent-style-name="Standard">
      <style:text-properties officeooo:rsid="0105d188" officeooo:paragraph-rsid="0106863b"/>
    </style:style>
    <style:style style:name="P252" style:family="paragraph" style:parent-style-name="Standard">
      <style:text-properties officeooo:rsid="0106863b" officeooo:paragraph-rsid="0106863b"/>
    </style:style>
    <style:style style:name="P253" style:family="paragraph" style:parent-style-name="Standard">
      <style:text-properties officeooo:rsid="0109c804" officeooo:paragraph-rsid="0109c804"/>
    </style:style>
    <style:style style:name="P254" style:family="paragraph" style:parent-style-name="Standard">
      <style:text-properties officeooo:rsid="010bc1f9" officeooo:paragraph-rsid="010bc1f9"/>
    </style:style>
    <style:style style:name="P255" style:family="paragraph" style:parent-style-name="Standard">
      <style:text-properties fo:font-style="italic" officeooo:rsid="010bc1f9" officeooo:paragraph-rsid="010bc1f9" style:font-style-asian="italic" style:font-style-complex="italic"/>
    </style:style>
    <style:style style:name="P256" style:family="paragraph" style:parent-style-name="Standard">
      <style:text-properties fo:font-style="italic" officeooo:rsid="010bc1f9" officeooo:paragraph-rsid="010d7006" style:font-style-asian="italic" style:font-style-complex="italic"/>
    </style:style>
    <style:style style:name="P257" style:family="paragraph" style:parent-style-name="Standard">
      <style:text-properties fo:font-style="italic" officeooo:rsid="010bc1f9" officeooo:paragraph-rsid="010f230f" style:font-style-asian="italic" style:font-style-complex="italic"/>
    </style:style>
    <style:style style:name="P258" style:family="paragraph" style:parent-style-name="Standard">
      <style:text-properties fo:font-style="italic" officeooo:rsid="010bc1f9" officeooo:paragraph-rsid="0117abf6" style:font-style-asian="italic" style:font-style-complex="italic"/>
    </style:style>
    <style:style style:name="P259" style:family="paragraph" style:parent-style-name="Standard">
      <style:text-properties fo:font-style="italic" officeooo:rsid="010bc1f9" officeooo:paragraph-rsid="012789fa" style:font-style-asian="italic" style:font-style-complex="italic"/>
    </style:style>
    <style:style style:name="P260" style:family="paragraph" style:parent-style-name="Standard">
      <style:text-properties fo:font-style="italic" officeooo:rsid="010bc1f9" officeooo:paragraph-rsid="0129d05e" style:font-style-asian="italic" style:font-style-complex="italic"/>
    </style:style>
    <style:style style:name="P261" style:family="paragraph" style:parent-style-name="Standard">
      <style:text-properties fo:font-style="italic" officeooo:rsid="010bc1f9" officeooo:paragraph-rsid="012bc3a9" style:font-style-asian="italic" style:font-style-complex="italic"/>
    </style:style>
    <style:style style:name="P262" style:family="paragraph" style:parent-style-name="Standard">
      <style:text-properties fo:font-style="italic" officeooo:rsid="010bc1f9" officeooo:paragraph-rsid="012ec6e7" style:font-style-asian="italic" style:font-style-complex="italic"/>
    </style:style>
    <style:style style:name="P263" style:family="paragraph" style:parent-style-name="Standard">
      <style:text-properties fo:font-style="italic" officeooo:rsid="010bc1f9" officeooo:paragraph-rsid="0130653d" style:font-style-asian="italic" style:font-style-complex="italic"/>
    </style:style>
    <style:style style:name="P264" style:family="paragraph" style:parent-style-name="Standard">
      <style:text-properties fo:font-style="italic" officeooo:rsid="010bc1f9" officeooo:paragraph-rsid="013181aa" style:font-style-asian="italic" style:font-style-complex="italic"/>
    </style:style>
    <style:style style:name="P265" style:family="paragraph" style:parent-style-name="Standard">
      <style:text-properties fo:font-style="italic" officeooo:rsid="010bc1f9" officeooo:paragraph-rsid="0131a28b" style:font-style-asian="italic" style:font-style-complex="italic"/>
    </style:style>
    <style:style style:name="P266" style:family="paragraph" style:parent-style-name="Standard">
      <style:text-properties fo:font-style="italic" officeooo:rsid="010bc1f9" officeooo:paragraph-rsid="013361b2" style:font-style-asian="italic" style:font-style-complex="italic"/>
    </style:style>
    <style:style style:name="P267" style:family="paragraph" style:parent-style-name="Standard">
      <style:text-properties fo:font-style="italic" officeooo:rsid="010bc1f9" officeooo:paragraph-rsid="01445a82" style:font-style-asian="italic" style:font-style-complex="italic"/>
    </style:style>
    <style:style style:name="P268" style:family="paragraph" style:parent-style-name="Standard">
      <style:text-properties fo:font-style="italic" officeooo:rsid="010bc1f9" officeooo:paragraph-rsid="0145b12b" style:font-style-asian="italic" style:font-style-complex="italic"/>
    </style:style>
    <style:style style:name="P269" style:family="paragraph" style:parent-style-name="Standard">
      <style:text-properties fo:font-style="italic" officeooo:rsid="010f230f" officeooo:paragraph-rsid="010f230f" style:font-style-asian="italic" style:font-style-complex="italic"/>
    </style:style>
    <style:style style:name="P270" style:family="paragraph" style:parent-style-name="Standard">
      <style:text-properties fo:font-style="italic" officeooo:rsid="0114524d" officeooo:paragraph-rsid="0114524d" style:font-style-asian="italic" style:font-style-complex="italic"/>
    </style:style>
    <style:style style:name="P271" style:family="paragraph" style:parent-style-name="Standard">
      <style:text-properties officeooo:rsid="010d7006" officeooo:paragraph-rsid="010d7006"/>
    </style:style>
    <style:style style:name="P272" style:family="paragraph" style:parent-style-name="Standard">
      <style:text-properties officeooo:rsid="010d7006" officeooo:paragraph-rsid="010f230f"/>
    </style:style>
    <style:style style:name="P273" style:family="paragraph" style:parent-style-name="Standard">
      <style:text-properties officeooo:rsid="010d7006" officeooo:paragraph-rsid="0117abf6"/>
    </style:style>
    <style:style style:name="P274" style:family="paragraph" style:parent-style-name="Standard">
      <style:text-properties officeooo:rsid="010d7006" officeooo:paragraph-rsid="012789fa"/>
    </style:style>
    <style:style style:name="P275" style:family="paragraph" style:parent-style-name="Standard">
      <style:text-properties officeooo:rsid="010d7006" officeooo:paragraph-rsid="0127c094"/>
    </style:style>
    <style:style style:name="P276" style:family="paragraph" style:parent-style-name="Standard">
      <style:text-properties officeooo:rsid="010d7006" officeooo:paragraph-rsid="0129d05e"/>
    </style:style>
    <style:style style:name="P277" style:family="paragraph" style:parent-style-name="Standard">
      <style:text-properties officeooo:rsid="010d7006" officeooo:paragraph-rsid="012bc3a9"/>
    </style:style>
    <style:style style:name="P278" style:family="paragraph" style:parent-style-name="Standard">
      <style:text-properties officeooo:rsid="010d7006" officeooo:paragraph-rsid="012ec6e7"/>
    </style:style>
    <style:style style:name="P279" style:family="paragraph" style:parent-style-name="Standard">
      <style:text-properties officeooo:rsid="010d7006" officeooo:paragraph-rsid="0130653d"/>
    </style:style>
    <style:style style:name="P280" style:family="paragraph" style:parent-style-name="Standard">
      <style:text-properties officeooo:rsid="010d7006" officeooo:paragraph-rsid="013181aa"/>
    </style:style>
    <style:style style:name="P281" style:family="paragraph" style:parent-style-name="Standard">
      <style:text-properties officeooo:rsid="010d7006" officeooo:paragraph-rsid="01445a82"/>
    </style:style>
    <style:style style:name="P282" style:family="paragraph" style:parent-style-name="Standard">
      <style:text-properties officeooo:rsid="010d7006" officeooo:paragraph-rsid="0144f26b"/>
    </style:style>
    <style:style style:name="P283" style:family="paragraph" style:parent-style-name="Standard">
      <style:text-properties officeooo:paragraph-rsid="010f230f"/>
    </style:style>
    <style:style style:name="P284" style:family="paragraph" style:parent-style-name="Standard">
      <style:text-properties officeooo:rsid="010f230f" officeooo:paragraph-rsid="010f230f"/>
    </style:style>
    <style:style style:name="P285" style:family="paragraph" style:parent-style-name="Standard">
      <style:text-properties officeooo:rsid="010f230f" officeooo:paragraph-rsid="01259489"/>
    </style:style>
    <style:style style:name="P286" style:family="paragraph" style:parent-style-name="Standard">
      <style:text-properties officeooo:rsid="011033b2" officeooo:paragraph-rsid="011033b2"/>
    </style:style>
    <style:style style:name="P287" style:family="paragraph" style:parent-style-name="Standard">
      <style:text-properties officeooo:paragraph-rsid="011033b2"/>
    </style:style>
    <style:style style:name="P288" style:family="paragraph" style:parent-style-name="Standard">
      <style:text-properties officeooo:rsid="0110ab4e" officeooo:paragraph-rsid="0110ab4e"/>
    </style:style>
    <style:style style:name="P289" style:family="paragraph" style:parent-style-name="Standard">
      <style:text-properties officeooo:rsid="01124cca" officeooo:paragraph-rsid="01124cca"/>
    </style:style>
    <style:style style:name="P290" style:family="paragraph" style:parent-style-name="Standard">
      <style:text-properties officeooo:rsid="01131d00" officeooo:paragraph-rsid="01131d00"/>
    </style:style>
    <style:style style:name="P291" style:family="paragraph" style:parent-style-name="Standard">
      <style:text-properties officeooo:rsid="01131d00" officeooo:paragraph-rsid="0116a945"/>
    </style:style>
    <style:style style:name="P292" style:family="paragraph" style:parent-style-name="Standard">
      <style:text-properties officeooo:rsid="01131d00" officeooo:paragraph-rsid="01173700"/>
    </style:style>
    <style:style style:name="P293" style:family="paragraph" style:parent-style-name="Standard">
      <style:text-properties fo:font-style="normal" officeooo:rsid="0114524d" officeooo:paragraph-rsid="0114524d" style:font-style-asian="normal" style:font-style-complex="normal"/>
    </style:style>
    <style:style style:name="P294" style:family="paragraph" style:parent-style-name="Standard">
      <style:text-properties fo:font-style="normal" officeooo:rsid="0114524d" officeooo:paragraph-rsid="01152b5e" style:font-style-asian="normal" style:font-style-complex="normal"/>
    </style:style>
    <style:style style:name="P295" style:family="paragraph" style:parent-style-name="Standard">
      <style:text-properties fo:font-style="normal" officeooo:rsid="0114524d" officeooo:paragraph-rsid="01177209" style:font-style-asian="normal" style:font-style-complex="normal"/>
    </style:style>
    <style:style style:name="P296" style:family="paragraph" style:parent-style-name="Standard">
      <style:text-properties fo:font-style="normal" officeooo:rsid="0114524d" officeooo:paragraph-rsid="012789fa" style:font-style-asian="normal" style:font-style-complex="normal"/>
    </style:style>
    <style:style style:name="P297" style:family="paragraph" style:parent-style-name="Standard">
      <style:text-properties fo:font-style="normal" officeooo:rsid="0114524d" officeooo:paragraph-rsid="0129d05e" style:font-style-asian="normal" style:font-style-complex="normal"/>
    </style:style>
    <style:style style:name="P298" style:family="paragraph" style:parent-style-name="Standard">
      <style:text-properties fo:font-style="normal" officeooo:rsid="01152b5e" officeooo:paragraph-rsid="01152b5e" style:font-style-asian="normal" style:font-style-complex="normal"/>
    </style:style>
    <style:style style:name="P299" style:family="paragraph" style:parent-style-name="Standard">
      <style:text-properties fo:font-style="normal" officeooo:rsid="01152b5e" officeooo:paragraph-rsid="01177209" style:font-style-asian="normal" style:font-style-complex="normal"/>
    </style:style>
    <style:style style:name="P300" style:family="paragraph" style:parent-style-name="Standard">
      <style:text-properties fo:font-style="normal" officeooo:rsid="01152b5e" officeooo:paragraph-rsid="0117abf6" style:font-style-asian="normal" style:font-style-complex="normal"/>
    </style:style>
    <style:style style:name="P301" style:family="paragraph" style:parent-style-name="Standard">
      <style:text-properties fo:font-style="normal" officeooo:rsid="01152b5e" officeooo:paragraph-rsid="012789fa" style:font-style-asian="normal" style:font-style-complex="normal"/>
    </style:style>
    <style:style style:name="P302" style:family="paragraph" style:parent-style-name="Standard">
      <style:text-properties fo:font-style="normal" officeooo:rsid="01152b5e" officeooo:paragraph-rsid="0129d05e" style:font-style-asian="normal" style:font-style-complex="normal"/>
    </style:style>
    <style:style style:name="P303" style:family="paragraph" style:parent-style-name="Standard">
      <style:text-properties fo:font-style="normal" officeooo:rsid="01152b5e" officeooo:paragraph-rsid="012bc3a9" style:font-style-asian="normal" style:font-style-complex="normal"/>
    </style:style>
    <style:style style:name="P304" style:family="paragraph" style:parent-style-name="Standard">
      <style:text-properties fo:font-style="normal" officeooo:rsid="01152b5e" officeooo:paragraph-rsid="012ec6e7" style:font-style-asian="normal" style:font-style-complex="normal"/>
    </style:style>
    <style:style style:name="P305" style:family="paragraph" style:parent-style-name="Standard">
      <style:text-properties fo:font-style="normal" officeooo:rsid="01152b5e" officeooo:paragraph-rsid="0130653d" style:font-style-asian="normal" style:font-style-complex="normal"/>
    </style:style>
    <style:style style:name="P306" style:family="paragraph" style:parent-style-name="Standard">
      <style:text-properties fo:font-style="normal" officeooo:rsid="01152b5e" officeooo:paragraph-rsid="013181aa" style:font-style-asian="normal" style:font-style-complex="normal"/>
    </style:style>
    <style:style style:name="P307" style:family="paragraph" style:parent-style-name="Standard">
      <style:text-properties fo:font-style="normal" officeooo:rsid="01152b5e" officeooo:paragraph-rsid="013a9491" style:font-style-asian="normal" style:font-style-complex="normal"/>
    </style:style>
    <style:style style:name="P308" style:family="paragraph" style:parent-style-name="Standard">
      <style:text-properties fo:font-style="normal" officeooo:rsid="01152b5e" officeooo:paragraph-rsid="013ec8fb" style:font-style-asian="normal" style:font-style-complex="normal"/>
    </style:style>
    <style:style style:name="P309" style:family="paragraph" style:parent-style-name="Standard">
      <style:text-properties fo:font-style="normal" officeooo:rsid="01152b5e" officeooo:paragraph-rsid="01445a82" style:font-style-asian="normal" style:font-style-complex="normal"/>
    </style:style>
    <style:style style:name="P310" style:family="paragraph" style:parent-style-name="Standard">
      <style:text-properties fo:font-style="normal" officeooo:rsid="01152b5e" officeooo:paragraph-rsid="0131a28b" style:font-style-asian="normal" style:font-style-complex="normal"/>
    </style:style>
    <style:style style:name="P311" style:family="paragraph" style:parent-style-name="Standard">
      <style:text-properties fo:font-style="normal" officeooo:rsid="01152b5e" officeooo:paragraph-rsid="013361b2" style:font-style-asian="normal" style:font-style-complex="normal"/>
    </style:style>
    <style:style style:name="P312" style:family="paragraph" style:parent-style-name="Standard">
      <style:text-properties fo:font-style="normal" officeooo:rsid="0115d96f" officeooo:paragraph-rsid="0115d96f" style:font-style-asian="normal" style:font-style-complex="normal"/>
    </style:style>
    <style:style style:name="P313" style:family="paragraph" style:parent-style-name="Standard">
      <style:text-properties fo:font-style="normal" officeooo:rsid="01177209" officeooo:paragraph-rsid="01177209" style:font-style-asian="normal" style:font-style-complex="normal"/>
    </style:style>
    <style:style style:name="P314" style:family="paragraph" style:parent-style-name="Standard">
      <style:text-properties fo:font-style="normal" officeooo:rsid="0135414f" officeooo:paragraph-rsid="0135414f" style:font-style-asian="normal" style:font-style-complex="normal"/>
    </style:style>
    <style:style style:name="P315" style:family="paragraph" style:parent-style-name="Standard">
      <style:text-properties fo:font-style="normal" officeooo:rsid="01372a21" officeooo:paragraph-rsid="01372a21" style:font-style-asian="normal" style:font-style-complex="normal"/>
    </style:style>
    <style:style style:name="P316" style:family="paragraph" style:parent-style-name="Standard">
      <style:text-properties fo:font-style="normal" officeooo:rsid="013a9491" officeooo:paragraph-rsid="013b17ed" style:font-style-asian="normal" style:font-style-complex="normal"/>
    </style:style>
    <style:style style:name="P317" style:family="paragraph" style:parent-style-name="Standard">
      <style:text-properties fo:font-style="normal" officeooo:rsid="0142d05c" officeooo:paragraph-rsid="01445a82" style:font-style-asian="normal" style:font-style-complex="normal"/>
    </style:style>
    <style:style style:name="P318" style:family="paragraph" style:parent-style-name="Standard">
      <style:text-properties fo:font-style="normal" officeooo:paragraph-rsid="0145b12b" style:font-style-asian="normal" style:font-style-complex="normal"/>
    </style:style>
    <style:style style:name="P319" style:family="paragraph" style:parent-style-name="Standard">
      <style:text-properties fo:font-style="normal" officeooo:rsid="0145b12b" officeooo:paragraph-rsid="0145b12b" style:font-style-asian="normal" style:font-style-complex="normal"/>
    </style:style>
    <style:style style:name="P320" style:family="paragraph" style:parent-style-name="Standard">
      <style:text-properties fo:font-style="normal" officeooo:rsid="010bc1f9" officeooo:paragraph-rsid="0145b12b" style:font-style-asian="normal" style:font-style-complex="normal"/>
    </style:style>
    <style:style style:name="P321" style:family="paragraph" style:parent-style-name="Standard">
      <style:text-properties officeooo:paragraph-rsid="0117abf6"/>
    </style:style>
    <style:style style:name="P322" style:family="paragraph" style:parent-style-name="Standard">
      <style:text-properties officeooo:rsid="0117abf6" officeooo:paragraph-rsid="0117abf6"/>
    </style:style>
    <style:style style:name="P323" style:family="paragraph" style:parent-style-name="Standard">
      <style:text-properties officeooo:rsid="011a311d" officeooo:paragraph-rsid="011a311d"/>
    </style:style>
    <style:style style:name="P324" style:family="paragraph" style:parent-style-name="Standard">
      <style:text-properties officeooo:paragraph-rsid="003cacab"/>
    </style:style>
    <style:style style:name="P325" style:family="paragraph" style:parent-style-name="Standard">
      <style:text-properties officeooo:rsid="011bcff0" officeooo:paragraph-rsid="011bcff0"/>
    </style:style>
    <style:style style:name="P326" style:family="paragraph" style:parent-style-name="Standard">
      <style:text-properties officeooo:rsid="00873ecd" officeooo:paragraph-rsid="0127c094"/>
    </style:style>
    <style:style style:name="P327" style:family="paragraph" style:parent-style-name="Standard">
      <style:text-properties officeooo:rsid="00873ecd" officeooo:paragraph-rsid="0128200b"/>
    </style:style>
    <style:style style:name="P328" style:family="paragraph" style:parent-style-name="Standard">
      <style:text-properties officeooo:rsid="00873ecd" officeooo:paragraph-rsid="0129d05e"/>
    </style:style>
    <style:style style:name="P329" style:family="paragraph" style:parent-style-name="Standard">
      <style:text-properties officeooo:rsid="00873ecd" officeooo:paragraph-rsid="012bc3a9"/>
    </style:style>
    <style:style style:name="P330" style:family="paragraph" style:parent-style-name="Standard">
      <style:text-properties officeooo:rsid="00873ecd" officeooo:paragraph-rsid="012ec6e7"/>
    </style:style>
    <style:style style:name="P331" style:family="paragraph" style:parent-style-name="Standard">
      <style:text-properties officeooo:rsid="00873ecd" officeooo:paragraph-rsid="0130653d"/>
    </style:style>
    <style:style style:name="P332" style:family="paragraph" style:parent-style-name="Standard">
      <style:text-properties officeooo:rsid="0129d05e" officeooo:paragraph-rsid="0129d05e"/>
    </style:style>
    <style:style style:name="P333" style:family="paragraph" style:parent-style-name="Standard">
      <style:text-properties officeooo:rsid="012ec6e7" officeooo:paragraph-rsid="012ec6e7"/>
    </style:style>
    <style:style style:name="P334" style:family="paragraph" style:parent-style-name="Standard">
      <style:text-properties officeooo:rsid="012ec6e7" officeooo:paragraph-rsid="0130653d"/>
    </style:style>
    <style:style style:name="P335" style:family="paragraph" style:parent-style-name="Standard">
      <style:text-properties officeooo:rsid="00aa0f16" officeooo:paragraph-rsid="00aa0f16"/>
    </style:style>
    <style:style style:name="P336" style:family="paragraph" style:parent-style-name="Standard">
      <style:text-properties officeooo:rsid="00a915cb" officeooo:paragraph-rsid="00aa0f16"/>
    </style:style>
    <style:style style:name="P337" style:family="paragraph" style:parent-style-name="Standard">
      <style:text-properties officeooo:rsid="00a87f52" officeooo:paragraph-rsid="012ec6e7"/>
    </style:style>
    <style:style style:name="P338" style:family="paragraph" style:parent-style-name="Standard">
      <style:text-properties officeooo:rsid="01152b5e" officeooo:paragraph-rsid="013181aa"/>
    </style:style>
    <style:style style:name="P339" style:family="paragraph" style:parent-style-name="Standard">
      <style:text-properties officeooo:rsid="01152b5e" officeooo:paragraph-rsid="0131a28b"/>
    </style:style>
    <style:style style:name="P340" style:family="paragraph" style:parent-style-name="Standard">
      <style:text-properties officeooo:rsid="01152b5e" officeooo:paragraph-rsid="013361b2"/>
    </style:style>
    <style:style style:name="P341" style:family="paragraph" style:parent-style-name="Standard">
      <style:text-properties officeooo:rsid="01152b5e" officeooo:paragraph-rsid="0117abf6"/>
    </style:style>
    <style:style style:name="P342" style:family="paragraph" style:parent-style-name="Standard">
      <style:text-properties officeooo:rsid="013181aa" officeooo:paragraph-rsid="013181aa"/>
    </style:style>
    <style:style style:name="P343" style:family="paragraph" style:parent-style-name="Standard">
      <style:text-properties officeooo:rsid="013181aa" officeooo:paragraph-rsid="0131a28b"/>
    </style:style>
    <style:style style:name="P344" style:family="paragraph" style:parent-style-name="Standard">
      <style:text-properties officeooo:rsid="013181aa" officeooo:paragraph-rsid="013361b2"/>
    </style:style>
    <style:style style:name="P345" style:family="paragraph" style:parent-style-name="Standard">
      <style:text-properties officeooo:rsid="013181aa" officeooo:paragraph-rsid="0135414f"/>
    </style:style>
    <style:style style:name="P346" style:family="paragraph" style:parent-style-name="Standard">
      <style:text-properties officeooo:rsid="013361b2" officeooo:paragraph-rsid="013361b2"/>
    </style:style>
    <style:style style:name="P347" style:family="paragraph" style:parent-style-name="Standard">
      <style:text-properties officeooo:rsid="0135414f" officeooo:paragraph-rsid="0135414f"/>
    </style:style>
    <style:style style:name="P348" style:family="paragraph" style:parent-style-name="Standard">
      <style:text-properties officeooo:rsid="013b799c" officeooo:paragraph-rsid="0117abf6"/>
    </style:style>
    <style:style style:name="P349" style:family="paragraph" style:parent-style-name="Standard">
      <style:text-properties officeooo:rsid="013d332c" officeooo:paragraph-rsid="013d332c"/>
    </style:style>
    <style:style style:name="P350" style:family="paragraph" style:parent-style-name="Standard">
      <style:text-properties officeooo:rsid="013e26e6" officeooo:paragraph-rsid="013e26e6"/>
    </style:style>
    <style:style style:name="P351" style:family="paragraph" style:parent-style-name="Standard">
      <style:text-properties officeooo:rsid="013ec8fb" officeooo:paragraph-rsid="013ec8fb"/>
    </style:style>
    <style:style style:name="P352" style:family="paragraph" style:parent-style-name="Standard">
      <style:text-properties officeooo:rsid="01445a82" officeooo:paragraph-rsid="01445a82"/>
    </style:style>
    <style:style style:name="P353" style:family="paragraph" style:parent-style-name="Standard">
      <style:text-properties officeooo:rsid="0144f26b" officeooo:paragraph-rsid="0144f26b"/>
    </style:style>
    <style:style style:name="P354" style:family="paragraph" style:parent-style-name="Standard">
      <style:text-properties officeooo:paragraph-rsid="0144f26b"/>
    </style:style>
    <style:style style:name="P355" style:family="paragraph" style:parent-style-name="Standard">
      <style:text-properties officeooo:paragraph-rsid="0145b12b"/>
    </style:style>
    <style:style style:name="P356" style:family="paragraph" style:parent-style-name="Standard">
      <style:text-properties officeooo:rsid="0145b12b" officeooo:paragraph-rsid="0145b12b"/>
    </style:style>
    <style:style style:name="P357" style:family="paragraph" style:parent-style-name="Standard">
      <style:text-properties officeooo:rsid="01465ec2" officeooo:paragraph-rsid="01465ec2"/>
    </style:style>
    <style:style style:name="P358" style:family="paragraph" style:parent-style-name="Standard">
      <style:text-properties officeooo:rsid="006ad0c5" officeooo:paragraph-rsid="0124e6c6"/>
    </style:style>
    <style:style style:name="P359" style:family="paragraph" style:parent-style-name="Standard">
      <style:text-properties officeooo:rsid="00e6a2f6" officeooo:paragraph-rsid="010f230f"/>
    </style:style>
    <style:style style:name="P360" style:family="paragraph" style:parent-style-name="Standard">
      <style:text-properties officeooo:rsid="0128200b" officeooo:paragraph-rsid="0128200b"/>
    </style:style>
    <style:style style:name="P361" style:family="paragraph" style:parent-style-name="Standard">
      <style:text-properties officeooo:rsid="0131a28b" officeooo:paragraph-rsid="013361b2"/>
    </style:style>
    <style:style style:name="P362" style:family="paragraph" style:parent-style-name="Standard">
      <style:text-properties officeooo:rsid="011898c8" officeooo:paragraph-rsid="00f50e7f"/>
    </style:style>
    <style:style style:name="P363" style:family="paragraph" style:parent-style-name="Standard">
      <style:text-properties officeooo:rsid="0116a945" officeooo:paragraph-rsid="01173700"/>
    </style:style>
    <style:style style:name="P364" style:family="paragraph" style:parent-style-name="Standard">
      <style:text-properties officeooo:rsid="0116a945" officeooo:paragraph-rsid="0116a945"/>
    </style:style>
    <style:style style:name="P365" style:family="paragraph" style:parent-style-name="Standard">
      <style:text-properties officeooo:rsid="002cc877" officeooo:paragraph-rsid="002cc877"/>
    </style:style>
    <style:style style:name="P366" style:family="paragraph" style:parent-style-name="Standard">
      <style:text-properties officeooo:rsid="002cc877" officeooo:paragraph-rsid="014d6a2d"/>
    </style:style>
    <style:style style:name="P367" style:family="paragraph" style:parent-style-name="acode">
      <style:text-properties officeooo:paragraph-rsid="005092e5"/>
    </style:style>
    <style:style style:name="P368" style:family="paragraph" style:parent-style-name="acode">
      <style:text-properties officeooo:paragraph-rsid="008094d3"/>
    </style:style>
    <style:style style:name="P369" style:family="paragraph" style:parent-style-name="acode">
      <style:text-properties officeooo:paragraph-rsid="00873ecd"/>
    </style:style>
    <style:style style:name="P370" style:family="paragraph" style:parent-style-name="acode">
      <style:text-properties officeooo:paragraph-rsid="009458c9"/>
    </style:style>
    <style:style style:name="P371" style:family="paragraph" style:parent-style-name="acode">
      <style:text-properties officeooo:rsid="00191234" officeooo:paragraph-rsid="005092e5"/>
    </style:style>
    <style:style style:name="P372" style:family="paragraph" style:parent-style-name="acode">
      <style:text-properties style:font-name="Courier 10 Pitch"/>
    </style:style>
    <style:style style:name="P373" style:family="paragraph" style:parent-style-name="acode">
      <style:text-properties style:font-name="Courier 10 Pitch" officeooo:rsid="0061cbea"/>
    </style:style>
    <style:style style:name="P374" style:family="paragraph" style:parent-style-name="acode">
      <style:text-properties style:font-name="Courier 10 Pitch" officeooo:rsid="00673c23"/>
    </style:style>
    <style:style style:name="P375" style:family="paragraph" style:parent-style-name="acode">
      <style:text-properties officeooo:rsid="0077322e" officeooo:paragraph-rsid="0077322e"/>
    </style:style>
    <style:style style:name="P376" style:family="paragraph" style:parent-style-name="acode">
      <style:text-properties officeooo:rsid="0077322e" officeooo:paragraph-rsid="01259489"/>
    </style:style>
    <style:style style:name="P377" style:family="paragraph" style:parent-style-name="acode">
      <style:text-properties officeooo:rsid="0077322e" officeooo:paragraph-rsid="012789fa"/>
    </style:style>
    <style:style style:name="P378" style:family="paragraph" style:parent-style-name="acode">
      <style:text-properties officeooo:rsid="008094d3" officeooo:paragraph-rsid="008094d3"/>
    </style:style>
    <style:style style:name="P379" style:family="paragraph" style:parent-style-name="acode">
      <style:text-properties officeooo:rsid="00959650" officeooo:paragraph-rsid="00959650"/>
    </style:style>
    <style:style style:name="P380" style:family="paragraph" style:parent-style-name="acode">
      <style:text-properties officeooo:rsid="00959650" officeooo:paragraph-rsid="00a3dd26"/>
    </style:style>
    <style:style style:name="P381" style:family="paragraph" style:parent-style-name="acode">
      <style:text-properties officeooo:rsid="00a02490" officeooo:paragraph-rsid="00a02490"/>
    </style:style>
    <style:style style:name="P382" style:family="paragraph" style:parent-style-name="acode">
      <style:text-properties officeooo:rsid="00a3dd26" officeooo:paragraph-rsid="00a6acca"/>
    </style:style>
    <style:style style:name="P383" style:family="paragraph" style:parent-style-name="acode">
      <style:text-properties officeooo:rsid="00a7e84c" officeooo:paragraph-rsid="00a7e84c"/>
    </style:style>
    <style:style style:name="P384" style:family="paragraph" style:parent-style-name="acode">
      <style:text-properties officeooo:rsid="00a7e84c" officeooo:paragraph-rsid="012ec6e7"/>
    </style:style>
    <style:style style:name="P385" style:family="paragraph" style:parent-style-name="acode">
      <style:text-properties officeooo:paragraph-rsid="00a87f52"/>
    </style:style>
    <style:style style:name="P386" style:family="paragraph" style:parent-style-name="acode">
      <style:text-properties officeooo:paragraph-rsid="00acf848"/>
    </style:style>
    <style:style style:name="P387" style:family="paragraph" style:parent-style-name="acode">
      <style:text-properties officeooo:rsid="00b2a518" officeooo:paragraph-rsid="00b2a518"/>
    </style:style>
    <style:style style:name="P388" style:family="paragraph" style:parent-style-name="acode">
      <style:text-properties officeooo:rsid="00b2a518" officeooo:paragraph-rsid="00c229f0"/>
    </style:style>
    <style:style style:name="P389" style:family="paragraph" style:parent-style-name="acode">
      <style:text-properties officeooo:rsid="001899ef" officeooo:paragraph-rsid="00bad1a5"/>
    </style:style>
    <style:style style:name="P390" style:family="paragraph" style:parent-style-name="acode">
      <style:text-properties officeooo:rsid="001899ef" officeooo:paragraph-rsid="00bb8990"/>
    </style:style>
    <style:style style:name="P391" style:family="paragraph" style:parent-style-name="acode">
      <style:text-properties officeooo:rsid="00bb32f6" officeooo:paragraph-rsid="00bb32f6"/>
    </style:style>
    <style:style style:name="P392" style:family="paragraph" style:parent-style-name="acode">
      <style:text-properties officeooo:rsid="00bb32f6" officeooo:paragraph-rsid="00d83a2d"/>
    </style:style>
    <style:style style:name="P393" style:family="paragraph" style:parent-style-name="acode">
      <style:text-properties officeooo:rsid="00bab64f" officeooo:paragraph-rsid="00bb8990"/>
    </style:style>
    <style:style style:name="P394" style:family="paragraph" style:parent-style-name="acode">
      <style:text-properties officeooo:rsid="00bab64f" officeooo:paragraph-rsid="00dc9531"/>
    </style:style>
    <style:style style:name="P395" style:family="paragraph" style:parent-style-name="acode">
      <style:text-properties officeooo:rsid="00bb8990" officeooo:paragraph-rsid="00bb8990"/>
    </style:style>
    <style:style style:name="P396" style:family="paragraph" style:parent-style-name="acode">
      <style:text-properties officeooo:paragraph-rsid="00bb8990"/>
    </style:style>
    <style:style style:name="P397" style:family="paragraph" style:parent-style-name="acode">
      <style:text-properties officeooo:paragraph-rsid="00bd74be"/>
    </style:style>
    <style:style style:name="P398" style:family="paragraph" style:parent-style-name="acode">
      <style:text-properties officeooo:paragraph-rsid="00bf16f8"/>
    </style:style>
    <style:style style:name="P399" style:family="paragraph" style:parent-style-name="acode">
      <style:text-properties officeooo:rsid="00bf3431" officeooo:paragraph-rsid="00bf3431"/>
    </style:style>
    <style:style style:name="P400" style:family="paragraph" style:parent-style-name="acode">
      <style:text-properties officeooo:rsid="00dc9531" officeooo:paragraph-rsid="00dc9531"/>
    </style:style>
    <style:style style:name="P401" style:family="paragraph" style:parent-style-name="acode">
      <style:text-properties officeooo:rsid="00dc9531" officeooo:paragraph-rsid="0135414f"/>
    </style:style>
    <style:style style:name="P402" style:family="paragraph" style:parent-style-name="acode">
      <style:text-properties officeooo:rsid="00e2759a" officeooo:paragraph-rsid="00e2759a"/>
    </style:style>
    <style:style style:name="P403" style:family="paragraph" style:parent-style-name="acode">
      <style:text-properties officeooo:rsid="009109b8" officeooo:paragraph-rsid="0129d05e"/>
    </style:style>
    <style:style style:name="P404" style:family="paragraph" style:parent-style-name="acode">
      <style:text-properties officeooo:rsid="00a87f52" officeooo:paragraph-rsid="00a87f52"/>
    </style:style>
    <style:style style:name="P405" style:family="paragraph" style:parent-style-name="acode">
      <style:text-properties officeooo:rsid="00acf848" officeooo:paragraph-rsid="00acf848"/>
    </style:style>
    <style:style style:name="P406" style:family="paragraph" style:parent-style-name="acode">
      <style:text-properties officeooo:rsid="00aff9d6" officeooo:paragraph-rsid="00b074ad"/>
    </style:style>
    <style:style style:name="P407" style:family="paragraph" style:parent-style-name="acode">
      <style:text-properties officeooo:rsid="00bd74be" officeooo:paragraph-rsid="00bd74be"/>
    </style:style>
    <style:style style:name="P408" style:family="paragraph" style:parent-style-name="acode">
      <style:text-properties officeooo:rsid="00bd74be" officeooo:paragraph-rsid="00bf16f8"/>
    </style:style>
    <style:style style:name="P409" style:family="paragraph" style:parent-style-name="acode">
      <style:text-properties officeooo:rsid="00ddaeb2"/>
    </style:style>
    <style:style style:name="P410" style:family="paragraph" style:parent-style-name="acode">
      <style:text-properties officeooo:paragraph-rsid="00f2b4f9"/>
    </style:style>
    <style:style style:name="P411" style:family="paragraph" style:parent-style-name="acode">
      <style:text-properties officeooo:rsid="00f50e7f" officeooo:paragraph-rsid="00f50e7f"/>
    </style:style>
    <style:style style:name="P412" style:family="paragraph" style:parent-style-name="acode">
      <style:text-properties officeooo:rsid="00f50e7f" officeooo:paragraph-rsid="0144f26b"/>
    </style:style>
    <style:style style:name="P413" style:family="paragraph" style:parent-style-name="acode">
      <style:text-properties officeooo:rsid="00f50e7f" officeooo:paragraph-rsid="0145b12b"/>
    </style:style>
    <style:style style:name="P414" style:family="paragraph" style:parent-style-name="acode">
      <style:text-properties officeooo:rsid="00ea273a" officeooo:paragraph-rsid="00f50e7f"/>
    </style:style>
    <style:style style:name="P415" style:family="paragraph" style:parent-style-name="acode">
      <style:text-properties officeooo:rsid="00ea273a" officeooo:paragraph-rsid="013b799c"/>
    </style:style>
    <style:style style:name="P416" style:family="paragraph" style:parent-style-name="acode">
      <style:text-properties officeooo:rsid="00f6faa2" officeooo:paragraph-rsid="00f6faa2"/>
    </style:style>
    <style:style style:name="P417" style:family="paragraph" style:parent-style-name="acode">
      <style:text-properties officeooo:rsid="00f6faa2" officeooo:paragraph-rsid="0145b12b"/>
    </style:style>
    <style:style style:name="P418" style:family="paragraph" style:parent-style-name="acode">
      <style:text-properties officeooo:rsid="00f2b4f9" officeooo:paragraph-rsid="013b799c"/>
    </style:style>
    <style:style style:name="P419" style:family="paragraph" style:parent-style-name="acode">
      <style:text-properties officeooo:rsid="00f2b4f9" officeooo:paragraph-rsid="00f2b4f9"/>
    </style:style>
    <style:style style:name="P420" style:family="paragraph" style:parent-style-name="acode">
      <style:text-properties officeooo:rsid="00f93263" officeooo:paragraph-rsid="00f93263"/>
    </style:style>
    <style:style style:name="P421" style:family="paragraph" style:parent-style-name="acode">
      <style:text-properties officeooo:rsid="00f93263" officeooo:paragraph-rsid="01131d00"/>
    </style:style>
    <style:style style:name="P422" style:family="paragraph" style:parent-style-name="acode">
      <style:text-properties officeooo:paragraph-rsid="00faba6b"/>
    </style:style>
    <style:style style:name="P423" style:family="paragraph" style:parent-style-name="acode">
      <style:text-properties officeooo:rsid="00fee038" officeooo:paragraph-rsid="00fee038"/>
    </style:style>
    <style:style style:name="P424" style:family="paragraph" style:parent-style-name="acode">
      <style:text-properties officeooo:paragraph-rsid="00ff484a"/>
    </style:style>
    <style:style style:name="P425" style:family="paragraph" style:parent-style-name="acode">
      <style:text-properties officeooo:rsid="00ff692b" officeooo:paragraph-rsid="00ff692b"/>
    </style:style>
    <style:style style:name="P426" style:family="paragraph" style:parent-style-name="acode">
      <style:text-properties officeooo:rsid="0105d188" officeooo:paragraph-rsid="0105d188"/>
    </style:style>
    <style:style style:name="P427" style:family="paragraph" style:parent-style-name="acode">
      <style:text-properties officeooo:paragraph-rsid="011033b2"/>
    </style:style>
    <style:style style:name="P428" style:family="paragraph" style:parent-style-name="acode">
      <style:text-properties officeooo:rsid="01131d00" officeooo:paragraph-rsid="01131d00"/>
    </style:style>
    <style:style style:name="P429" style:family="paragraph" style:parent-style-name="acode">
      <style:text-properties officeooo:rsid="01131d00" officeooo:paragraph-rsid="0115f354"/>
    </style:style>
    <style:style style:name="P430" style:family="paragraph" style:parent-style-name="acode">
      <style:text-properties officeooo:rsid="01131d00" officeooo:paragraph-rsid="0116a945"/>
    </style:style>
    <style:style style:name="P431" style:family="paragraph" style:parent-style-name="acode">
      <style:text-properties officeooo:rsid="0114524d" officeooo:paragraph-rsid="0114524d"/>
    </style:style>
    <style:style style:name="P432" style:family="paragraph" style:parent-style-name="acode">
      <style:text-properties officeooo:rsid="011898c8" officeooo:paragraph-rsid="011898c8"/>
    </style:style>
    <style:style style:name="P433" style:family="paragraph" style:parent-style-name="acode">
      <style:text-properties officeooo:rsid="01259489" officeooo:paragraph-rsid="01259489"/>
    </style:style>
    <style:style style:name="P434" style:family="paragraph" style:parent-style-name="acode">
      <style:text-properties officeooo:rsid="00873ecd" officeooo:paragraph-rsid="0127c094"/>
    </style:style>
    <style:style style:name="P435" style:family="paragraph" style:parent-style-name="acode">
      <style:text-properties officeooo:paragraph-rsid="0129d05e"/>
    </style:style>
    <style:style style:name="P436" style:family="paragraph" style:parent-style-name="acode">
      <style:text-properties officeooo:rsid="013181aa" officeooo:paragraph-rsid="013361b2"/>
    </style:style>
    <style:style style:name="P437" style:family="paragraph" style:parent-style-name="acode">
      <style:text-properties officeooo:rsid="00e5e529" officeooo:paragraph-rsid="013a9491"/>
    </style:style>
    <style:style style:name="P438" style:family="paragraph" style:parent-style-name="acode">
      <style:text-properties officeooo:rsid="013b799c" officeooo:paragraph-rsid="013b799c"/>
    </style:style>
    <style:style style:name="P439" style:family="paragraph" style:parent-style-name="acode">
      <style:text-properties officeooo:rsid="013b799c" officeooo:paragraph-rsid="013d332c"/>
    </style:style>
    <style:style style:name="P440" style:family="paragraph" style:parent-style-name="acode">
      <style:text-properties officeooo:rsid="013b799c" officeooo:paragraph-rsid="013ec8fb"/>
    </style:style>
    <style:style style:name="P441" style:family="paragraph" style:parent-style-name="acode">
      <style:text-properties officeooo:rsid="013b799c" officeooo:paragraph-rsid="01445a82"/>
    </style:style>
    <style:style style:name="P442" style:family="paragraph" style:parent-style-name="acode">
      <style:text-properties officeooo:rsid="013ec8fb" officeooo:paragraph-rsid="013ec8fb"/>
    </style:style>
    <style:style style:name="P443" style:family="paragraph" style:parent-style-name="acode">
      <style:text-properties officeooo:rsid="013ec8fb" officeooo:paragraph-rsid="01445a82"/>
    </style:style>
    <style:style style:name="P444" style:family="paragraph" style:parent-style-name="acode">
      <style:text-properties officeooo:rsid="0144f26b" officeooo:paragraph-rsid="0144f26b"/>
    </style:style>
    <style:style style:name="P445" style:family="paragraph" style:parent-style-name="acode">
      <style:text-properties officeooo:rsid="0144f26b" officeooo:paragraph-rsid="0145b12b"/>
    </style:style>
    <style:style style:name="P446" style:family="paragraph" style:parent-style-name="acode">
      <style:text-properties officeooo:rsid="01450efb" officeooo:paragraph-rsid="0145b12b"/>
    </style:style>
    <style:style style:name="P447" style:family="paragraph" style:parent-style-name="acode">
      <style:text-properties officeooo:rsid="0145b12b" officeooo:paragraph-rsid="0145b12b"/>
    </style:style>
    <style:style style:name="P448" style:family="paragraph" style:parent-style-name="acode">
      <style:text-properties officeooo:rsid="0129d05e" officeooo:paragraph-rsid="0129d05e"/>
    </style:style>
    <style:style style:name="P449" style:family="paragraph" style:parent-style-name="acode">
      <style:text-properties officeooo:rsid="012ec6e7" officeooo:paragraph-rsid="012ec6e7"/>
    </style:style>
    <style:style style:name="P450" style:family="paragraph" style:parent-style-name="acode">
      <style:text-properties officeooo:rsid="00fbf05c"/>
    </style:style>
    <style:style style:name="P451" style:family="paragraph" style:parent-style-name="acode">
      <style:text-properties officeooo:rsid="00faba6b" officeooo:paragraph-rsid="00faba6b"/>
    </style:style>
    <style:style style:name="P452" style:family="paragraph" style:parent-style-name="acode">
      <style:text-properties officeooo:rsid="00ff484a" officeooo:paragraph-rsid="00ff484a"/>
    </style:style>
    <style:style style:name="P453" style:family="paragraph" style:parent-style-name="acode">
      <style:text-properties officeooo:rsid="011033b2" officeooo:paragraph-rsid="011033b2"/>
    </style:style>
    <style:style style:name="P454" style:family="paragraph" style:parent-style-name="Contents_20_1">
      <style:paragraph-properties>
        <style:tab-stops>
          <style:tab-stop style:position="6.9252in" style:type="right" style:leader-style="dotted" style:leader-text="."/>
        </style:tab-stops>
      </style:paragraph-properties>
    </style:style>
    <style:style style:name="P455" style:family="paragraph" style:parent-style-name="Contents_20_2">
      <style:paragraph-properties>
        <style:tab-stops>
          <style:tab-stop style:position="6.7283in" style:type="right" style:leader-style="dotted" style:leader-text="."/>
        </style:tab-stops>
      </style:paragraph-properties>
    </style:style>
    <style:style style:name="P456" style:family="paragraph" style:parent-style-name="Table_20_Contents">
      <style:text-properties officeooo:rsid="00c5e5f3" officeooo:paragraph-rsid="00c5e5f3"/>
    </style:style>
    <style:style style:name="P457" style:family="paragraph" style:parent-style-name="Table_20_Contents">
      <style:text-properties fo:font-weight="bold" officeooo:rsid="00c73f39" officeooo:paragraph-rsid="00c73f39" style:font-weight-asian="bold" style:font-weight-complex="bold"/>
    </style:style>
    <style:style style:name="P458" style:family="paragraph" style:parent-style-name="Table_20_Contents">
      <style:text-properties officeooo:rsid="00c73f39" officeooo:paragraph-rsid="00c73f39"/>
    </style:style>
    <style:style style:name="P459" style:family="paragraph" style:parent-style-name="Standard">
      <style:paragraph-properties style:border-line-width-bottom="0.0102in 0.0102in 0.0346in" fo:padding="0.0291in" fo:border-left="none" fo:border-right="none" fo:border-top="none" fo:border-bottom="4pt double #000000" style:join-border="false"/>
      <style:text-properties officeooo:rsid="00a6acca" officeooo:paragraph-rsid="00f82910"/>
    </style:style>
    <style:style style:name="P460" style:family="paragraph" style:parent-style-name="Standard">
      <style:paragraph-properties style:border-line-width-bottom="0.0102in 0.0102in 0.0346in" fo:padding="0.0291in" fo:border-left="none" fo:border-right="none" fo:border-top="none" fo:border-bottom="4pt double #000000" style:join-border="false"/>
      <style:text-properties officeooo:rsid="00a6acca" officeooo:paragraph-rsid="00f93263"/>
    </style:style>
    <style:style style:name="P461" style:family="paragraph" style:parent-style-name="Heading_20_1">
      <style:text-properties officeooo:rsid="0039b88d" officeooo:paragraph-rsid="0039b88d"/>
    </style:style>
    <style:style style:name="P462" style:family="paragraph" style:parent-style-name="Heading_20_1">
      <style:text-properties officeooo:rsid="0033865d" officeooo:paragraph-rsid="003ddb65"/>
    </style:style>
    <style:style style:name="P463" style:family="paragraph" style:parent-style-name="Heading_20_1">
      <style:text-properties officeooo:rsid="003cacab"/>
    </style:style>
    <style:style style:name="P464" style:family="paragraph" style:parent-style-name="Heading_20_2">
      <style:text-properties officeooo:paragraph-rsid="00982cd7"/>
    </style:style>
    <style:style style:name="P465" style:family="paragraph" style:parent-style-name="Heading_20_2">
      <style:text-properties officeooo:paragraph-rsid="005092e5"/>
    </style:style>
    <style:style style:name="P466" style:family="paragraph" style:parent-style-name="Heading_20_2">
      <style:text-properties officeooo:rsid="004d800e" officeooo:paragraph-rsid="004d800e"/>
    </style:style>
    <style:style style:name="P467" style:family="paragraph" style:parent-style-name="Heading_20_2">
      <style:text-properties officeooo:paragraph-rsid="00faba6b"/>
    </style:style>
    <style:style style:name="P468" style:family="paragraph" style:parent-style-name="Heading_20_2">
      <style:text-properties officeooo:paragraph-rsid="003afb2f"/>
    </style:style>
    <style:style style:name="P469" style:family="paragraph" style:parent-style-name="Heading_20_2">
      <style:text-properties officeooo:paragraph-rsid="00f93263"/>
    </style:style>
    <style:style style:name="P470" style:family="paragraph" style:parent-style-name="Heading_20_2">
      <style:text-properties officeooo:paragraph-rsid="003cacab"/>
    </style:style>
    <style:style style:name="P471" style:family="paragraph" style:parent-style-name="Heading_20_2">
      <style:text-properties officeooo:paragraph-rsid="00401cf4"/>
    </style:style>
    <style:style style:name="P472" style:family="paragraph" style:parent-style-name="Heading_20_2">
      <style:text-properties officeooo:rsid="00401cf4" officeooo:paragraph-rsid="00401cf4"/>
    </style:style>
    <style:style style:name="P473" style:family="paragraph" style:parent-style-name="Heading_20_3">
      <style:text-properties officeooo:paragraph-rsid="008f49c6"/>
    </style:style>
    <style:style style:name="P474" style:family="paragraph" style:parent-style-name="acode">
      <style:text-properties officeooo:paragraph-rsid="0159104c"/>
    </style:style>
    <style:style style:name="P475" style:family="paragraph" style:parent-style-name="acode">
      <style:text-properties officeooo:paragraph-rsid="015aa24c"/>
    </style:style>
    <style:style style:name="T1" style:family="text">
      <style:text-properties officeooo:rsid="001aad4c"/>
    </style:style>
    <style:style style:name="T2" style:family="text">
      <style:text-properties officeooo:rsid="0020f904"/>
    </style:style>
    <style:style style:name="T3" style:family="text">
      <style:text-properties officeooo:rsid="0022cc22"/>
    </style:style>
    <style:style style:name="T4" style:family="text">
      <style:text-properties officeooo:rsid="0024a768"/>
    </style:style>
    <style:style style:name="T5" style:family="text">
      <style:text-properties officeooo:rsid="002c496b"/>
    </style:style>
    <style:style style:name="T6" style:family="text">
      <style:text-properties officeooo:rsid="002cd159"/>
    </style:style>
    <style:style style:name="T7" style:family="text">
      <style:text-properties officeooo:rsid="0033cc85"/>
    </style:style>
    <style:style style:name="T8" style:family="text">
      <style:text-properties officeooo:rsid="00366964"/>
    </style:style>
    <style:style style:name="T9" style:family="text">
      <style:text-properties officeooo:rsid="0038e5f9"/>
    </style:style>
    <style:style style:name="T10" style:family="text">
      <style:text-properties officeooo:rsid="0039b88d"/>
    </style:style>
    <style:style style:name="T11" style:family="text">
      <style:text-properties officeooo:rsid="003afb2f"/>
    </style:style>
    <style:style style:name="T12" style:family="text">
      <style:text-properties officeooo:rsid="003c643c"/>
    </style:style>
    <style:style style:name="T13" style:family="text">
      <style:text-properties officeooo:rsid="003cacab"/>
    </style:style>
    <style:style style:name="T14" style:family="text">
      <style:text-properties officeooo:rsid="003ddb65"/>
    </style:style>
    <style:style style:name="T15" style:family="text">
      <style:text-properties officeooo:rsid="00401cf4"/>
    </style:style>
    <style:style style:name="T16" style:family="text">
      <style:text-properties officeooo:rsid="00443792"/>
    </style:style>
    <style:style style:name="T17" style:family="text">
      <style:text-properties officeooo:rsid="0047489e"/>
    </style:style>
    <style:style style:name="T18" style:family="text">
      <style:text-properties officeooo:rsid="004912a2"/>
    </style:style>
    <style:style style:name="T19" style:family="text">
      <style:text-properties officeooo:rsid="004bac82"/>
    </style:style>
    <style:style style:name="T20" style:family="text">
      <style:text-properties officeooo:rsid="005191d4"/>
    </style:style>
    <style:style style:name="T21" style:family="text">
      <style:text-properties officeooo:rsid="0051928e"/>
    </style:style>
    <style:style style:name="T22" style:family="text">
      <style:text-properties style:font-name="Courier 10 Pitch"/>
    </style:style>
    <style:style style:name="T23" style:family="text">
      <style:text-properties style:font-name="Courier 10 Pitch" officeooo:rsid="0047489e"/>
    </style:style>
    <style:style style:name="T24" style:family="text">
      <style:text-properties style:font-name="Courier 10 Pitch" officeooo:rsid="005443c1"/>
    </style:style>
    <style:style style:name="T25" style:family="text">
      <style:text-properties style:font-name="Courier 10 Pitch" officeooo:rsid="0055ba2c"/>
    </style:style>
    <style:style style:name="T26" style:family="text">
      <style:text-properties style:font-name="Courier 10 Pitch" officeooo:rsid="00572595"/>
    </style:style>
    <style:style style:name="T27" style:family="text">
      <style:text-properties style:font-name="Courier 10 Pitch" officeooo:rsid="005782b9"/>
    </style:style>
    <style:style style:name="T28" style:family="text">
      <style:text-properties style:font-name="Courier 10 Pitch" officeooo:rsid="00588f6b"/>
    </style:style>
    <style:style style:name="T29" style:family="text">
      <style:text-properties style:font-name="Courier 10 Pitch" fo:font-style="italic" style:font-style-asian="italic" style:font-style-complex="italic"/>
    </style:style>
    <style:style style:name="T30" style:family="text">
      <style:text-properties style:font-name="Courier 10 Pitch" fo:font-style="italic" officeooo:rsid="0086106f" style:font-style-asian="italic" style:font-style-complex="italic"/>
    </style:style>
    <style:style style:name="T31" style:family="text">
      <style:text-properties style:font-name="Courier 10 Pitch" officeooo:rsid="005c2eb0"/>
    </style:style>
    <style:style style:name="T32" style:family="text">
      <style:text-properties style:font-name="Courier 10 Pitch" officeooo:rsid="005ec9b7"/>
    </style:style>
    <style:style style:name="T33" style:family="text">
      <style:text-properties style:font-name="Courier 10 Pitch" officeooo:rsid="001899ef"/>
    </style:style>
    <style:style style:name="T34" style:family="text">
      <style:text-properties style:font-name="Courier 10 Pitch" officeooo:rsid="0060a751"/>
    </style:style>
    <style:style style:name="T35" style:family="text">
      <style:text-properties style:font-name="Courier 10 Pitch" officeooo:rsid="0061cbea"/>
    </style:style>
    <style:style style:name="T36" style:family="text">
      <style:text-properties style:font-name="Courier 10 Pitch" officeooo:rsid="00690de0"/>
    </style:style>
    <style:style style:name="T37" style:family="text">
      <style:text-properties style:font-name="Courier 10 Pitch" officeooo:rsid="006d2b6f"/>
    </style:style>
    <style:style style:name="T38" style:family="text">
      <style:text-properties style:font-name="Courier 10 Pitch" officeooo:rsid="007470b0"/>
    </style:style>
    <style:style style:name="T39" style:family="text">
      <style:text-properties style:font-name="Courier 10 Pitch" officeooo:rsid="00759b8e"/>
    </style:style>
    <style:style style:name="T40" style:family="text">
      <style:text-properties style:font-name="Courier 10 Pitch" officeooo:rsid="0076c1a1"/>
    </style:style>
    <style:style style:name="T41" style:family="text">
      <style:text-properties style:font-name="Courier 10 Pitch" officeooo:rsid="007bad4b"/>
    </style:style>
    <style:style style:name="T42" style:family="text">
      <style:text-properties style:font-name="Courier 10 Pitch" officeooo:rsid="008094d3"/>
    </style:style>
    <style:style style:name="T43" style:family="text">
      <style:text-properties style:font-name="Courier 10 Pitch" officeooo:rsid="00873ecd"/>
    </style:style>
    <style:style style:name="T44" style:family="text">
      <style:text-properties style:font-name="Courier 10 Pitch" officeooo:rsid="008d1fcb"/>
    </style:style>
    <style:style style:name="T45" style:family="text">
      <style:text-properties style:font-name="Courier 10 Pitch" officeooo:rsid="009109b8"/>
    </style:style>
    <style:style style:name="T46" style:family="text">
      <style:text-properties style:font-name="Courier 10 Pitch" officeooo:rsid="00a4f2d4"/>
    </style:style>
    <style:style style:name="T47" style:family="text">
      <style:text-properties style:font-name="Courier 10 Pitch" officeooo:rsid="00a87f52"/>
    </style:style>
    <style:style style:name="T48" style:family="text">
      <style:text-properties style:font-name="Courier 10 Pitch" officeooo:rsid="00aff9d6"/>
    </style:style>
    <style:style style:name="T49" style:family="text">
      <style:text-properties style:font-name="Courier 10 Pitch" officeooo:rsid="00b9b708"/>
    </style:style>
    <style:style style:name="T50" style:family="text">
      <style:text-properties style:font-name="Courier 10 Pitch" officeooo:rsid="00b56c28"/>
    </style:style>
    <style:style style:name="T51" style:family="text">
      <style:text-properties style:font-name="Courier 10 Pitch" officeooo:rsid="00bab64f"/>
    </style:style>
    <style:style style:name="T52" style:family="text">
      <style:text-properties style:font-name="Courier 10 Pitch" officeooo:rsid="00c57f84"/>
    </style:style>
    <style:style style:name="T53" style:family="text">
      <style:text-properties style:font-name="Courier 10 Pitch" officeooo:rsid="00d12d8b"/>
    </style:style>
    <style:style style:name="T54" style:family="text">
      <style:text-properties style:font-name="Courier 10 Pitch" officeooo:rsid="00d53040"/>
    </style:style>
    <style:style style:name="T55" style:family="text">
      <style:text-properties style:font-name="Courier 10 Pitch" officeooo:rsid="00d73e7d"/>
    </style:style>
    <style:style style:name="T56" style:family="text">
      <style:text-properties style:font-name="Courier 10 Pitch" officeooo:rsid="00d950b8"/>
    </style:style>
    <style:style style:name="T57" style:family="text">
      <style:text-properties style:font-name="Courier 10 Pitch" officeooo:rsid="00ddaeb2"/>
    </style:style>
    <style:style style:name="T58" style:family="text">
      <style:text-properties style:font-name="Courier 10 Pitch" officeooo:rsid="00e6a2f6"/>
    </style:style>
    <style:style style:name="T59" style:family="text">
      <style:text-properties style:font-name="Courier 10 Pitch" officeooo:rsid="00ea273a"/>
    </style:style>
    <style:style style:name="T60" style:family="text">
      <style:text-properties style:font-name="Courier 10 Pitch" officeooo:rsid="0131a28b"/>
    </style:style>
    <style:style style:name="T61" style:family="text">
      <style:text-properties style:font-name="Courier 10 Pitch" officeooo:rsid="01003c18"/>
    </style:style>
    <style:style style:name="T62" style:family="text">
      <style:text-properties officeooo:rsid="005443c1"/>
    </style:style>
    <style:style style:name="T63" style:family="text">
      <style:text-properties officeooo:rsid="0055ba2c"/>
    </style:style>
    <style:style style:name="T64" style:family="text">
      <style:text-properties officeooo:rsid="00572595"/>
    </style:style>
    <style:style style:name="T65" style:family="text">
      <style:text-properties officeooo:rsid="005782b9"/>
    </style:style>
    <style:style style:name="T66" style:family="text">
      <style:text-properties officeooo:rsid="00588f6b"/>
    </style:style>
    <style:style style:name="T67" style:family="text">
      <style:text-properties officeooo:rsid="00593dea"/>
    </style:style>
    <style:style style:name="T68" style:family="text">
      <style:text-properties fo:font-style="italic" style:font-style-asian="italic" style:font-style-complex="italic"/>
    </style:style>
    <style:style style:name="T69" style:family="text">
      <style:text-properties fo:font-style="italic" officeooo:rsid="005ec9b7" style:font-style-asian="italic" style:font-style-complex="italic"/>
    </style:style>
    <style:style style:name="T70" style:family="text">
      <style:text-properties fo:font-style="italic" officeooo:rsid="007f3e32" style:font-style-asian="italic" style:font-style-complex="italic"/>
    </style:style>
    <style:style style:name="T71" style:family="text">
      <style:text-properties fo:font-style="italic" officeooo:rsid="0086106f" style:font-style-asian="italic" style:font-style-complex="italic"/>
    </style:style>
    <style:style style:name="T72" style:family="text">
      <style:text-properties fo:font-style="italic" officeooo:rsid="0116a945" style:font-style-asian="italic" style:font-style-complex="italic"/>
    </style:style>
    <style:style style:name="T73" style:family="text">
      <style:text-properties officeooo:rsid="005ec9b7"/>
    </style:style>
    <style:style style:name="T74" style:family="text">
      <style:text-properties style:font-name="Times New Roman" officeooo:rsid="005c2eb0"/>
    </style:style>
    <style:style style:name="T75" style:family="text">
      <style:text-properties style:font-name="Times New Roman" officeooo:rsid="0060a751"/>
    </style:style>
    <style:style style:name="T76" style:family="text">
      <style:text-properties style:font-name="Times New Roman" officeooo:rsid="0077322e"/>
    </style:style>
    <style:style style:name="T77" style:family="text">
      <style:text-properties style:font-name="Times New Roman" officeooo:rsid="0077bb80"/>
    </style:style>
    <style:style style:name="T78" style:family="text">
      <style:text-properties style:font-name="Times New Roman" officeooo:rsid="008b0f54"/>
    </style:style>
    <style:style style:name="T79" style:family="text">
      <style:text-properties style:font-name="Times New Roman" officeooo:rsid="0098166c"/>
    </style:style>
    <style:style style:name="T80" style:family="text">
      <style:text-properties style:font-name="Times New Roman" officeooo:rsid="00d97f96"/>
    </style:style>
    <style:style style:name="T81" style:family="text">
      <style:text-properties officeooo:rsid="00689cfc"/>
    </style:style>
    <style:style style:name="T82" style:family="text">
      <style:text-properties officeooo:rsid="0068ff0a"/>
    </style:style>
    <style:style style:name="T83" style:family="text">
      <style:text-properties officeooo:rsid="00690de0"/>
    </style:style>
    <style:style style:name="T84" style:family="text">
      <style:text-properties officeooo:rsid="006ad0c5"/>
    </style:style>
    <style:style style:name="T85" style:family="text">
      <style:text-properties officeooo:rsid="006d2b6f"/>
    </style:style>
    <style:style style:name="T86" style:family="text">
      <style:text-properties officeooo:rsid="006d31f1"/>
    </style:style>
    <style:style style:name="T87" style:family="text">
      <style:text-properties officeooo:rsid="006fd860"/>
    </style:style>
    <style:style style:name="T88" style:family="text">
      <style:text-properties officeooo:rsid="007470b0"/>
    </style:style>
    <style:style style:name="T89" style:family="text">
      <style:text-properties officeooo:rsid="00759b8e"/>
    </style:style>
    <style:style style:name="T90" style:family="text">
      <style:text-properties officeooo:rsid="0076c1a1"/>
    </style:style>
    <style:style style:name="T91" style:family="text">
      <style:text-properties officeooo:rsid="0077bb80"/>
    </style:style>
    <style:style style:name="T92" style:family="text">
      <style:text-properties officeooo:rsid="007a8f89"/>
    </style:style>
    <style:style style:name="T93" style:family="text">
      <style:text-properties officeooo:rsid="007bad4b"/>
    </style:style>
    <style:style style:name="T94" style:family="text">
      <style:text-properties officeooo:rsid="008094d3"/>
    </style:style>
    <style:style style:name="T95" style:family="text">
      <style:text-properties officeooo:rsid="00846239"/>
    </style:style>
    <style:style style:name="T96" style:family="text">
      <style:text-properties officeooo:rsid="00873ecd"/>
    </style:style>
    <style:style style:name="T97" style:family="text">
      <style:text-properties officeooo:rsid="0088bb07"/>
    </style:style>
    <style:style style:name="T98" style:family="text">
      <style:text-properties officeooo:rsid="008c8bc8"/>
    </style:style>
    <style:style style:name="T99" style:family="text">
      <style:text-properties officeooo:rsid="008d1fcb"/>
    </style:style>
    <style:style style:name="T100" style:family="text">
      <style:text-properties officeooo:rsid="008e59e4"/>
    </style:style>
    <style:style style:name="T101" style:family="text">
      <style:text-properties officeooo:rsid="008f49c6"/>
    </style:style>
    <style:style style:name="T102" style:family="text">
      <style:text-properties officeooo:rsid="009109b8"/>
    </style:style>
    <style:style style:name="T103" style:family="text">
      <style:text-properties officeooo:rsid="009458c9"/>
    </style:style>
    <style:style style:name="T104" style:family="text">
      <style:text-properties officeooo:rsid="0098166c"/>
    </style:style>
    <style:style style:name="T105" style:family="text">
      <style:text-properties officeooo:rsid="009beda4"/>
    </style:style>
    <style:style style:name="T106" style:family="text">
      <style:text-properties officeooo:rsid="009cea6b"/>
    </style:style>
    <style:style style:name="T107" style:family="text">
      <style:text-properties officeooo:rsid="0027144c"/>
    </style:style>
    <style:style style:name="T108" style:family="text">
      <style:text-properties officeooo:rsid="009dd656"/>
    </style:style>
    <style:style style:name="T109" style:family="text">
      <style:text-properties officeooo:rsid="009f20d4"/>
    </style:style>
    <style:style style:name="T110" style:family="text">
      <style:text-properties officeooo:rsid="00a1e3bf"/>
    </style:style>
    <style:style style:name="T111" style:family="text">
      <style:text-properties officeooo:rsid="00a4f2d4"/>
    </style:style>
    <style:style style:name="T112" style:family="text">
      <style:text-properties officeooo:rsid="00a87f52"/>
    </style:style>
    <style:style style:name="T113" style:family="text">
      <style:text-properties officeooo:rsid="00a915cb"/>
    </style:style>
    <style:style style:name="T114" style:family="text">
      <style:text-properties officeooo:rsid="00aa0f16"/>
    </style:style>
    <style:style style:name="T115" style:family="text">
      <style:text-properties officeooo:rsid="00ac7d3b"/>
    </style:style>
    <style:style style:name="T116" style:family="text">
      <style:text-properties officeooo:rsid="00acf848"/>
    </style:style>
    <style:style style:name="T117" style:family="text">
      <style:text-properties officeooo:rsid="00ae58b9"/>
    </style:style>
    <style:style style:name="T118" style:family="text">
      <style:text-properties officeooo:rsid="00aff9d6"/>
    </style:style>
    <style:style style:name="T119" style:family="text">
      <style:text-properties officeooo:rsid="00b43031"/>
    </style:style>
    <style:style style:name="T120" style:family="text">
      <style:text-properties officeooo:rsid="00b56c28"/>
    </style:style>
    <style:style style:name="T121" style:family="text">
      <style:text-properties officeooo:rsid="00b72175"/>
    </style:style>
    <style:style style:name="T122" style:family="text">
      <style:text-properties fo:font-weight="bold" style:font-weight-asian="bold" style:font-weight-complex="bold"/>
    </style:style>
    <style:style style:name="T123" style:family="text">
      <style:text-properties officeooo:rsid="00b7659c"/>
    </style:style>
    <style:style style:name="T124" style:family="text">
      <style:text-properties officeooo:rsid="00b9b708"/>
    </style:style>
    <style:style style:name="T125" style:family="text">
      <style:text-properties officeooo:rsid="00bad1a5"/>
    </style:style>
    <style:style style:name="T126" style:family="text">
      <style:text-properties officeooo:rsid="00bb8990"/>
    </style:style>
    <style:style style:name="T127" style:family="text">
      <style:text-properties officeooo:rsid="00c0d9a1"/>
    </style:style>
    <style:style style:name="T128" style:family="text">
      <style:text-properties officeooo:rsid="00c1024a"/>
    </style:style>
    <style:style style:name="T129" style:family="text">
      <style:text-properties officeooo:rsid="00c229f0"/>
    </style:style>
    <style:style style:name="T130" style:family="text">
      <style:text-properties officeooo:rsid="00c3be46"/>
    </style:style>
    <style:style style:name="T131" style:family="text">
      <style:text-properties officeooo:rsid="00c57f84"/>
    </style:style>
    <style:style style:name="T132" style:family="text">
      <style:text-properties officeooo:rsid="00c97241"/>
    </style:style>
    <style:style style:name="T133" style:family="text">
      <style:text-properties officeooo:rsid="00ca7eec"/>
    </style:style>
    <style:style style:name="T134" style:family="text">
      <style:text-properties officeooo:rsid="00caf815"/>
    </style:style>
    <style:style style:name="T135" style:family="text">
      <style:text-properties style:text-underline-style="solid" style:text-underline-width="auto" style:text-underline-color="font-color" officeooo:rsid="00c57f84"/>
    </style:style>
    <style:style style:name="T136" style:family="text">
      <style:text-properties officeooo:rsid="00ccd62c"/>
    </style:style>
    <style:style style:name="T137" style:family="text">
      <style:text-properties officeooo:rsid="00cf185c"/>
    </style:style>
    <style:style style:name="T138" style:family="text">
      <style:text-properties officeooo:rsid="00d12d8b"/>
    </style:style>
    <style:style style:name="T139" style:family="text">
      <style:text-properties officeooo:rsid="00d53040"/>
    </style:style>
    <style:style style:name="T140" style:family="text">
      <style:text-properties officeooo:rsid="00d73e7d"/>
    </style:style>
    <style:style style:name="T141" style:family="text">
      <style:text-properties officeooo:rsid="00d83a2d"/>
    </style:style>
    <style:style style:name="T142" style:family="text">
      <style:text-properties officeooo:rsid="00d950b8"/>
    </style:style>
    <style:style style:name="T143" style:family="text">
      <style:text-properties officeooo:rsid="00dbe688"/>
    </style:style>
    <style:style style:name="T144" style:family="text">
      <style:text-properties officeooo:rsid="00ddaeb2"/>
    </style:style>
    <style:style style:name="T145" style:family="text">
      <style:text-properties officeooo:rsid="00df7fbc"/>
    </style:style>
    <style:style style:name="T146" style:family="text">
      <style:text-properties officeooo:rsid="00e0541c"/>
    </style:style>
    <style:style style:name="T147" style:family="text">
      <style:text-properties officeooo:rsid="00e2759a"/>
    </style:style>
    <style:style style:name="T148" style:family="text">
      <style:text-properties officeooo:rsid="00e5e529"/>
    </style:style>
    <style:style style:name="T149" style:family="text">
      <style:text-properties officeooo:rsid="00e6a2f6"/>
    </style:style>
    <style:style style:name="T150" style:family="text">
      <style:text-properties officeooo:rsid="00e90d97"/>
    </style:style>
    <style:style style:name="T151" style:family="text">
      <style:text-properties officeooo:rsid="00ea273a"/>
    </style:style>
    <style:style style:name="T152" style:family="text">
      <style:text-properties officeooo:rsid="00eb61af"/>
    </style:style>
    <style:style style:name="T153" style:family="text">
      <style:text-properties fo:font-size="14pt" officeooo:rsid="00eb61af" style:font-size-asian="14pt" style:font-size-complex="14pt"/>
    </style:style>
    <style:style style:name="T154" style:family="text">
      <style:text-properties fo:font-size="16pt" officeooo:rsid="00eb61af" style:font-size-asian="16pt" style:font-size-complex="16pt"/>
    </style:style>
    <style:style style:name="T155" style:family="text">
      <style:text-properties fo:font-size="16pt" officeooo:rsid="00ebd14d" style:font-size-asian="16pt" style:font-size-complex="16pt"/>
    </style:style>
    <style:style style:name="T156" style:family="text">
      <style:text-properties fo:font-size="16pt" officeooo:rsid="00ee6ad8" style:font-size-asian="16pt" style:font-size-complex="16pt"/>
    </style:style>
    <style:style style:name="T157" style:family="text">
      <style:text-properties officeooo:rsid="00ee6ad8"/>
    </style:style>
    <style:style style:name="T158" style:family="text">
      <style:text-properties officeooo:rsid="00f04c75"/>
    </style:style>
    <style:style style:name="T159" style:family="text">
      <style:text-properties officeooo:rsid="00f2b4f9"/>
    </style:style>
    <style:style style:name="T160" style:family="text">
      <style:text-properties officeooo:rsid="00f3d38c"/>
    </style:style>
    <style:style style:name="T161" style:family="text">
      <style:text-properties officeooo:rsid="00f50e7f"/>
    </style:style>
    <style:style style:name="T162" style:family="text">
      <style:text-properties officeooo:rsid="00f51cbb"/>
    </style:style>
    <style:style style:name="T163" style:family="text">
      <style:text-properties officeooo:rsid="001899ef"/>
    </style:style>
    <style:style style:name="T164" style:family="text">
      <style:text-properties officeooo:rsid="00f93263"/>
    </style:style>
    <style:style style:name="T165" style:family="text">
      <style:text-properties officeooo:rsid="00faba6b"/>
    </style:style>
    <style:style style:name="T166" style:family="text">
      <style:text-properties officeooo:rsid="00fbf05c"/>
    </style:style>
    <style:style style:name="T167" style:family="text">
      <style:text-properties officeooo:rsid="00fd7c2b"/>
    </style:style>
    <style:style style:name="T168" style:family="text">
      <style:text-properties officeooo:rsid="00ff692b"/>
    </style:style>
    <style:style style:name="T169" style:family="text">
      <style:text-properties officeooo:rsid="01003c18"/>
    </style:style>
    <style:style style:name="T170" style:family="text">
      <style:text-properties officeooo:rsid="01052901"/>
    </style:style>
    <style:style style:name="T171" style:family="text">
      <style:text-properties officeooo:rsid="0105d188"/>
    </style:style>
    <style:style style:name="T172" style:family="text">
      <style:text-properties officeooo:rsid="010743ff"/>
    </style:style>
    <style:style style:name="T173" style:family="text">
      <style:text-properties officeooo:rsid="010bc1f9"/>
    </style:style>
    <style:style style:name="T174" style:family="text">
      <style:text-properties officeooo:rsid="010d7006"/>
    </style:style>
    <style:style style:name="T175" style:family="text">
      <style:text-properties officeooo:rsid="01124cca"/>
    </style:style>
    <style:style style:name="T176" style:family="text">
      <style:text-properties officeooo:rsid="01131d00"/>
    </style:style>
    <style:style style:name="T177" style:family="text">
      <style:text-properties fo:font-style="normal" style:font-style-asian="normal" style:font-style-complex="normal"/>
    </style:style>
    <style:style style:name="T178" style:family="text">
      <style:text-properties fo:font-style="normal" officeooo:rsid="013181aa" style:font-style-asian="normal" style:font-style-complex="normal"/>
    </style:style>
    <style:style style:name="T179" style:family="text">
      <style:text-properties fo:font-style="normal" officeooo:rsid="0131a28b" style:font-style-asian="normal" style:font-style-complex="normal"/>
    </style:style>
    <style:style style:name="T180" style:family="text">
      <style:text-properties fo:font-style="normal" officeooo:rsid="013361b2" style:font-style-asian="normal" style:font-style-complex="normal"/>
    </style:style>
    <style:style style:name="T181" style:family="text">
      <style:text-properties fo:font-style="normal" officeooo:rsid="0144f26b" style:font-style-asian="normal" style:font-style-complex="normal"/>
    </style:style>
    <style:style style:name="T182" style:family="text">
      <style:text-properties officeooo:rsid="01152b5e"/>
    </style:style>
    <style:style style:name="T183" style:family="text">
      <style:text-properties officeooo:rsid="0115d96f"/>
    </style:style>
    <style:style style:name="T184" style:family="text">
      <style:text-properties officeooo:rsid="0115f354"/>
    </style:style>
    <style:style style:name="T185" style:family="text">
      <style:text-properties officeooo:rsid="01177209"/>
    </style:style>
    <style:style style:name="T186" style:family="text">
      <style:text-properties officeooo:rsid="011898c8"/>
    </style:style>
    <style:style style:name="T187" style:family="text">
      <style:text-properties officeooo:rsid="011a311d"/>
    </style:style>
    <style:style style:name="T188" style:family="text">
      <style:text-properties officeooo:rsid="011bcff0"/>
    </style:style>
    <style:style style:name="T189" style:family="text">
      <style:text-properties officeooo:rsid="01204ad8"/>
    </style:style>
    <style:style style:name="T190" style:family="text">
      <style:text-properties officeooo:rsid="012368cc"/>
    </style:style>
    <style:style style:name="T191" style:family="text">
      <style:text-properties officeooo:rsid="0124d7e4"/>
    </style:style>
    <style:style style:name="T192" style:family="text">
      <style:text-properties officeooo:rsid="0124e6c6"/>
    </style:style>
    <style:style style:name="T193" style:family="text">
      <style:text-properties officeooo:rsid="01259489"/>
    </style:style>
    <style:style style:name="T194" style:family="text">
      <style:text-properties officeooo:rsid="01266415"/>
    </style:style>
    <style:style style:name="T195" style:family="text">
      <style:text-properties officeooo:rsid="01267e32"/>
    </style:style>
    <style:style style:name="T196" style:family="text">
      <style:text-properties officeooo:rsid="012789fa"/>
    </style:style>
    <style:style style:name="T197" style:family="text">
      <style:text-properties officeooo:rsid="0127c094"/>
    </style:style>
    <style:style style:name="T198" style:family="text">
      <style:text-properties officeooo:rsid="0129d05e"/>
    </style:style>
    <style:style style:name="T199" style:family="text">
      <style:text-properties officeooo:rsid="012bc3a9"/>
    </style:style>
    <style:style style:name="T200" style:family="text">
      <style:text-properties officeooo:rsid="012ec6e7"/>
    </style:style>
    <style:style style:name="T201" style:family="text">
      <style:text-properties officeooo:rsid="0130653d"/>
    </style:style>
    <style:style style:name="T202" style:family="text">
      <style:text-properties officeooo:rsid="013181aa"/>
    </style:style>
    <style:style style:name="T203" style:family="text">
      <style:text-properties officeooo:rsid="0131a28b"/>
    </style:style>
    <style:style style:name="T204" style:family="text">
      <style:text-properties officeooo:rsid="013361b2"/>
    </style:style>
    <style:style style:name="T205" style:family="text">
      <style:text-properties officeooo:rsid="0135414f"/>
    </style:style>
    <style:style style:name="T206" style:family="text">
      <style:text-properties officeooo:rsid="01372a21"/>
    </style:style>
    <style:style style:name="T207" style:family="text">
      <style:text-properties officeooo:rsid="00dc9531"/>
    </style:style>
    <style:style style:name="T208" style:family="text">
      <style:text-properties officeooo:rsid="0139010f"/>
    </style:style>
    <style:style style:name="T209" style:family="text">
      <style:text-properties officeooo:rsid="013a9491"/>
    </style:style>
    <style:style style:name="T210" style:family="text">
      <style:text-properties officeooo:rsid="013b17ed"/>
    </style:style>
    <style:style style:name="T211" style:family="text">
      <style:text-properties officeooo:rsid="013b799c"/>
    </style:style>
    <style:style style:name="T212" style:family="text">
      <style:text-properties officeooo:rsid="013d332c"/>
    </style:style>
    <style:style style:name="T213" style:family="text">
      <style:text-properties officeooo:rsid="013e22c6"/>
    </style:style>
    <style:style style:name="T214" style:family="text">
      <style:text-properties officeooo:rsid="013ec8fb"/>
    </style:style>
    <style:style style:name="T215" style:family="text">
      <style:text-properties officeooo:rsid="01403d7f"/>
    </style:style>
    <style:style style:name="T216" style:family="text">
      <style:text-properties officeooo:rsid="0142d05c"/>
    </style:style>
    <style:style style:name="T217" style:family="text">
      <style:text-properties officeooo:rsid="01445a82"/>
    </style:style>
    <style:style style:name="T218" style:family="text">
      <style:text-properties officeooo:rsid="0144f26b"/>
    </style:style>
    <style:style style:name="T219" style:family="text">
      <style:text-properties officeooo:rsid="0145b12b"/>
    </style:style>
    <style:style style:name="T220" style:family="text">
      <style:text-properties officeooo:rsid="014a3251"/>
    </style:style>
    <style:style style:name="T221" style:family="text">
      <style:text-properties officeooo:rsid="014c0d73"/>
    </style:style>
    <style:style style:name="T222" style:family="text">
      <style:text-properties officeooo:rsid="0151862e"/>
    </style:style>
    <style:style style:name="T223" style:family="text">
      <style:text-properties officeooo:rsid="0152a564"/>
    </style:style>
    <style:style style:name="T224" style:family="text">
      <style:text-properties officeooo:rsid="0153472a"/>
    </style:style>
    <style:style style:name="T225" style:family="text">
      <style:text-properties officeooo:rsid="0154a9bb"/>
    </style:style>
    <style:style style:name="T226" style:family="text">
      <style:text-properties officeooo:rsid="01553013"/>
    </style:style>
    <style:style style:name="T227" style:family="text">
      <style:text-properties officeooo:rsid="0159104c"/>
    </style:style>
    <style:style style:name="T228" style:family="text">
      <style:text-properties officeooo:rsid="015aa24c"/>
    </style:style>
    <style:style style:name="Sect1" style:family="section">
      <style:section-properties style:editable="false">
        <style:columns fo:column-count="1"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2">Learn Rails In 2 Minutes</text:p>
      <text:p text:style-name="P36"><text:span text:style-name="T153">or</text:span><text:span text:style-name="T152"> </text:span><text:span text:style-name="T154">A Lesson In Why You Can't Get Someone Who </text:span><text:span text:style-name="T155">I</text:span><text:span text:style-name="T154">s Paid $200-</text:span><text:span text:style-name="T156">$500</text:span><text:span text:style-name="T154"> An Hou</text:span><text:span text:style-name="T155">r To</text:span><text:span text:style-name="T154"> Work </text:span><text:span text:style-name="T155">Indefinitely</text:span><text:span text:style-name="T154"> For You For Free</text:span></text:p>
      <text:p text:style-name="P35"/>
      <text:p text:style-name="P3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54"><text:a xlink:type="simple" xlink:href="#__RefHeading__634_941404247" text:style-name="Index_20_Link" text:visited-style-name="Index_20_Link">INTRO<text:tab/>1</text:a></text:p>
          <text:p text:style-name="P455"><text:a xlink:type="simple" xlink:href="#__RefHeading__110_1634002742" text:style-name="Index_20_Link" text:visited-style-name="Index_20_Link">Testing Rails Projects<text:tab/>1</text:a></text:p>
          <text:p text:style-name="P455"><text:a xlink:type="simple" xlink:href="#__RefHeading__112_1634002742" text:style-name="Index_20_Link" text:visited-style-name="Index_20_Link">MiniTest Testing For Ruby On Rails<text:tab/>3</text:a></text:p>
          <text:p text:style-name="P454"><text:a xlink:type="simple" xlink:href="#__RefHeading__636_941404247" text:style-name="Index_20_Link" text:visited-style-name="Index_20_Link">Let's play with existing tests<text:tab/>3</text:a></text:p>
          <text:p text:style-name="P455"><text:a xlink:type="simple" xlink:href="#__RefHeading__114_1634002742" text:style-name="Index_20_Link" text:visited-style-name="Index_20_Link">User Model Testing<text:tab/>4</text:a></text:p>
          <text:p text:style-name="P455"><text:a xlink:type="simple" xlink:href="#__RefHeading__638_941404247" text:style-name="Index_20_Link" text:visited-style-name="Index_20_Link">User Controller Testing<text:tab/>7</text:a></text:p>
          <text:p text:style-name="P455"><text:a xlink:type="simple" xlink:href="#__RefHeading__640_941404247" text:style-name="Index_20_Link" text:visited-style-name="Index_20_Link">Has_many Model Testing - Books<text:tab/>7</text:a></text:p>
          <text:p text:style-name="P455"><text:a xlink:type="simple" xlink:href="#__RefHeading__642_941404247" text:style-name="Index_20_Link" text:visited-style-name="Index_20_Link">Has_many Controller Testing - Books<text:tab/>7</text:a></text:p>
          <text:p text:style-name="P455"><text:a xlink:type="simple" xlink:href="#__RefHeading__644_941404247" text:style-name="Index_20_Link" text:visited-style-name="Index_20_Link">Model Testing For Other CrowdPublish.TV tables/scaffolds?<text:tab/>7</text:a></text:p>
          <text:p text:style-name="P455"><text:a xlink:type="simple" xlink:href="#__RefHeading__646_941404247" text:style-name="Index_20_Link" text:visited-style-name="Index_20_Link">Controller Testing For Other CrowdPublish.TV tables/scaffolds?<text:tab/>8</text:a></text:p>
          <text:p text:style-name="P455"><text:a xlink:type="simple" xlink:href="#__RefHeading__648_941404247" text:style-name="Index_20_Link" text:visited-style-name="Index_20_Link">What Tests Is CrowdPublish.TV missing?<text:tab/>8</text:a></text:p>
          <text:p text:style-name="P454"><text:a xlink:type="simple" xlink:href="#__RefHeading__650_941404247" text:style-name="Index_20_Link" text:visited-style-name="Index_20_Link">Let's get something useful going &amp; use TDD<text:tab/>8</text:a></text:p>
          <text:p text:style-name="P455"><text:a xlink:type="simple" xlink:href="#__RefHeading__652_941404247" text:style-name="Index_20_Link" text:visited-style-name="Index_20_Link">GitHub<text:tab/>8</text:a></text:p>
          <text:p text:style-name="P455"><text:a xlink:type="simple" xlink:href="#__RefHeading__654_941404247" text:style-name="Index_20_Link" text:visited-style-name="Index_20_Link">Low-Hanging Fruit<text:tab/>8</text:a></text:p>
          <text:p text:style-name="P454"><text:a xlink:type="simple" xlink:href="#__RefHeading__656_941404247" text:style-name="Index_20_Link" text:visited-style-name="Index_20_Link">Fixtures<text:tab/>8</text:a></text:p>
          <text:p text:style-name="P454"><text:a xlink:type="simple" xlink:href="#__RefHeading__658_941404247" text:style-name="Index_20_Link" text:visited-style-name="Index_20_Link">Now for theory – models, controllers<text:tab/>8</text:a></text:p>
          <text:p text:style-name="P454"><text:a xlink:type="simple" xlink:href="#__RefHeading__660_941404247" text:style-name="Index_20_Link" text:visited-style-name="Index_20_Link">Integration Testing<text:tab/>8</text:a></text:p>
          <text:p text:style-name="P454"><text:a xlink:type="simple" xlink:href="#__RefHeading__662_941404247" text:style-name="Index_20_Link" text:visited-style-name="Index_20_Link"><text:tab/>8</text:a></text:p>
          <text:p text:style-name="P454"><text:a xlink:type="simple" xlink:href="#__RefHeading__664_941404247" text:style-name="Index_20_Link" text:visited-style-name="Index_20_Link">Look at the code to understand what Ruby is doing when you run a test<text:tab/>9</text:a></text:p>
        </text:index-body>
      </text:table-of-content>
      <text:p text:style-name="P34"/>
      <text:p text:style-name="P55"/>
      <text:h text:style-name="P461" text:outline-level="1"><text:bookmark-start text:name="__RefHeading__634_941404247"/>INTRO<text:bookmark-end text:name="__RefHeading__634_941404247"/></text:h>
      <text:p text:style-name="P222"><text:span text:style-name="T226">Thank you for your curiosity regarding whether anyone believes you can actually</text:span> learn web programming in two minutes. <text:span text:style-name="T226">Yes, that was clickbait. My philosophy is more in line with Peter Norvig. http://norvig.com/21-days.html</text:span></text:p>
      <text:p text:style-name="P221"/>
      <text:p text:style-name="P135">When I started learning Ruby on Rails, I had an extensive technical background (a Ph.D. in industrial systems engineering from Arizona State – which has a very rigorous program compared to other universities I've dealt with), <text:span text:style-name="T157">20+ years of experience,</text:span> and had been coding off and on since my dad had a TRS-80 in the late 1970's. <text:s/></text:p>
      <text:p text:style-name="P135"/>
      <text:p text:style-name="P136"><text:span text:style-name="T158">An extensive tech background doesn't mean </text:span>I <text:span text:style-name="T158">spent 20 years on Ruby.</text:span> <text:span text:style-name="T158">Rails wasn't even around until after I finished my Ph.D</text:span>. <text:span text:style-name="T158">I didn't take classes to learn Ruby on Rails. I learned everything self-guided.</text:span> I found lots of great resources online and in books to help me learn how to work with the Model-View-Controller structure and the syntax. <text:span text:style-name="T158">Web searches and daily coding can take you far.</text:span> </text:p>
      <text:p text:style-name="P136"/>
      <text:p text:style-name="P136">I found the testing documentation to be lacking. I had no idea where to start writing tests. I found a few tests written in MiniTest online and pasted them into the files that the Rails scaffolding had created. But I had no idea what the tests were doing or how to modify them for my purposes. </text:p>
      <text:p text:style-name="P133"/>
      <text:p text:style-name="P134">This tutorial book is aimed toward getting you familiar with test conventions, syntax, and practices by experimenting with code from a live ongoing Rails project. The CrowdPublish.TV community encourages you to continue improving your Ruby skills by contributing to its code. <text:span text:style-name="T145">This tutorial is not meant to be a reference book. Information is not organized according to groups of similar Ruby or Rails knowledge, rather it is organized according to the order in which concepts appear in the CrowdPublish.TV code. Pieces of knowledge are scattered throughout, to help you learn concepts gradually, within the context of the more prominent classes in the CrowdPublish.TV code. Sometimes the same concept appears in several places in the code. This gives us the opportunity to go into more detail on those concepts after you've gained more experience and understanding of the code. </text:span></text:p>
      <text:p text:style-name="P137"/>
      <text:p text:style-name="P138">We're assuming you're already familiar with GitHub, Heroku, Rails, Ruby, where code goes in the MVC structure, <text:span text:style-name="T105">how to generate Rails scaffolding,</text:span> and at least one of the databases that are compatible with running a local rails server <text:span text:style-name="T105">(postgresql or sqlite)</text:span>. <text:span text:style-name="T104">Or at least that you'll get yourself familiar with these through the many many excellent online resources already out there that you can find with a web search. </text:span></text:p>
      <text:p text:style-name="P138"/>
      <text:p text:style-name="P138"><text:span text:style-name="T104">We recommend</text:span> <text:span text:style-name="T16">browsing</text:span> through Michael Hartl's tutorial – http://railstutorial.org/book – or something similar. If you haven't yet, please do so now. It will take you only a few months. <text:span text:style-name="T86">D: Of course, you don't have to go through the Hartl railstutorial before working through this tutorial. But if you do decide to spend the time on Hartl's excellent tutorial</text:span>, be sure to compare the steps in the <text:span text:style-name="T86">rails</text:span>tutorial to the code in http://github.com/CrowdPublishTV. The first draft of CrowdPublish.TV was created by working through Hartl's tutorial and substituting things like has_many books for has_many microposts.</text:p>
      <text:p text:style-name="P138"/>
      <text:p text:style-name="P139"><text:span text:style-name="T86">The beginning of the Hartl railstutorial explains how to get git, Heroku, and Rails set up on your computer. If you haven't done so already, you'll need to set those up before you can experiment with CrowdPublish.TV code and its tests. </text:span>We're also assuming you are familiar with terms like field, attributes, variable, methods, nil (Ruby), null (databases), class and object as they relate to databases and computer code. If you need a refresher on those terms, google them now. <text:span text:style-name="T105">You should also be able to figure out how to query a local database to see what data is in it.</text:span></text:p>
      <text:p text:style-name="P132"/>
      <text:h text:style-name="P464" text:outline-level="2"><text:bookmark-start text:name="__RefHeading__110_1634002742"/>T<text:span text:style-name="T10">esting</text:span> R<text:span text:style-name="T10">ails</text:span> P<text:span text:style-name="T10">rojects</text:span><text:bookmark-end text:name="__RefHeading__110_1634002742"/></text:h>
      <text:p text:style-name="P13">A lot of Rails tutorials show you lame tests. It makes you think that testing is ridiculously superfluous, <text:s/>leaving you wonder why anyone would do such a thing. <text:span text:style-name="T16">So we'll start by showing you tests that test a real app.</text:span></text:p>
      <text:p text:style-name="P140"/>
      <text:p text:style-name="P13">When you're the only developer creating a prototype, tests aren't critical. You just want to see if you can put up something that looks like a web site. You're thrilled that in spite of all the things that could go wrong, something actually happens when you click on it. But after the project grows and you decide to bring on more developers, you need a way to determine whether they have created a bug before accepting their code.</text:p>
      <text:p text:style-name="Standard"/>
      <text:p text:style-name="P52">T<text:span text:style-name="T136">est </text:span>D<text:span text:style-name="T136">riven </text:span>D<text:span text:style-name="T136">evelopment</text:span>. This is something you hear ad nauseum at Ruby meetups. <text:span text:style-name="T117">It's the lie of the community. Everyone throws the letters TDD around, but don't have anything to say about it. If it's that important, why don't I see more resources devoted to the craft of TDD.</text:span></text:p>
      <text:p text:style-name="P52"/>
      <text:p text:style-name="P192">But what does it really mean and is it actually useful instead of just being a common buzz word in the world of web development? <text:s/>At its core it is really just short iterations of first creating an originally failing test based on your intended design, and then filling in the code to get that test to pass. <text:s/>Think of it as installing a light switch and a light bulb in your house before running any of the wires. <text:s/>You know that when you turn the switch on you want the light to come on, but you don't have any of the wiring done yet. <text:s/>At the end you flick the switch just like running the test and expect it to light up. <text:s/></text:p>
      <text:p text:style-name="P191"/>
      <text:p text:style-name="P192">What are the benefits of you ask? <text:s/>For one person working on their own website they may not be as apparent or immediate, but they are still there. <text:s/>For one, it still provides some discipline in writing tests and establishing some of your design for new additions to your site upfront before just jumping in. <text:s/>It can also make testing more enjoyable as the effects are more immediate. <text:s/>No one likes going back and filling in tests for features they worked on a long time ago and may not even remember. <text:s/>This way you keep your tests at the same pace as your development and it is always part of the fun of creating something new.</text:p>
      <text:p text:style-name="P191"/>
      <text:p text:style-name="P192">When working with others, TDD is even more important. <text:s/>It helps to ensure that when everyone works on the code it is taking steps forward, not backward. <text:s/>Defects can be sneaky and creep into the code when there aren't tests to determine if functionality is maintained. <text:s/>It is like building a skyscraper. <text:s/>If everyone is already on the 20th floor continuing to build and someone comes in and knocks out a few supports on the first floor, the whole thing can collapse. <text:s/>There has been a couple construction themed analogies here even though I know nothing about construction. <text:s/>They just seemed appropriate!</text:p>
      <text:p text:style-name="P191"/>
      <text:p text:style-name="P192">Another term you may or may not have heard of is Data Driven Testing. <text:s/>This is the technique employed in minitest as well as other web testing gems and programs. <text:s/>Essentially it is just using known data from a testing database or other source as the input for your tests. <text:s/>So common uses of this could be for user accounts, customers, orders, products, etc. <text:s/>With this approach you can quickly load known data and verify expected results. <text:s/>This is used in minitest by its test database and the .yml file. <text:s/>this also allows your automated tests to be lightweight, flexible, and maintainable by storing the test data outside of the tests themselves. <text:s/>So the data may not be steering the test, but it at least a backseat driver.</text:p>
      <text:p text:style-name="P191"/>
      <text:p text:style-name="P59">When you first try creating an app with Rails, you spend time debugging, figuring out the syntax that won't break your page, learning the structure of Rails. Just getting something – anything – to work in your app is a monumental task. You're just happy to see text and maybe a graphic in your browser. At least you know where to begin, because Rails generates code that creates a site, albeit a crappy one, in which you can find the files you need to stick code into to change the content and by analogy, you can figure out how to make more pages besides the ones Rails generates. </text:p>
      <text:p text:style-name="P51"/>
      <text:p text:style-name="P53">But with testing, you have no clue where to begin. You look at the test scaffolding, but you have no idea what it is doing. It doesn't generate any <text:span text:style-name="T106">web </text:span>pages, so you can't see what the test code does. With the views, you know what you want on the page. With controllers, you know what variables you need for the view pages. But with tests, when you're starting out, you don't really know what you want the code to do or what it should do.</text:p>
      <text:p text:style-name="P50"/>
      <text:p text:style-name="P50">Of course, you didn't do TDD with your kludgy prototype, so now you have to add in tests to make sure your app doesn't break as it gets more complex. </text:p>
      <text:p text:style-name="Standard"/>
      <text:p text:style-name="Standard"><text:span text:style-name="T105">If you're</text:span> already <text:span text:style-name="T105">familiar with Rails</text:span>, when you create a new Rails project, Rails generates a bunch of default Ruby code with a certain structure. And when you generate scaffolding, Rails makes more default Ruby code with a certain structure. It creates a very simplistic model, views, and a controller as part of the scaffolding. So there should be no surprise that part of the scaffolding is code for testing models and controllers, along with .yml files called fixtures that are used as data for testing. <text:span text:style-name="T1">They'd better provide test scaffolding with Rails if they're going to make such a big deal about TDD.</text:span></text:p>
      <text:p text:style-name="Standard"/>
      <text:h text:style-name="P465" text:outline-level="2">M<text:span text:style-name="T10">ini</text:span>T<text:span text:style-name="T10">est</text:span> T<text:span text:style-name="T10">esting</text:span> F<text:span text:style-name="T10">or</text:span> R<text:span text:style-name="T10">uby</text:span> O<text:span text:style-name="T10">n</text:span> R<text:span text:style-name="T10">ails</text:span></text:h>
      <text:p text:style-name="P100">The default <text:span text:style-name="T86">testing</text:span> <text:span text:style-name="T86">capability</text:span> that comes with Rails versions 3.0+ is called minitest. <text:span text:style-name="T86">Since MiniTest comes with Rails, you don't have to add a gem to use it, unlike other test frameworks.</text:span></text:p>
      <text:p text:style-name="P100"/>
      <text:p text:style-name="P114">If you did go through the entire Hartl railstutorial book, while you were trying to work through figuring out how to put code together to make your site actually do something, you weren't writing very many tests. Perhaps, like me, you didn't write any of the tests. Tests don't make your site do cool things. Tests prevent contributing developers from doing uncool things. In the first phases of CrowdPublish.TV development, there were no other developers to mess things up, so I plowed ahead with code before spending the time figuring out how to start thinking about tests.</text:p>
      <text:p text:style-name="P43"/>
      <text:p text:style-name="P60">So now you're stuck wondering what you're supposed to put in the test scaffolding because even though it's still Ruby code, there's syntax you've never used before. Not only is there new syntax, but tests don't work anything like a web site – users aren't logged in the same way, databases aren't persistent... Great. A whole new learning curve for something that <text:span text:style-name="T86">does</text:span>n't <text:span text:style-name="T86">result in cool pages you can</text:span> show off to your husband. (Did we forget to tell you we're also assuming you're a married woman, like the founder of CrowdPublish.TV?)</text:p>
      <text:p text:style-name="P37"/>
      <text:p text:style-name="Standard">Minitest is not the only Rails testing framework, there is also RSpec which is very popular. It doesn't come with Rails, but it does come as a gem. There are great books for RSpec such as the one<text:span text:style-name="T2">s</text:span> in the Pragmatic Programmer series. We won't cover RSpec <text:span text:style-name="T87">in this book</text:span>.</text:p>
      <text:p text:style-name="Standard"/>
      <text:p text:style-name="Standard">Like the code in models and controllers are Ruby methods, tests are Ruby methods.</text:p>
      <text:p text:style-name="Standard"/>
      <text:p text:style-name="Standard">Test for all the necessary functions. It's a problem if a developer makes a mistake resulting in people no longer being able to sign in to your app <text:span text:style-name="T18">or see certain pages</text:span>. </text:p>
      <text:p text:style-name="Standard"/>
      <text:p text:style-name="P115">In the next chapter, we'll start looking at some test code that already exists within a project. Code for that project can be browsed at http://github.com/CrowdPublishTV. </text:p>
      <text:p text:style-name="P57"/>
      <text:p text:style-name="P95">This tutorial book gets a bit overexplainy at times, <text:span text:style-name="T188">not explainy enough at others</text:span>. <text:span text:style-name="T188">Feel free to ask for clarification on parts of this tutorial that aren't clear &amp; we'll fix them.</text:span> <text:span text:style-name="T106">I know I like to just paste the code into the app and get things working, without reading all the explanation.</text:span> It's all good information to know, but if you're like me, it can be a firehose of information and you just want to get on with getting something to work. So feel free to open up the test files in a text editor, skim through the words of the tutorial, and experiment with the pieces of code within the test files. You can always go back through this book for deeper understanding later.</text:p>
      <text:p text:style-name="P57"/>
      <text:h text:style-name="Heading_20_1" text:outline-level="1"><text:bookmark-start text:name="__RefHeading__636_941404247"/>Let's play with existing tests<text:bookmark-end text:name="__RefHeading__636_941404247"/></text:h>
      <text:p text:style-name="P54">I'm pragmatic. I knew this even before the Pragmatic Programmer series was invented. So let's accomplish something besides learn<text:span text:style-name="T9">ing</text:span> theory. <text:span text:style-name="T187">Let's get into an existing app and experiment with the tests by changing some of the values, critiquing the results. Before the end of this tutorial, you should be able to not only write your own tests from scratch, but be able to write the code to make those tests pass. By seeing how tests work in in-use code, we hope you'll feel like you're accomplishing a lot more than you would if you were typing some throwaway code into some app that doesn't do anything useful. </text:span></text:p>
      <text:p text:style-name="P54"/>
      <text:p text:style-name="P323"><text:span text:style-name="T189">By going through the exercises in this tutorial, you will become familiar with the codebase of an active app. This</text:span> will also give you exposure to <text:span text:style-name="T188">how you can implement useful code within the scaffolding structure. This exposure should give you a better understanding of how to code an app much better than if you only saw pieces of disjointed code which you couldn't tell how it would work within a real app. </text:span></text:p>
      <text:p text:style-name="P324"/>
      <text:h text:style-name="P466" text:outline-level="2">Before We Start</text:h>
      <text:p text:style-name="P42">Let's play with CrowdPublish.TV's code. Go to http://github.com/crowdpublishtv/crowdpublishtv. Fork the repository and clone to your local machine. <text:span text:style-name="T4">Instructions for doing so can be found at https://help.github.com/articles/fork-a-repo. </text:span></text:p>
      <text:p text:style-name="P42"/>
      <text:p text:style-name="P325">I highly recommend signing up for CrowdPublish.TV as either an author or reader, it doesn't really matter much at this point. <text:span text:style-name="T190">Y</text:span>ou can always switch between the two and see which information gets displayed and hidden when you change your user type. <text:span text:style-name="T191">Browse around on the site to become familiar with the features so you get a feel for how the site is supposed to function. Make a list of features you think the site should have. If they're not already in the GitHub list of issues, go ahead and add them. Perhaps you'll want to implement some of those features into the site yourself as your skills improve.</text:span></text:p>
      <text:p text:style-name="P42"/>
      <text:p text:style-name="P42">To be able to run tests, you'll need to do a few things with the CrowdPublish.TV code you cloned from your GitHub repository. <text:span text:style-name="T107">Take a look at the README file in the root directory. There are some instructions for how to set up the code so that a Rails server won't crash when you start it. We'll go into more details about those instructions here. </text:span></text:p>
      <text:p text:style-name="P44"/>
      <text:p text:style-name="P45"><text:span text:style-name="T5">Some f</text:span>iles <text:span text:style-name="T5">that CrowdPublish.TV requires were placed in the .gitignore file. One contains secret keys. Another contains database configuration for a type of database (postgresql) that you likely don't have – sqlite is usually what comes with Railsinstaller. </text:span></text:p>
      <text:p text:style-name="P45"/>
      <text:p text:style-name="P365"/>
      <text:p text:style-name="P47">*/gemfile. <text:span text:style-name="T221">Comment out</text:span> <text:span text:style-name="T221">the line with </text:span>'pg' and <text:span text:style-name="T221">uncomment the line with</text:span> 'sqlite3', <text:span text:style-name="T6">unless you have postgresql on your local computer and intend to use it</text:span>. <text:span text:style-name="T6">Most new Rails learners will use sqlite.</text:span></text:p>
      <text:p text:style-name="P45"/>
      <text:p text:style-name="P45">* config/initializers/<text:span text:style-name="T220">aa</text:span>keys.rb: </text:p>
      <text:p text:style-name="P45">Create this file DO NOT CHANGE THE NAME (note that it is listed in .gitignore) &amp; paste the following into it:</text:p>
      <text:p text:style-name="P45"/>
      <text:p text:style-name="acode">DEVISE_SECRET_KEY = 'fake'</text:p>
      <text:p text:style-name="acode">AWS_KEY = 'morefake'</text:p>
      <text:p text:style-name="acode">AWS_SECRET_KEY = 'pretend' </text:p>
      <text:p text:style-name="acode">STRIPE_SECRET_KEY = "madeup"</text:p>
      <text:p text:style-name="acode">STRIPE_PUBLIC_KEY = "allfake"</text:p>
      <text:p text:style-name="acode">Stripe.api_key = STRIPE_SECRET_KEY</text:p>
      <text:p text:style-name="acode"/>
      <text:p text:style-name="P366">Of course, you do not have and will not be given these keys. Most functionality will work without these keys, however some important features will not. Without AWS keys, users in the Production database will not be able to upload files for their profile pictures, book covers, nor pdfs of their books. In Development, files that are “uploaded” (sideloaded?) to users’ profiles are copied and stored in a local directory.</text:p>
      <text:p text:style-name="P48"/>
      <text:p text:style-name="P48">Devise <text:span text:style-name="T222">is the gem used for signup and </text:span>login. Stripe <text:span text:style-name="T222">is the gem to interface with the third party payment processor</text:span>. If you have your own AWS, Devise, or Stripe accounts, you may replace the keys in config/initializers/<text:span text:style-name="T220">aa</text:span>keys.rb with your accounts' keys. <text:span text:style-name="T222">DO NOT PUSH ANY OF YOUR SECRET KEYS TO GITHUB. Because they would no longer be secret.</text:span></text:p>
      <text:p text:style-name="P48"/>
      <text:p text:style-name="P45">*config/database.yml</text:p>
      <text:p text:style-name="P45">Create this file (note that it is listed in .gitignore) &amp; paste the following into it:</text:p>
      <text:p text:style-name="P45"/>
      <text:p text:style-name="acode">default: &amp;default</text:p>
      <text:p text:style-name="acode"><text:s text:c="2"/>adapter: sqlite3</text:p>
      <text:p text:style-name="acode"><text:s text:c="2"/>pool: 5</text:p>
      <text:p text:style-name="acode"><text:s text:c="2"/>timeout: 5000</text:p>
      <text:p text:style-name="acode"/>
      <text:p text:style-name="acode">development:</text:p>
      <text:p text:style-name="acode"><text:s text:c="2"/>&lt;&lt;: *default</text:p>
      <text:p text:style-name="acode"><text:s text:c="2"/>database: db/development.sqlite3</text:p>
      <text:p text:style-name="acode"/>
      <text:p text:style-name="acode">test:</text:p>
      <text:p text:style-name="acode"><text:s text:c="2"/>&lt;&lt;: *default</text:p>
      <text:p text:style-name="acode"><text:s text:c="2"/>database: db/test.sqlite3</text:p>
      <text:p text:style-name="acode"/>
      <text:p text:style-name="P46">Then at the command line type </text:p>
      <text:p text:style-name="acode"><text:span text:style-name="T106">&gt; </text:span>bundle install </text:p>
      <text:p text:style-name="P46"/>
      <text:p text:style-name="P46">Then type </text:p>
      <text:p text:style-name="acode"><text:span text:style-name="T106">&gt; </text:span>rake db:migrate</text:p>
      <text:p text:style-name="acode"/>
      <text:p text:style-name="P65">Great! Now you should be able to run <text:span text:style-name="T22">rails s</text:span>, open http://localhost:3000 in your browser, and the home page for CrowdPublish.TV should work. <text:span text:style-name="T20">Isn't it beautiful!</text:span></text:p>
      <text:p text:style-name="P65"/>
      <text:h text:style-name="P466" text:outline-level="2">Where In The World Do We Start</text:h>
      <text:p text:style-name="P76">If some of this is over your head for where you are in your web development learning process, that's ok. Skim through it and work through the exercises anyway to get familiar with the syntax and structure. Repeated exposure to the concepts is necessary to reinforce the concepts in your brain. At first coding is more of a cut-and-paste exercise and a struggle to figure out what works and what doesn't. Even if you don't fully understand how the code works, the more often you look at the code and experiment with it, the better you'll understand it. It will become less of cut-and-paste <text:span text:style-name="T67">task</text:span> and more of a <text:span text:style-name="T67">process of following the logic. </text:span></text:p>
      <text:p text:style-name="P76"/>
      <text:p text:style-name="P116">And there's no need to memorize the logic or syntax. That's what google is for. Instead, you'll get much better at knowing what to google and why. Stackoverflow.com is your friend.</text:p>
      <text:p text:style-name="P66"/>
      <text:p text:style-name="P66">When you first generate <text:span text:style-name="T62">a </text:span>scaffolding, although <text:span text:style-name="T62">Rails creates a directory structure along with the files needed, the files don't have any substance to them. The files contain classes, but the classes have no code inside them. Rails generates classes to test controllers, helpers, models, integration, and mailers. Methods are not part of the scaffolding. Thus we need to write the test methods ourselves. </text:span></text:p>
      <text:p text:style-name="P63"/>
      <text:p text:style-name="P63"><text:span text:style-name="T62">However we don't yet know what test methods look like. We know what we want web pages to do... but </text:span><text:s text:c="2"/><text:span text:style-name="T62">what do we want a test to do? A good place to start is to test whether all the methods in our models and controllers do what we thought we told them to do. </text:span></text:p>
      <text:p text:style-name="P63"/>
      <text:p text:style-name="P64"><text:span text:style-name="T18">The methods in the test files aren't even run in the order they appear in the file; they're run in alphabetical order. But it doesn't matter which order they're run in. Just like any other Ruby method, methods are independent. When running tests, e</text:span>ach method <text:span text:style-name="T18">in each of the test files</text:span> starts over with a blank slate.<text:span text:style-name="T18"> And just like any other Ruby variables, the local variables in one method can't be accessed by other methods. But even though the class variables may be set in one method, don't depend on other methods to set what you need for the current method (need to ungarble this sentence).</text:span></text:p>
      <text:p text:style-name="P64"/>
      <text:h text:style-name="P467" text:outline-level="2">U<text:span text:style-name="T10">ser</text:span> M<text:span text:style-name="T10">odel</text:span> T<text:span text:style-name="T10">esting</text:span></text:h>
      <text:p text:style-name="P236"><text:span text:style-name="T19">Some attributes might be needed for every method in the test file.</text:span> <text:span text:style-name="T3">In that case, y</text:span>ou <text:span text:style-name="T3">would write a method to</text:span> set <text:span text:style-name="T3">these attributes</text:span> <text:span text:style-name="T3">before</text:span> the beginning of each test. <text:span text:style-name="T21">In the CrowdPublish.TV repository you just downloaded, take a look at the test/models/user_test.rb file.</text:span></text:p>
      <text:p text:style-name="P64"/>
      <text:p text:style-name="P367">class TestUser &lt; ActiveSupport::TestCase</text:p>
      <text:p text:style-name="P367"><text:s text:c="2"/>def setup</text:p>
      <text:p text:style-name="P367"><text:s text:c="4"/>@user = users(:one)</text:p>
      <text:p text:style-name="P367"><text:s text:c="2"/>end</text:p>
      <text:p text:style-name="P371">end</text:p>
      <text:p text:style-name="P64"/>
      <text:p text:style-name="P64"><text:span text:style-name="T17">What is this </text:span><text:span text:style-name="T23">users(:one)</text:span><text:span text:style-name="T17">? It's in our test database. How did it get there and why is it called </text:span><text:span text:style-name="T23">:one</text:span><text:span text:style-name="T17">? You may have noticed that along with controllers, helpers, etc., Rails scaffolding includes a Fixtures folder which includes .yml files that contain data. We'll get into Fixtures later.</text:span></text:p>
      <text:p text:style-name="P64"/>
      <text:p text:style-name="P66">But you won't know everything you'll need in the setup <text:span text:style-name="T62">until we see commonalities among the methods in our test files.</text:span> <text:span text:style-name="T62">So we'll start by writing methods for testing models and controllers.</text:span></text:p>
      <text:p text:style-name="P3"/>
      <text:p text:style-name="P237"><text:span text:style-name="T62">Look at models/user.rb. You'll notice the first half of the file contains many lines of code, most of which don't look like methods. They don't start with </text:span><text:span text:style-name="T24">def methodname</text:span><text:span text:style-name="T62"> and end with </text:span><text:span text:style-name="T24">end</text:span><text:span text:style-name="T62">. Instead, they say things like </text:span><text:span text:style-name="T24">after_validation, after_initialize, mount_uploader, <text:s/>before_save,</text:span><text:span text:style-name="T63"> and </text:span><text:span text:style-name="T24">has_many</text:span><text:span text:style-name="T163">. These lines are not defining methods, rather they are calling methods that exist in the Rails library. </text:span></text:p>
      <text:p text:style-name="P8"/>
      <text:p text:style-name="P72">These lines are executed in the order they appear in the model (this file). For the most part, it doesn't matter what order they appear in since none of the current method calls depend upon any of the others being called first. However it's a good idea to group similar method calls together for readability. For consistency, in test/models/user_test.rb, we'll test the calls in the order they appear in models/user.rb.</text:p>
      <text:p text:style-name="P4"/>
      <text:p text:style-name="P67">The line</text:p>
      <text:p text:style-name="acode">after_validation :geocode, :if =&gt; :address_changed?</text:p>
      <text:p text:style-name="P67"/>
      <text:p text:style-name="P67">tells the app to run a geocoding method in one of the gems if the user changes their address when the user model is updated (upon which the app validates the user model). This line is passing a <text:span text:style-name="T22">:geocode</text:span> symbol and a <text:span text:style-name="T22">:if =&gt; :address_changed?</text:span> hash into an <text:span text:style-name="T22">after_validation</text:span> method in the Rails library. <text:span text:style-name="T64">Rails does not require that parameters passed into method calls be enclosed in parentheses. If you were writing this code in C++ or Java, it might look a little more like</text:span></text:p>
      <text:p text:style-name="acode"><text:span text:style-name="T22">after_validation</text:span><text:span text:style-name="T26">(</text:span><text:span text:style-name="T22"> :geocode, :if =&gt; :address_changed?</text:span><text:span text:style-name="T27">)</text:span><text:span text:style-name="T65">. </text:span></text:p>
      <text:p text:style-name="P68"/>
      <text:p text:style-name="P69"><text:span text:style-name="T65">Remember that, like other object-oriented languages such as Java or C++, the code within every Ruby class is either calling a method or defining a method. (Although Java and C++ also require variable declarations, where Ruby skips those.) To me, it looks more obvious that </text:span><text:span text:style-name="T24">after_initialize, mount_uploader</text:span><text:span text:style-name="T65">, etc. are method calls when the parentheses are present. Without the parentheses, it looks like some form of cheating, as though there were some sort of Ruby key words being thrown about without regard to method calling.</text:span></text:p>
      <text:p text:style-name="P67"/>
      <text:p text:style-name="P74">Note that these methods are called in the model, not in the controller. This is because these methods need to be run when the user model is saved. The user model is saved every time the user table is changed in the database. And every time the user model is saved, the User class in models/user.rb is executed.</text:p>
      <text:p text:style-name="P67"/>
      <text:p text:style-name="P75">Since these methods are being called in the model, we test that they're working correctly through test methods we'll write in the TestUser class, in the test/<text:span text:style-name="T108">models/</text:span>user_test.rb file. We'll start with a method to test <text:span text:style-name="T25">after_validation</text:span>. <text:span text:style-name="T66">(Since there isn't an action going on when </text:span><text:span text:style-name="T28">attr_accessor</text:span><text:span text:style-name="T66">, <text:s/></text:span><text:span text:style-name="T28">geocoded_by</text:span><text:span text:style-name="T66">, or <text:s/></text:span><text:span text:style-name="T28">reverse_geocoded_by</text:span><text:span text:style-name="T66"> are executed, rather they're defining attributes for those methods, there isn't a way to test them. We'll skip those.)</text:span></text:p>
      <text:p text:style-name="P67"/>
      <text:p text:style-name="P96">Geocoding is done by a gem that CrowdPublish.TV uses for calculating distances between users and in-person events or bookclubs. Without this gem, the </text:p>
      <text:p text:style-name="P73"><text:span text:style-name="T22">after_validation</text:span><text:span text:style-name="T26">(</text:span><text:span text:style-name="T22"> :geocode, :if =&gt; :address_changed?</text:span><text:span text:style-name="T27">)</text:span></text:p>
      <text:p text:style-name="P96">method call <text:span text:style-name="T88">in models\user.rb </text:span>would result in a syntax error, <text:span text:style-name="T84">since there wouldn't be a </text:span><text:span text:style-name="T25">:geocode</text:span> <text:span text:style-name="T84">symbol in the app to tell Ruby how to do geocoding. Most apps aren't going to have this line in any of its models. However most apps will have other lines specific to the gems they use. You don't need to worry about the function of geocoding to write this test. </text:span></text:p>
      <text:p text:style-name="P96"/>
      <text:p text:style-name="P78">Now you can go back and look at t<text:span text:style-name="T21">he test/user_test.rb file </text:span>again. The first method is </text:p>
      <text:p text:style-name="P67"/>
      <text:p text:style-name="acode"><text:span text:style-name="T31">test </text:span><text:span text:style-name="T34">"after validation geocode"</text:span><text:span text:style-name="T35"> do</text:span></text:p>
      <text:p text:style-name="P373"><text:s text:c="2"/>oldlatitude = @user.latitude</text:p>
      <text:p text:style-name="P373"><text:s text:c="2"/>@user.address = "20022"</text:p>
      <text:p text:style-name="P374"><text:s text:c="2"/>@user.save</text:p>
      <text:p text:style-name="P373"><text:s text:c="2"/>refute_match(@user.latitude, oldlatitude)</text:p>
      <text:p text:style-name="acode"><text:span text:style-name="T25">e</text:span><text:span text:style-name="T22">nd</text:span></text:p>
      <text:p text:style-name="acode"/>
      <text:p text:style-name="P358">Note – this test does not determine whether the address was geocoded correctly, or whether the geocoding algorithm works, rather it merely determines whether the geocoding happened. The people who wrote the geocoding gem were in charge of testing whether the algorithm works and whether addresses are geocoded correctly. If a gem is widely used and recently maintained, there's a really good chance that it's been tested thoroughly.</text:p>
      <text:p text:style-name="P71"/>
      <text:p text:style-name="P80"><text:span text:style-name="T192">In Minitest, a</text:span>ll test methods must start with the word <text:span text:style-name="T22">test</text:span> <text:span text:style-name="T73">and the name of the test must be in quotes so that Ruby know it's a test method and runs it when the tests are raked. The last word in the line is </text:span><text:span text:style-name="T32">do</text:span><text:span text:style-name="T73"> and the last line of the method is </text:span><text:span text:style-name="T32">end</text:span><text:span text:style-name="T73">. In Ruby, anything between the words </text:span><text:span text:style-name="T32">do</text:span><text:span text:style-name="T73"> and </text:span><text:span text:style-name="T32">end</text:span><text:span text:style-name="T73"> is called a </text:span><text:span text:style-name="T69">block</text:span><text:span text:style-name="T73">. Basically, a block is just a chunk of code. The </text:span><text:span text:style-name="T32">do</text:span><text:span text:style-name="T73"> and </text:span><text:span text:style-name="T32">end</text:span><text:span text:style-name="T73"> is just a way to tell Ruby where the code for the test starts and ends. Blocks are used in Ruby for other methods besides tests, such as loops, so you'll see </text:span><text:span text:style-name="T32">do</text:span><text:span text:style-name="T73"> and </text:span><text:span text:style-name="T32">end</text:span><text:span text:style-name="T73"> frequently as you browse Ruby code. </text:span></text:p>
      <text:p text:style-name="P77"><text:s/></text:p>
      <text:p text:style-name="P88">This test starts by saving the user's current latitude in a local variable so we can compare it after the address is changed to see if the address was geocoded, and the latitude changed accordingly. After the address is changed, the user must be saved, otherwise the model doesn't go through a validation. <text:span text:style-name="T88">After the validation, the Geocoder gem calculates a latitude and longitude and saves those values in </text:span><text:span text:style-name="T38">@user.latitude</text:span><text:span text:style-name="T88"> and </text:span><text:span text:style-name="T38">@user.longitude</text:span><text:span text:style-name="T88">.</text:span></text:p>
      <text:p text:style-name="P86"/>
      <text:p text:style-name="P87">If you do a query on your test database, you'll see that th<text:span text:style-name="T88">e calculated</text:span> latitude <text:span text:style-name="T88">and longitude</text:span> w<text:span text:style-name="T88">ere</text:span> not saved to the test database. Instead, <text:span text:style-name="T88">they were</text:span> only used in a temporary test object, which is gone after the test is complete. This is why I like to use <text:span text:style-name="T22">puts</text:span> lines while I'm debugging my tests – testing my tests – to find out what <text:span text:style-name="T82">happened in the test and to verify that the tests are doing what I think they should be doing.</text:span></text:p>
      <text:p text:style-name="P70"/>
      <text:p text:style-name="P88"><text:span text:style-name="T83">After </text:span><text:span text:style-name="T36">@user.save</text:span><text:span text:style-name="T83"> in the </text:span><text:span text:style-name="T34">"after_validation_geocode"</text:span><text:span text:style-name="T83"> method, y</text:span>ou can insert a line in this test to find out what <text:span text:style-name="T81">the Geocoder changed the latitude to:</text:span></text:p>
      <text:p text:style-name="P117"><text:s text:c="2"/>puts “ latitude ” + @user.latitude.to_s</text:p>
      <text:p text:style-name="P89"/>
      <text:p text:style-name="P90"><text:span text:style-name="T88">the </text:span><text:span text:style-name="T22">.to_s</text:span><text:span text:style-name="T88"> changes the latitude from a float to a string. (We'll assume you already know how data types work in programming languages. If not, google for an explanation.) Now</text:span> rake the test <text:span text:style-name="T89">by entering the following text</text:span> <text:span text:style-name="T89">in your</text:span> command prompt <text:span text:style-name="T89">window (</text:span><text:span text:style-name="T22">&gt;</text:span><text:span text:style-name="T39">$</text:span><text:span text:style-name="T89"> in this tutorial means to enter text at the Unix shell or DOS prompt, as opposed to entering text into one of your app's files).</text:span></text:p>
      <text:p text:style-name="acode">&gt;<text:span text:style-name="T89">$</text:span> ra<text:span text:style-name="T223">ils</text:span> test test/models/user_test.rb </text:p>
      <text:p text:style-name="acode"/>
      <text:p text:style-name="P92">Some text will scroll by the screen, something like this: </text:p>
      <text:p text:style-name="P91"/>
      <text:p text:style-name="acode"># Running tests: </text:p>
      <text:p text:style-name="acode">latitude 38.91870370000001 </text:p>
      <text:p text:style-name="acode">....... </text:p>
      <text:p text:style-name="acode">Finished tests in 1.062741s, 15.0554 tests/s, 43.2843 assertions/s. </text:p>
      <text:p text:style-name="acode">16 tests, 46 assertions, 0 failures, 0 errors, 0 skips </text:p>
      <text:p text:style-name="acode"/>
      <text:p text:style-name="P93">Notice that one of the lines of text says the resulting latitude is: </text:p>
      <text:p text:style-name="acode"><text:span text:style-name="T81"><text:s text:c="2"/>latitude </text:span>38.91870370000001</text:p>
      <text:p text:style-name="acode"/>
      <text:p text:style-name="P97">The last line <text:span text:style-name="T90">before the end of</text:span> this <text:span text:style-name="T90">method</text:span> is </text:p>
      <text:p text:style-name="P373"><text:s text:c="2"/>refute_match(@user.latitude, oldlatitude)</text:p>
      <text:p text:style-name="acode"/>
      <text:p text:style-name="P98">Every test method will <text:span text:style-name="T86">end with</text:span> either at least one assertion, <text:span text:style-name="T85">which begins with </text:span><text:span text:style-name="T37">assert</text:span>, or refutation, <text:span text:style-name="T85">which begins with </text:span><text:span text:style-name="T35">refute</text:span>. <text:span text:style-name="T85">There's a list of assertions and refutations at http://www.mattsears.com/articles/2011/12/10/minitest-quick-reference</text:span>. <text:span text:style-name="T85">We'll go over these in a later chapter. </text:span></text:p>
      <text:p text:style-name="P98"/>
      <text:p text:style-name="P99">Assertions test for whether the statement is true, and refutations test for whether the statement is false. <text:span text:style-name="T90">With</text:span> th<text:span text:style-name="T90">e statement </text:span><text:span text:style-name="T35">refute_match</text:span>, we're checking whether the old latitude <text:span text:style-name="T90">at the beginning of the method</text:span> and the <text:span text:style-name="T90">current</text:span> value saved in <text:span text:style-name="T35">@user.latitude</text:span> are the same. <text:span text:style-name="T85">Since we're using </text:span><text:span text:style-name="T35">refute_match</text:span><text:span text:style-name="T85">, we're expecting the match between the two values in parentheses to be false.</text:span> If they <text:span text:style-name="T85">match, or are equal</text:span>, something went wrong and the newly geocoded latitude didn't get saved to the model as it was supposed to. <text:span text:style-name="T90">Since our results stated</text:span></text:p>
      <text:p text:style-name="P372">16 tests, 46 assertions, 0 failures, 0 errors, 0 skips </text:p>
      <text:p text:style-name="acode"/>
      <text:p text:style-name="P101">we know that the test passed (<text:span text:style-name="T39">0 failures</text:span>). We also know that we didn't have any syntax problems (<text:span text:style-name="T39">0 errors</text:span>). The number of tests matches the number of methods that happened to be in the test/models/user_test.rb file at the time this was run (<text:span text:style-name="T39">16 tests</text:span>) This number will keep changing throughout the development of the CrowdPublish.TV app – remember this is a live, dynamic project. I don't intend to constantly keep up with that number for the sake of this tutorial. The same goes for the number of assertions. Note that the number of assertions is not the same as the number of tests. Some tests have multiple assertions. And some assertions get counted twice by Ruby. I won't go into the details <text:span text:style-name="T92">here</text:span> of how and where Ruby increments the number of assertions made.</text:p>
      <text:p text:style-name="P6"/>
      <text:p text:style-name="P269">Exercise:</text:p>
      <text:p text:style-name="P285">1. <text:span text:style-name="T89">You can enter all kinds of </text:span><text:span text:style-name="T39">puts</text:span><text:span text:style-name="T89"> statements in your tests. Try outputting different variables besides </text:span><text:span text:style-name="T40">@user.latitude</text:span><text:span text:style-name="T90"> such as </text:span><text:span text:style-name="T35">oldlatitude</text:span><text:span text:style-name="T90"> or </text:span><text:span text:style-name="T40">@user.email</text:span><text:span text:style-name="T90">, and paste the </text:span><text:span text:style-name="T40">puts</text:span><text:span text:style-name="T90"> statements before and after the values are changed, to find out what their values are during the course of the test.</text:span></text:p>
      <text:p text:style-name="P29"/>
      <text:p text:style-name="P359">If you make any changes to this file for experimentation purposes, and we hope you will, put the file back as you found it before requesting any github pulls. Other CrowdPublish.TV contributors would greatly appreciate not having to debug tests that they knew used to work quite fine. Also feel free to add any test methods you need to test any new features or enhancements you might add to CrowdPublish.TV</text:p>
      <text:p text:style-name="P272"/>
      <text:p text:style-name="P143">~~~</text:p>
      <text:p text:style-name="P6"/>
      <text:p text:style-name="P103">The next test in test/models/user_test.rb is similar to the first. It's testing a geocoder method again, but this time it's checking whether a new address is calculated if a new latitude and longitude is saved. <text:span text:style-name="T193">So, we just tested the line in the user.rb model that tells the app to come up with latitude/longitude coordinates whenever users change their address.</text:span> <text:span text:style-name="T193">The next line in the user.rb model is</text:span></text:p>
      <text:p text:style-name="P1"/>
      <text:p text:style-name="P433"><text:s text:c="2"/>after_validation :reverse_geocode, :if =&gt; :latitude_changed?</text:p>
      <text:p text:style-name="P104"/>
      <text:p text:style-name="P104"><text:span text:style-name="T194">This tells the app to come up with an address whenever the latitude is changed</text:span>. <text:span text:style-name="T195">Of course the user doesn't enter the latitude. The geocoder gem comes up with the latitude/longitude coordinates based on the IP address.</text:span> <text:span text:style-name="T196">We test this much like in the previous method.</text:span></text:p>
      <text:p text:style-name="P29"/>
      <text:p text:style-name="P376"><text:s text:c="2"/>test "after_validation_reverse_geocode" do</text:p>
      <text:p text:style-name="P375"><text:s text:c="4"/>oldaddress = @user.address</text:p>
      <text:p text:style-name="P375"><text:s text:c="4"/>@user.latitude = 20.2</text:p>
      <text:p text:style-name="P375"><text:s text:c="4"/>@user.longitude = 20.2</text:p>
      <text:p text:style-name="P375"><text:s text:c="4"/>@user.save</text:p>
      <text:p text:style-name="P375"><text:s text:c="4"/>refute_match(@user.address, oldaddress)</text:p>
      <text:p text:style-name="P375"><text:s text:c="2"/>end</text:p>
      <text:p text:style-name="P7"/>
      <text:p text:style-name="P102">The latitude and longitude should only be modified when the user signs up. But what if the latitude and longitude <text:span text:style-name="T68">and</text:span> the address are changed? <text:span text:style-name="T91">The address overrides because of the order they appear in the model. First the model calls the method to geocode the lat long based on the newly entered address. Then the address is reverse_geocoded based on the lat long that was just calculated.</text:span></text:p>
      <text:p text:style-name="P153"/>
      <text:p text:style-name="P259">Exercise: </text:p>
      <text:p text:style-name="P274">1. <text:span text:style-name="T196">Add some puts statements to the test before and after the @user.save line, such as</text:span></text:p>
      <text:p text:style-name="P377"><text:s text:c="2"/>puts "new address " + @user.address</text:p>
      <text:p text:style-name="Standard"><text:s text:c="3"/><text:span text:style-name="T196">Rake the tests.</text:span></text:p>
      <text:p text:style-name="Standard"/>
      <text:p text:style-name="Standard">2. Delete the @user.save line from the test and r<text:span text:style-name="T196">ake the tests. What happens? Write puts statements to display @user.address, oldaddress.</text:span></text:p>
      <text:p text:style-name="P153"/>
      <text:p text:style-name="P301"><text:span text:style-name="T196">3</text:span>. Undo or delete the changes you just made.</text:p>
      <text:p text:style-name="P296"/>
      <text:p text:style-name="P153">~~~</text:p>
      <text:p text:style-name="P30"/>
      <text:p text:style-name="P30"><text:span text:style-name="T93">The next group of tests address all the </text:span><text:span text:style-name="T41">validates_</text:span><text:span text:style-name="T93"> statements in the users model. There are three fields that are required that the user have: </text:span><text:span text:style-name="T41">:email, :name </text:span><text:span text:style-name="T77">, and</text:span><text:span text:style-name="T41"> :permalink</text:span><text:span text:style-name="T93">. This is done with the lines with the format</text:span></text:p>
      <text:p text:style-name="acode">validates :<text:span text:style-name="T70">field</text:span><text:span text:style-name="T71">name</text:span>, presence: true</text:p>
      <text:p text:style-name="P9"/>
      <text:p text:style-name="P105">where <text:span text:style-name="T29">:field</text:span><text:span text:style-name="T30">name</text:span> is <text:span text:style-name="T41">:email</text:span><text:span text:style-name="T76">, </text:span><text:span text:style-name="T41">:name</text:span><text:span text:style-name="T76">, or </text:span><text:span text:style-name="T22">:permalink</text:span> <text:span text:style-name="T94">in the users model. This means that these three fields must always be present for all users in the database. Upon signup, </text:span><text:span text:style-name="T42">:password</text:span><text:span text:style-name="T94"> is required. But there is no field saved in the database called 'password.' Instead, there is a field called 'encrypted_password.' The Devise gem takes the password and encrypts it, then saves the encrypted value to the database so that hackers and developers alike are not allowed to access user's passwords. The code that tells the app to check for a password upon signup is</text:span></text:p>
      <text:p text:style-name="P378">validates_presence_of :password, :on=&gt;:create</text:p>
      <text:p text:style-name="P10"/>
      <text:p text:style-name="P11"><text:span text:style-name="T95">Because all four of these fields are required upon signup, we can write a loop to test for their presence. The loop iterates through the four required fields so we don't have to write four separate methods that do the same thing for four fields. Like blocks, loops also use </text:span><text:span text:style-name="T32">do</text:span><text:span text:style-name="T73"> and </text:span><text:span text:style-name="T32">end</text:span><text:span text:style-name="T73"> to define their beginning and end. We can place the test inside this loop, using </text:span><text:span text:style-name="T32">#{field.to_s}</text:span><text:span text:style-name="T73"> where </text:span><text:span text:style-name="T32">field</text:span><text:span text:style-name="T73"> is the variable that keeps changing within the loop. I'll assume you've been exposed to loops before and have some idea of how they work. However what was new to me when learning Ruby was the list of fields contained as an array in brackets [], then the method </text:span><text:span text:style-name="T32">.each</text:span><text:span text:style-name="T73"> is called on them, and substituted as the value for </text:span><text:span text:style-name="T32">field</text:span><text:span text:style-name="T73">. This syntax took me a little while to get used to. The way I handled that was to copy and paste whenever I needed this structure, then used analogies to substitute in what I needed to be in the loop.</text:span></text:p>
      <text:p text:style-name="P7"/>
      <text:p text:style-name="P368">[:email, :name, :permalink, :password ].each do |field|</text:p>
      <text:p text:style-name="acode"><text:s text:c="2"/>test "#{field.to_s}_must_not_be_empty" do</text:p>
      <text:p text:style-name="acode"><text:s text:c="4"/>user = User.new</text:p>
      <text:p text:style-name="acode"><text:s text:c="4"/>user.send "#{field.to_s}=", nil</text:p>
      <text:p text:style-name="acode"><text:s text:c="4"/>refute user.valid?</text:p>
      <text:p text:style-name="acode"><text:s text:c="4"/>refute_empty user.errors[field] </text:p>
      <text:p text:style-name="acode"><text:s text:c="2"/>end</text:p>
      <text:p text:style-name="P369">end</text:p>
      <text:p text:style-name="P5"/>
      <text:p text:style-name="P106">All tests are required to <text:span text:style-name="T96">have unique names, thus the variable in the </text:span><text:span text:style-name="T43">test</text:span><text:span text:style-name="T96"> line. The third line of this method/loop creates a new user. We can't use </text:span><text:span text:style-name="T43">@user</text:span><text:span text:style-name="T96">, the </text:span><text:span text:style-name="T43">user(:one)</text:span><text:span text:style-name="T96"> declared in the setup method, because we're including </text:span><text:span text:style-name="T43">:password</text:span><text:span text:style-name="T96"> in the loop. In the CrowdPublish.TV app, changing a password is optional when modifying the user's entry in the database (a user edit's their profile). </text:span></text:p>
      <text:p text:style-name="P106"/>
      <text:p text:style-name="P195">User.send is an atypical way to assign a value to a variable. We can't use <text:span text:style-name="T22">user."#{field.to_s}="</text:span> because <text:span text:style-name="T138">the rake command doesn't know what to do with that and calls it a syntax error. If you take out the quotation marks, then it's just commented out text. </text:span><text:span text:style-name="T53">User.field</text:span><text:span text:style-name="T138"> results in “undefined method field” since Ruby thinks we're telling it that 'field' is one of the database fields, as in </text:span><text:span text:style-name="T53">user.name</text:span><text:span text:style-name="T138">. Thus we have to use the send method, which is a method defined in Ruby that can be used by all objects that inherit from the Object class (which, in Ruby, is every object).</text:span></text:p>
      <text:p text:style-name="P83"/>
      <text:p text:style-name="P84">The line <text:span text:style-name="T31">refute user.valid?</text:span><text:span text:style-name="T74"> </text:span><text:span text:style-name="T78">verifies that the user is not valid. </text:span><text:span text:style-name="T79">It creates the errors for each of the fields so that the next line, </text:span><text:span text:style-name="T33">refute_empty user.errors[field]</text:span><text:span text:style-name="T74"> </text:span><text:span text:style-name="T79">has</text:span><text:span text:style-name="T78"> errors associated </text:span><text:span text:style-name="T79">in whichever of</text:span><text:span text:style-name="T78"> each of the four fields </text:span><text:span text:style-name="T79">are relevant</text:span><text:span text:style-name="T78">.</text:span><text:span text:style-name="T75"> Why?? </text:span></text:p>
      <text:p text:style-name="P5"/>
      <text:p text:style-name="P79">Note that <text:span text:style-name="T22">:</text:span><text:span text:style-name="T42">p</text:span><text:span text:style-name="T22">assword_confirmation</text:span> is not included in the loop. This is because it's required only when <text:span text:style-name="T22">:</text:span><text:span text:style-name="T42">p</text:span><text:span text:style-name="T22">assword</text:span> is present, such as when creating a user account or when updating the account by changing the <text:span text:style-name="T98">password</text:span>. <text:span text:style-name="T99">This is declared by specifying the presence of </text:span><text:span text:style-name="T22">:</text:span><text:span text:style-name="T42">p</text:span><text:span text:style-name="T22">assword_confirmation</text:span><text:span text:style-name="T99"> when the controller's </text:span><text:span text:style-name="T44">update</text:span><text:span text:style-name="T99"> method is run, with this line in the model:</text:span></text:p>
      <text:p text:style-name="P378">validates_presence_of :password_confirmation, :on =&gt; :update, :unless =&gt; lambda{ |user| user.password.blank? }</text:p>
      <text:p text:style-name="P79"/>
      <text:p text:style-name="P259">Exercise: </text:p>
      <text:p text:style-name="P275">1. <text:span text:style-name="T197">Paste this method</text:span></text:p>
      <text:p text:style-name="P434"><text:s text:c="2"/>test "email_still_must_not_be_empty" do</text:p>
      <text:p text:style-name="P434"><text:s text:c="4"/>@user.send "email=", nil </text:p>
      <text:p text:style-name="P434"><text:s text:c="4"/>refute @user.valid?</text:p>
      <text:p text:style-name="P434"><text:s text:c="4"/>refute_empty @user.errors[:email]</text:p>
      <text:p text:style-name="P434"><text:s text:c="2"/>end</text:p>
      <text:p text:style-name="P85"/>
      <text:p text:style-name="P327">into test/models/user_test.rb if it isn't already in the users model test <text:span text:style-name="T97">and rake this test to verify that it passes. </text:span></text:p>
      <text:p text:style-name="P327"/>
      <text:p text:style-name="P360">2. Change the word 'email' to 'password' in the above method. Rake the test, and verify that the test fails.</text:p>
      <text:p text:style-name="P326"/>
      <text:p text:style-name="P301"><text:span text:style-name="T196">3</text:span>. Undo or delete the changes you just made.</text:p>
      <text:p text:style-name="P296"/>
      <text:p text:style-name="P153">~~~</text:p>
      <text:p text:style-name="P14"/>
      <text:p text:style-name="P332">The next method call that we test is</text:p>
      <text:p text:style-name="P81"/>
      <text:p text:style-name="P448">validates_presence_of :password_confirmation, :on =&gt; :update, </text:p>
      <text:p text:style-name="P448"><text:s text:c="22"/>:unless =&gt; lambda{ |user| user.password.blank? }</text:p>
      <text:p text:style-name="P82"/>
      <text:p text:style-name="P82"><text:span text:style-name="T100">Since </text:span><text:span text:style-name="T22">:</text:span><text:span text:style-name="T42">p</text:span><text:span text:style-name="T22">assword_confirmation</text:span> <text:span text:style-name="T100">is not specifically required when creating a user (rather, when </text:span><text:span text:style-name="T22">:</text:span><text:span text:style-name="T42">p</text:span><text:span text:style-name="T22">assword</text:span><text:span text:style-name="T100"> isn't blank), </text:span>we must test it differently, in a separate method.</text:p>
      <text:p text:style-name="P82"/>
      <text:p text:style-name="P435">test "password_confirmation must not be empty password present" do</text:p>
      <text:p text:style-name="acode"><text:s text:c="2"/><text:span text:style-name="T101">@</text:span>user.update(password: "<text:span text:style-name="T101">yourpassword</text:span>")</text:p>
      <text:p text:style-name="acode"><text:s text:c="2"/><text:span text:style-name="T101">@</text:span>user.send "password_confirmation=", nil</text:p>
      <text:p text:style-name="acode"><text:s text:c="2"/>refute_empty <text:span text:style-name="T101">@</text:span>user.errors[:password_confirmation] </text:p>
      <text:p text:style-name="acode">end</text:p>
      <text:p text:style-name="P108"/>
      <text:p text:style-name="P110"><text:span text:style-name="T102">This test is quite similar to the tests embedded in the looped tests above. In the </text:span><text:span text:style-name="T45">:password_confirmation</text:span><text:span text:style-name="T102"> test, i</text:span>nstead of specifying a new user, this method updates the existing user that was initialized in the <text:span text:style-name="T22">setup</text:span> method, using the <text:span text:style-name="T22">update</text:span> method from the controller as in <text:span text:style-name="T22">@user.update</text:span>. I don't know what the next line does??</text:p>
      <text:p text:style-name="P111"/>
      <text:p text:style-name="P110">Like the <text:span text:style-name="T22">refute_empty</text:span> method in the looped tests, this line also verifies there are errors associated with <text:span text:style-name="T42">:password_confirmation</text:span>.</text:p>
      <text:p text:style-name="P110"/>
      <text:p text:style-name="P112">There is a lot of syntax that can do similar things. We could've also written the looped test to determine what happens upon creating a new user, when the <text:span text:style-name="T22">create</text:span> method in the controller is used. </text:p>
      <text:p text:style-name="P112"/>
      <text:p text:style-name="P113"/>
      <text:p text:style-name="P260">Exercise: </text:p>
      <text:p text:style-name="P276">1. <text:span text:style-name="T102">Paste this method into test/models/user_test.rb and rake the test to experiment with how it works.</text:span></text:p>
      <text:p text:style-name="P31"/>
      <text:p text:style-name="P435">test "<text:span text:style-name="T109">name_and_permalink_must_not_be_empty</text:span>" do </text:p>
      <text:p text:style-name="P435"><text:s text:c="2"/>user = User.create(password: "hoohaahh", password_confirmation: "hoohaahh", email: "m@example.com")</text:p>
      <text:p text:style-name="P403"><text:s text:c="2"/>refute_empty user.errors[:name] </text:p>
      <text:p text:style-name="P403"><text:s text:c="2"/>refute_empty user.errors[:permalink] </text:p>
      <text:p text:style-name="P435">end</text:p>
      <text:p text:style-name="P276"/>
      <text:p text:style-name="P276"><text:span text:style-name="T102">In this method, we create a user with all the required fields, except for </text:span><text:span text:style-name="T45">:name</text:span><text:span text:style-name="T102"> and </text:span><text:span text:style-name="T45">:permalink</text:span><text:span text:style-name="T102">. You'll see that this test passes. </text:span></text:p>
      <text:p text:style-name="P276"/>
      <text:p text:style-name="P276"><text:span text:style-name="T198">2. Try inserting </text:span><text:span text:style-name="T45">name: “Lisa S”,</text:span><text:span text:style-name="T102"> into the parentheses after </text:span><text:span text:style-name="T45">User.create</text:span><text:span text:style-name="T102"> then rake the test again. You'll see that the assertion </text:span><text:span text:style-name="T45">refute_empty user.errors[:name]</text:span><text:span text:style-name="T102"> fails. Since it's in the same test as the </text:span><text:span text:style-name="T45">refute_empty</text:span><text:span text:style-name="T102"> assertion for </text:span><text:span text:style-name="T45">:permalink</text:span><text:span text:style-name="T102">, and the :permalink assertion appears after the failing assertion, the :permalink assertion isn't even run. It's skipped and the test rake and moves on to the next test. <text:s/></text:span></text:p>
      <text:p text:style-name="P328"/>
      <text:p text:style-name="P332">3. Further experiment with this test by adding or removing other fields to the User.create line, changing assertions to refutations and vice versa to learn how tests work and to become familiar with the error messages MiniTest displays.</text:p>
      <text:p text:style-name="P328"/>
      <text:p text:style-name="P302"><text:span text:style-name="T198">4</text:span>. Undo or delete the changes you just made.</text:p>
      <text:p text:style-name="P297"/>
      <text:p text:style-name="P143">~~~</text:p>
      <text:p text:style-name="P14"/>
      <text:p text:style-name="P141">T<text:span text:style-name="T110">he next</text:span> line <text:span text:style-name="T110">in the model that we'll test is</text:span></text:p>
      <text:p text:style-name="P381">validates_confirmation_of :password, :on=&gt;:create</text:p>
      <text:p text:style-name="P126"/>
      <text:p text:style-name="P121"><text:span text:style-name="T110">We wrote a</text:span> test <text:span text:style-name="T110">that</text:span> <text:span text:style-name="T103">checks whether the user has entered the same text for the password and password_confirmation. We'll create a new user for this test, passing values for all required fields. We don't recommend using “hooooooo” or “haaaaaaaa” for passwords on the site, but they'll work for the sake of this test. Perhaps we should enforce stronger passwords in upcoming versions of CrowdPublish.TV. For now, any set of 8 or more characters will work.</text:span></text:p>
      <text:p text:style-name="P122"/>
      <text:p text:style-name="acode">test "password_and_password_confirmation_<text:span text:style-name="T103">must_</text:span>match" do</text:p>
      <text:p text:style-name="P379"><text:s text:c="2"/>user = User.create(name: 'samiam', password: "hoohaahh", password_confirmation: "hooooooo", email: "m@example.com", permalink: "qwerty")</text:p>
      <text:p text:style-name="P379"><text:s text:c="2"/>assert user.errors[:password_confirmation].any?, "password_confirmation matches password"</text:p>
      <text:p text:style-name="P379">end</text:p>
      <text:p text:style-name="P380"/>
      <text:p text:style-name="P142">The assertion line we used for this test accomplishes the same thing that the refute_empty lines did in <text:span text:style-name="T111">the above tests. It doesn't matter which format you use. We tried something different here to show you another way of writing an assertion. The text in quotes is what appears in your logs among the other test output if this test fails. </text:span></text:p>
      <text:p text:style-name="P125"/>
      <text:p text:style-name="P261">Exercise: </text:p>
      <text:p text:style-name="P277">1. <text:span text:style-name="T111">Change </text:span><text:span text:style-name="T46">assert</text:span><text:span text:style-name="T111"> to </text:span><text:span text:style-name="T46">refute</text:span><text:span text:style-name="T111">, then rake this test to show the error message.</text:span></text:p>
      <text:p text:style-name="P329"/>
      <text:p text:style-name="P303"><text:span text:style-name="T199">2</text:span>. Undo or delete the changes you just made.</text:p>
      <text:p text:style-name="P303"/>
      <text:p text:style-name="P154">~~~</text:p>
      <text:p text:style-name="P14"/>
      <text:p text:style-name="P143">The next line we'll test in the model is</text:p>
      <text:p text:style-name="P14"/>
      <text:p text:style-name="P382">validates_length_of :password, :within =&gt; Devise.password_length, :allow_blank =&gt; true</text:p>
      <text:p text:style-name="P127"/>
      <text:p text:style-name="P143">The Devise gem sets a minimum password length of 8 characters that the developer can override. If this line is not in the model, a password of 1 character would be accepted – not a good policy for any app. But if we set a password length restriction, the model requires a password and password_confirmation to be entered every time the user updates their profile. CrowdPublish.TV was like that for a long time during its infancy and I found it to be very annoying. </text:p>
      <text:p text:style-name="P12"/>
      <text:p text:style-name="P370">test "password <text:span text:style-name="T113">must</text:span> be at least 8 char"</text:p>
      <text:p text:style-name="P404"><text:s text:c="4"/>@user.password = "hihihi"</text:p>
      <text:p text:style-name="P404"><text:s text:c="4"/>@user.password_confirmation = "hihihi"</text:p>
      <text:p text:style-name="P404"><text:s text:c="4"/>assert @user.invalid?, "password is at least 8 char"</text:p>
      <text:p text:style-name="P404"><text:s text:c="4"/>refute_empty @user.errors[:password] </text:p>
      <text:p text:style-name="P404"><text:s text:c="4"/>puts "password errors " + @user.errors[:password].to_s</text:p>
      <text:p text:style-name="P385">end</text:p>
      <text:p text:style-name="P123"/>
      <text:p text:style-name="P129"><text:span text:style-name="T114">Rather than create a new user for this test, we us</text:span>e the @user variable declared in the setup method. The second and third lines of this test set <text:span text:style-name="T114">new</text:span> password and password_confirmation values <text:span text:style-name="T114">for @user</text:span>. <text:span text:style-name="T114">Note that there are no values for </text:span>password and password_confirmation <text:span text:style-name="T114">in the users.yml file in the fixtures – there would be no place to store these values if they were included in users.yml. This is because there are no fields for </text:span>password and password_confirmation <text:span text:style-name="T114">in the test database (or any of the databases). Our app stores encrypted_password instead. Which means there are no existing values for @user.</text:span>password <text:span text:style-name="T115">nor</text:span> <text:span text:style-name="T115">@user.</text:span>password_confirmation, <text:span text:style-name="T115">or these variables are nil</text:span>. </text:p>
      <text:p text:style-name="P129"/>
      <text:p text:style-name="P160">Normally when we set @user.variable in our tests, we're overwriting the current value stored in @user.variable. This value is only stored in the object, not in the database. Thus after running the tests, you can do a query and see that the test database still holds the values placed there by the users.yml fixture. </text:p>
      <text:p text:style-name="P128"/>
      <text:p text:style-name="P160">Again, we need to include the line <text:span text:style-name="T47">assert @user.invalid?</text:span><text:span text:style-name="T112"> </text:span>to load errors into the password messages, so we can show that the password errors were not empty. <text:span text:style-name="T113">We included the puts line so you can see what the error message is for passwords that are too short. The resulting output is:</text:span></text:p>
      <text:p text:style-name="acode">password errors ["is too short (minimum is 8 characters)"]</text:p>
      <text:p text:style-name="P335"/>
      <text:p text:style-name="P336"><text:span text:style-name="T114">This</text:span> verifies that the Devise password length is indeed 8 characters. <text:span text:style-name="T114">The error message comes from MiniTest's library of messages for the validates_length_of method, using Devise's password length variable to print what the minimum has been defined as in our app.</text:span></text:p>
      <text:p text:style-name="P123"/>
      <text:p text:style-name="P124"><text:span text:style-name="T113">In general, we don't test for things that gems do</text:span>. <text:span text:style-name="T113">Here we're merely testing the CrowdPublish.TV app method call that happens to use a value declared in a gem.</text:span> <text:span text:style-name="T113">Developers who maintain</text:span> popular gems such as Devise <text:span text:style-name="T113">test the heck out of their gems. They have lots of experience and know what they're doing. Sure, there are occasional bugs, but gem features are already tested by the developers who update the gems and </text:span>should not need to be tested by developers who use those gems. </text:p>
      <text:p text:style-name="P124"/>
      <text:p text:style-name="P261">Exercise: </text:p>
      <text:p text:style-name="P277">1. <text:span text:style-name="T200">Change the password to “hihihihi”. What happens?</text:span></text:p>
      <text:p text:style-name="P277"/>
      <text:p text:style-name="P333">2. Change the password confirmation to “hihihihi”. Does that fix it?</text:p>
      <text:p text:style-name="P329"/>
      <text:p text:style-name="P303"><text:span text:style-name="T200">3</text:span>. Undo or delete the changes you just made.</text:p>
      <text:p text:style-name="P303"/>
      <text:p text:style-name="P144">~~~</text:p>
      <text:p text:style-name="P144"/>
      <text:p text:style-name="P337"><text:span text:style-name="T200">Password confirmation is needed only if a password is entered</text:span>.</text:p>
      <text:p text:style-name="P337"/>
      <text:p text:style-name="P449">validates_presence_of :password_confirmation, :on =&gt; :update, :unless =&gt; lambda{ |user| user.password.blank? }</text:p>
      <text:p text:style-name="P337"/>
      <text:p text:style-name="P337">We need to write a separate test to determine whether the password can be empty and avoid the annoying error messages when we change our profile information. <text:span text:style-name="T115">The user is </text:span>already logged in if <text:span text:style-name="T115">she</text:span> can <text:span text:style-name="T115">access her</text:span> profile update page, for goodsake <text:span text:style-name="T121">(not wanting to take anyone's lord's name in vain here)</text:span>.</text:p>
      <text:p text:style-name="P15"/>
      <text:p text:style-name="P384">test "password can be empty <text:span text:style-name="T116">and password_confirmation doesnt matter</text:span>" do</text:p>
      <text:p text:style-name="P383"><text:s text:c="2"/>@user.password = nil</text:p>
      <text:p text:style-name="P383"><text:s text:c="2"/>@user.password_confirmation = "hihihi"</text:p>
      <text:p text:style-name="P383"><text:s text:c="2"/>assert_empty @user.errors[:password] </text:p>
      <text:p text:style-name="P383">end</text:p>
      <text:p text:style-name="P143"/>
      <text:p text:style-name="P161"><text:span text:style-name="T123">Again we use the class variable @user that was set to user(:one) from the users.yml fixture in the setup method. </text:span>We set the <text:span text:style-name="T121">user's</text:span> password to nil and asserted that the password errors are empty. We put a password confirmation in this test to see what happens if something is entered into the password_confirmation variable. The test passes, proving that password_confirmation is not checked if password is not present <text:span text:style-name="T121">and that it's OK to leave an existing user's password blank</text:span>.</text:p>
      <text:p text:style-name="P143"/>
      <text:p text:style-name="P262">Exercise: </text:p>
      <text:p text:style-name="P278">1. <text:span text:style-name="T200">Change the password to “hooooooo”. What happens?</text:span></text:p>
      <text:p text:style-name="P278"/>
      <text:p text:style-name="P333">2. Change the password confirmation to nil. What happens?</text:p>
      <text:p text:style-name="P330"/>
      <text:p text:style-name="P304"><text:span text:style-name="T200">3</text:span>. Undo or delete the changes you just made.</text:p>
      <text:p text:style-name="P304"/>
      <text:p text:style-name="P155">~~~</text:p>
      <text:p text:style-name="P14"/>
      <text:p text:style-name="P161">Let's back up a moment and look for something in the model we might have skipped. The next test is for </text:p>
      <text:p text:style-name="P386"/>
      <text:p text:style-name="P405">validates :email, presence: true,</text:p>
      <text:p text:style-name="P405"><text:s text:c="18"/>uniqueness: { case_sensitive: false }</text:p>
      <text:p text:style-name="P161"/>
      <text:p text:style-name="P171">We already tested part of th<text:span text:style-name="T118">is</text:span> method call when we looped through all the required fields <text:span text:style-name="T121">to verify their presence is required</text:span>. <text:s/><text:span text:style-name="T118">But we haven't tested the second part of this method call, which requires that each user's email address be unique. We would've written a test to loop through both of the fields that are required to be unique – email and permalink – but unlike the loop that tested for presence where we set the fields to nil, these tests require a value for two different users so the values can be compared for uniqueness. The format of :permalink and :email has to be different, so setting their values within a loop would be more complicated than writing two separate tests. Permalinks must be alphanumeric; emails need to conform to Devise's email regex, set in the model as </text:span><text:span text:style-name="T48">Devise.email_regexp</text:span><text:span text:style-name="T118">. We test for both of these formats in test/models/user_test.rb, but in a test we'll go through later in this chapter. </text:span></text:p>
      <text:p text:style-name="P171"/>
      <text:p text:style-name="P213">We'll assume you know what regular expressions are and won't define them here. If you'd like to get a better understanding of regular expressions, do a web search for the definition and usage of regex.</text:p>
      <text:p text:style-name="P16"/>
      <text:p text:style-name="P387">test "email of new user should be unique" do</text:p>
      <text:p text:style-name="P387"><text:s text:c="2"/>user1 = User.create(name: 'samiam', password: "hoohaahh", password_confirmation: "hoohaahh", </text:p>
      <text:p text:style-name="P387"><text:s text:c="22"/>email: "m<text:span text:style-name="T129">o</text:span>@<text:span text:style-name="T129">CrowdPublish.TV</text:span>", permalink: "<text:span text:style-name="T130">lisa</text:span>")</text:p>
      <text:p text:style-name="P387"><text:s text:c="2"/>user2 = User.create(name: 'samiam', password: "hoohaahh", password_confirmation: "hoohaahh", </text:p>
      <text:p text:style-name="P388"><text:s text:c="22"/>email: "mo@<text:span text:style-name="T129">CrowdPublish.TV</text:span>", permalink: "<text:span text:style-name="T129">CrowdPublishTV</text:span>")</text:p>
      <text:p text:style-name="P387"><text:s text:c="2"/>refute_empty user2.errors[:email]</text:p>
      <text:p text:style-name="P387"><text:s text:c="2"/>assert user2.errors[:email].any?, "email unique" </text:p>
      <text:p text:style-name="P387">end</text:p>
      <text:p text:style-name="P162"/>
      <text:p text:style-name="P180">Here we created two new users and assigned them to local variables, user1 and user2. <text:span text:style-name="T123">We passed in all the fields required for creating new users. But we gave them different permalinks, but the user that was created last tried to use the same email address that the first user already had. This occasionally happens when an existing user forgets their password and tries to sign up again rather than requesting a password reset link. We need all users in the database to have different email addresses because that's what they use as their unique username when they sign in. If two records in the database had the same email address, the app wouldn't know which of the two records to pull data from to store in the current_user object. </text:span></text:p>
      <text:p text:style-name="P176"/>
      <text:p text:style-name="P176">Not sure why errors are generated for email here even though we didn't implement refute user2.valid? in a previous line. <text:span text:style-name="T119">In this test, we checked to make sure we couldn't create a new user (user2) with the email address of an existing user (user1).</text:span> <text:span text:style-name="T119">I suppose we could test for errors when an existing user wants to change their email to make sure they don't try to take the email address of another existing user. That's not necessary since the test for email uniqueness upon creating a new user covers uniqueness. However we'll test for uniqueness of an existing user with the permalink field.</text:span></text:p>
      <text:p text:style-name="P176"/>
      <text:p text:style-name="P263">Exercise: </text:p>
      <text:p text:style-name="P279">1. <text:span text:style-name="T201">Take name: 'samiam' out of the list of variables passed to the User.create method. What happens? Note that we already tested for name presence.</text:span></text:p>
      <text:p text:style-name="P279"/>
      <text:p text:style-name="P334">2. Change the <text:span text:style-name="T201">email for user1 to mo@croWdpubliShtv</text:span>. <text:span text:style-name="T201">Does this change the results</text:span>? <text:span text:style-name="T201">Why not?</text:span></text:p>
      <text:p text:style-name="P331"/>
      <text:p text:style-name="P305"><text:span text:style-name="T200">3</text:span>. Undo or delete the changes you just made.</text:p>
      <text:p text:style-name="P305"/>
      <text:p text:style-name="P156">~~~</text:p>
      <text:p text:style-name="P32"/>
      <text:p text:style-name="P167"><text:span text:style-name="T120">The next method call we'll test in the model validates not only the uniqueness of permalinks, but also enforces permalinks to consist only of alphanumeric characters by using the optional </text:span><text:span text:style-name="T51">uniqueness</text:span><text:span text:style-name="T50">:{}</text:span><text:span text:style-name="T120"> block passed into the </text:span><text:span text:style-name="T50">validates</text:span><text:span text:style-name="T120"> method call.</text:span></text:p>
      <text:p text:style-name="P118"/>
      <text:p text:style-name="P118">validates :permalink, presence: true, length: { maximum: 20, message: "must be less than 20 characters" },</text:p>
      <text:p text:style-name="P118"><text:s text:c="22"/>format: <text:s text:c="4"/>{ with: /\A[\w+]+\z/ },</text:p>
      <text:p text:style-name="P120"><text:s text:c="22"/>uniqueness: { case_sensitive: false }</text:p>
      <text:p text:style-name="P181"/>
      <text:p text:style-name="P166">We already tested part of th<text:span text:style-name="T118">is</text:span> method call when we looped through all the required fields <text:span text:style-name="T121">to verify their presence is required</text:span>. <text:s/><text:span text:style-name="T118">But we haven't tested the second part of this method call, which requires that each user's permalink be unique. All users in the database must have unique permalinks because a user's permalink forms the end of their unique url, as in www.CrowdPublish.TV/lisa. If there were two CrowdPublish.TV/lisa (I decided that the plural of lisa is lisa) in the app, which one would be displayed when someone else came along and typed that url into their url bar?</text:span></text:p>
      <text:p text:style-name="P166"/>
      <text:p text:style-name="P406">test "permalink must be unique" do</text:p>
      <text:p text:style-name="P406"><text:s text:c="2"/>@user.permalink = "CrowdPublishTV"</text:p>
      <text:p text:style-name="P406"><text:s text:c="2"/>@user.save</text:p>
      <text:p text:style-name="P406"><text:s text:c="2"/>user2 = users(:two)</text:p>
      <text:p text:style-name="P406"><text:s text:c="2"/>user2.permalink = "crowDpublisHtv"</text:p>
      <text:p text:style-name="P406"><text:s text:c="2"/>refute user2.valid?, "permalink unique" </text:p>
      <text:p text:style-name="P406"><text:s text:c="2"/>refute_empty user2.errors[:permalink] </text:p>
      <text:p text:style-name="P406">end </text:p>
      <text:p text:style-name="P163"/>
      <text:p text:style-name="P177">Again, we could've tested for permalink uniqueness <text:span text:style-name="T120">by creating new users as we did with the email tests. But for the sake of trying diverse testing conventions, we tested changing the permalink of an existing user.</text:span></text:p>
      <text:p text:style-name="P177"/>
      <text:p text:style-name="P182">The first user is the one previously set in the class @user variable. The second user is also already in the database, <text:span text:style-name="T124">defined in the users.yml fixture</text:span>, but needed to be loaded into <text:span text:style-name="T124">an object, so we declared a local variable user2.We had to </text:span><text:span text:style-name="T49">.save</text:span><text:span text:style-name="T124"> the first user, because when we reset the permalink for the second user, the app only checked the database to make sure there weren't any other users with this permalink. If @user weren't saved, the new permalink would only have been in the @user object, not the database. We could've left @user.permalink alone and it would've kept the permalink set in the users.yml fixture, then designed the test to set user2.permalink to whatever permalink was in the fixture for users(:one). Instead, we decided to reset both the @user.permalink and user2.permalink variables so that they wouldn't be dependent on someone changing the users fixture, resulting in this test failing for the wrong reason. </text:span></text:p>
      <text:p text:style-name="P182"/>
      <text:p text:style-name="P214">We set both new permalinks to the same word, although we used different capitalization schemes. We did this because later in the model we set all permalinks (and emails) to downcase in the database so they wouldn't be case sensitive. We refute user2's validity, which loads the errors into the user2.errors[] array so we can refute a lack of (or empty) permalink errors in the next line. </text:p>
      <text:p text:style-name="P177"/>
      <text:p text:style-name="P264">Exercise: </text:p>
      <text:p text:style-name="P280">1. <text:span text:style-name="T202">Remove the user2.valid (sixth) line. What happens? Does that mean there are no errors?</text:span></text:p>
      <text:p text:style-name="P280"/>
      <text:p text:style-name="P342">2. <text:span text:style-name="T203">Paste a </text:span><text:span text:style-name="T49">puts </text:span><text:span text:style-name="T48">user2.errors[:permalink]</text:span><text:span text:style-name="T118"> line in this method, we can see the error </text:span><text:span text:style-name="T48">is invalid</text:span><text:span text:style-name="T118">, which really doesn't tell us anything interesting. But at least we know that we can't use the same permalink for two different users, even when we use a different capitalization scheme.</text:span></text:p>
      <text:p text:style-name="P342"/>
      <text:p text:style-name="P338"><text:span text:style-name="T178">3</text:span><text:span text:style-name="T177">. Undo or delete the changes you just made.</text:span></text:p>
      <text:p text:style-name="P306"/>
      <text:p text:style-name="P157">~~~</text:p>
      <text:p text:style-name="P14"/>
      <text:p text:style-name="P164"><text:span text:style-name="T120">The above method call also enforces permalinks to consist only of alphanumeric characters with the optional </text:span><text:span text:style-name="T50">format:{}</text:span><text:span text:style-name="T120"> block passed into the method call as abbreviated below. </text:span></text:p>
      <text:p text:style-name="P119">validates :permalink,<text:span text:style-name="T122"> format: { with: /\A[\w+]+\z/ }</text:span></text:p>
      <text:p text:style-name="P165"/>
      <text:p text:style-name="P215">We require alphanumeric characters mostly to make it easier on other users who wish to enter an author or reader's url in a url bar without being confused about what characters to enter. We also don't want to deal with browsers having problems with unusual characters in urls. I had an early user who lived in the Middle East create a name and permalink with characters from his native language, which resulted in all sorts of weird errors. I'm not sure what kind of browsers are used in the Middle East, but compatibility is becoming more important as communication among citizens of diverse countries increases.</text:p>
      <text:p text:style-name="P168"/>
      <text:p text:style-name="P216">In this test, we use the existing @user class object and change the user's permalink to something with crazy characters.</text:p>
      <text:p text:style-name="P165"/>
      <text:p text:style-name="acode">test "permalink must be alphanumeric" do</text:p>
      <text:p text:style-name="acode"><text:s text:c="2"/>@user.permalink = "whatthe@#$%&amp;!"</text:p>
      <text:p text:style-name="acode"><text:s text:c="2"/>refute @user.valid?, "permalink alphanumeric" </text:p>
      <text:p text:style-name="acode"><text:s text:c="2"/>refute_empty @user.errors[:permalink] </text:p>
      <text:p text:style-name="acode">end </text:p>
      <text:p text:style-name="P145"/>
      <text:p text:style-name="P183">Using the same syntax as we did for testing uniqueness, we refute validity of the permalink, which again <text:span text:style-name="T125">results in</text:span> <text:span text:style-name="T125">the</text:span> <text:span text:style-name="T125">un</text:span>interesting <text:span text:style-name="T49">is invalid</text:span> <text:span text:style-name="T125">error message</text:span>.</text:p>
      <text:p text:style-name="P178"/>
      <text:p text:style-name="P265">Exercise: </text:p>
      <text:p text:style-name="P343"><text:span text:style-name="T203">1</text:span>. <text:span text:style-name="T203">Paste a </text:span><text:span text:style-name="T49">puts </text:span><text:span text:style-name="T60">@</text:span><text:span text:style-name="T48">user.errors[:permalink]</text:span><text:span text:style-name="T118"> line in this method.</text:span></text:p>
      <text:p text:style-name="P343"/>
      <text:p text:style-name="P339"><text:span text:style-name="T179">2</text:span><text:span text:style-name="T177">. Undo or delete the changes you just made.</text:span></text:p>
      <text:p text:style-name="P310"/>
      <text:p text:style-name="P158">~~~</text:p>
      <text:p text:style-name="P17"/>
      <text:p text:style-name="P217">The next test we wrote was to make sure the app warns users when they try to create a new user or change an old user's email address to something that isn't an email address, enforced by this line in the users model:</text:p>
      <text:p text:style-name="P389"/>
      <text:p text:style-name="P395">validates_format_of :email, :with <text:s/>=&gt; Devise.email_regexp </text:p>
      <text:p text:style-name="P170"/>
      <text:p text:style-name="P171"><text:span text:style-name="T131">The Devise gem uses a regex stored in the class variable (is it?) </text:span><text:span text:style-name="T52">Devise.email_regexp</text:span><text:span text:style-name="T131">. Here let's take a moment to refresh your memory on variable scope in object-oriented programming. The symbology for scoped variables in Ruby is summarized in the Table below, in descending order of visibility/access: </text:span></text:p>
      <text:p text:style-name="P171"/>
      <table:table table:name="Table2" table:style-name="Table2">
        <table:table-column table:style-name="Table2.A"/>
        <table:table-column table:style-name="Table2.B"/>
        <table:table-column table:style-name="Table2.C"/>
        <table:table-row>
          <table:table-cell table:style-name="Table2.A1" office:value-type="string">
            <text:p text:style-name="P457">Term</text:p>
          </table:table-cell>
          <table:table-cell table:style-name="Table2.A1" office:value-type="string">
            <text:p text:style-name="P457">Prefix</text:p>
          </table:table-cell>
          <table:table-cell table:style-name="Table2.C1" office:value-type="string">
            <text:p text:style-name="P457">Scope</text:p>
          </table:table-cell>
        </table:table-row>
        <table:table-row>
          <table:table-cell table:style-name="Table2.A2" office:value-type="string">
            <text:p text:style-name="P456">Global</text:p>
          </table:table-cell>
          <table:table-cell table:style-name="Table2.A2" office:value-type="string">
            <text:p text:style-name="P458">$</text:p>
          </table:table-cell>
          <table:table-cell table:style-name="Table2.C2" office:value-type="string">
            <text:p text:style-name="P458">Entire app</text:p>
          </table:table-cell>
        </table:table-row>
        <table:table-row>
          <table:table-cell table:style-name="Table2.A2" office:value-type="string">
            <text:p text:style-name="P456">Class</text:p>
          </table:table-cell>
          <table:table-cell table:style-name="Table2.A2" office:value-type="string">
            <text:p text:style-name="P458">@@</text:p>
          </table:table-cell>
          <table:table-cell table:style-name="Table2.C2" office:value-type="string">
            <text:p text:style-name="P458">All instances of that class</text:p>
          </table:table-cell>
        </table:table-row>
        <table:table-row>
          <table:table-cell table:style-name="Table2.A2" office:value-type="string">
            <text:p text:style-name="P458">Instance</text:p>
          </table:table-cell>
          <table:table-cell table:style-name="Table2.A2" office:value-type="string">
            <text:p text:style-name="P458">@</text:p>
          </table:table-cell>
          <table:table-cell table:style-name="Table2.C2" office:value-type="string">
            <text:p text:style-name="P458">One instance of that class</text:p>
          </table:table-cell>
        </table:table-row>
        <table:table-row>
          <table:table-cell table:style-name="Table2.A2" office:value-type="string">
            <text:p text:style-name="P456">Local</text:p>
          </table:table-cell>
          <table:table-cell table:style-name="Table2.A2" office:value-type="string">
            <text:p text:style-name="Table_20_Contents"/>
          </table:table-cell>
          <table:table-cell table:style-name="Table2.C2" office:value-type="string">
            <text:p text:style-name="P458">One method</text:p>
          </table:table-cell>
        </table:table-row>
      </table:table>
      <text:p text:style-name="P171"/>
      <text:p text:style-name="P218">Global, class, and instance variables require a symbol before the variable name to indicate their scope. Local variables require no symbol be placed before the variable name. You'll notice in the test methods we've been using that some of the variables are local variables such as user1 or user2. Values of local variables can be accessed only within the method they exist within. The remaining variables are instance variables, such as @user. Instance variables are able to be accessed from all methods in the class. </text:p>
      <text:p text:style-name="P172"/>
      <text:p text:style-name="P172"><text:span text:style-name="T131">In the case of our user_test class, we used instance variables, such as user1, when we didn't need that variable to have a value that carried over to any of the other test methods. We've been using @user in all the methods where we don't need to create a new user. @user was given a value in the setup method, which was run before any of the other methods in the user_test class, thus @user had a value when each of the other test methods were executed. The 'value' of @user was the first user in the test database. OK, a user (record) in the database is a lot more than </text:span><text:span text:style-name="T135">one</text:span><text:span text:style-name="T131"> value; it's a whole lot of values. It's a whole class (user.rb class, in fact) of values. You can assign an instance of an object to a variable in most object-oriented programming languages, such as Ruby.</text:span></text:p>
      <text:p text:style-name="P171"/>
      <text:p text:style-name="P190">Global and class variables are used very rarely compared to instance and local variables. So far, CrowdPublish.TV uses neither global nor class variables at all. <text:span text:style-name="T134">There is no need to use class variables in these tests since we only use one instance of each test class each time the tests are run.</text:span> <text:span text:style-name="T132">There are many resources on the internet to deepen your understanding of scope if you are interested, thus we won't go into any more detail here.</text:span></text:p>
      <text:p text:style-name="P190"/>
      <text:p text:style-name="P193">This test checks the validity of a properly formatted email address and refutes the validity of assigning characters that don't form an email address to the user's email field.</text:p>
      <text:p text:style-name="P390"/>
      <text:p text:style-name="P396">test "should have format of email address" do</text:p>
      <text:p text:style-name="acode"><text:s text:c="2"/><text:span text:style-name="T132">@</text:span>user.email = "email@<text:span text:style-name="T128">CrowdPublish.TV</text:span>"</text:p>
      <text:p text:style-name="P407"><text:s text:c="2"/>assert @user.valid?, "wrong email format" </text:p>
      <text:p text:style-name="P408"><text:s text:c="2"/>assert_empty @user.errors[:email]</text:p>
      <text:p text:style-name="P398"><text:s text:c="2"/>user2 = users(:<text:span text:style-name="T133">two</text:span>)</text:p>
      <text:p text:style-name="acode"><text:s text:c="2"/>user2.email = "<text:span text:style-name="T128">CrowdPublishTV</text:span>"</text:p>
      <text:p text:style-name="P407"><text:s text:c="2"/>refute user2.valid?, "proper email format" </text:p>
      <text:p text:style-name="P407"><text:s text:c="2"/>refute_empty user2.errors[:email] </text:p>
      <text:p text:style-name="P397">end</text:p>
      <text:p text:style-name="P393"/>
      <text:p text:style-name="P193">The second line assigns a new email address to the email field of the instance variable @user. We decided to set a new email address here so the test wouldn't be dependent on anyone changing the users.yml fixture. It's also easier for test readability, since we can see what format the text assigned to @user.email is without referring to the user.yml file. <text:span text:style-name="T137">The third and fourth lines assert that the email address is the correct format. </text:span></text:p>
      <text:p text:style-name="P194"/>
      <text:p text:style-name="P194">The fifth line of this test assigns the second user in the users table of our test database to a local variable, user2. <text:span text:style-name="T139">The sixth line is similar to line 2, in that it assigns a string to user2's email variable. But in this case, it's not an email address. So, unlike our two assert lines to test @user, in the next two lines, we use </text:span><text:span text:style-name="T54">refute</text:span><text:span text:style-name="T139"> to test the email string we gave user2.</text:span></text:p>
      <text:p text:style-name="P185"/>
      <text:p text:style-name="P219">At first I was going to replace the assertions with this line, which tests against the regex used in Devise for email addresses:</text:p>
      <text:p text:style-name="P147"/>
      <text:p text:style-name="P396"><text:s text:c="2"/>assert_match(/\A[\w+\-.]+@[a-z\d\-.]+\.[a-z]+\z/, user1.email)</text:p>
      <text:p text:style-name="P393"/>
      <text:p text:style-name="P184"><text:span text:style-name="T126">But then I realized that isn't testing whether the email address is valid within the app, its testing whether it matches a specific format I gave it for the test</text:span>. <text:span text:style-name="T126">I could make up any format to match, but that won't have anything to do with what the app will accept.</text:span></text:p>
      <text:p text:style-name="P179"/>
      <text:p text:style-name="P266">Exercise: </text:p>
      <text:p text:style-name="P344"><text:span text:style-name="T203">1</text:span>. <text:span text:style-name="T203">Paste the line </text:span></text:p>
      <text:p text:style-name="P436"><text:s text:c="3"/>assert_match(/"email@<text:span text:style-name="T128">CrowdPublish.TV</text:span>"/, <text:span text:style-name="T204">@</text:span>user.email)</text:p>
      <text:p text:style-name="P344"/>
      <text:p text:style-name="P361"><text:s text:c="4"/>in this method. What does this test tell you? Is it useful?</text:p>
      <text:p text:style-name="P344"/>
      <text:p text:style-name="P346">2. What would be more useful?</text:p>
      <text:p text:style-name="P344"/>
      <text:p text:style-name="P340"><text:span text:style-name="T180">3</text:span><text:span text:style-name="T177">. Undo or delete the changes you just made.</text:span></text:p>
      <text:p text:style-name="P311"/>
      <text:p text:style-name="P159">~~~</text:p>
      <text:p text:style-name="P18"/>
      <text:p text:style-name="P173"><text:span text:style-name="T140">The next test makes sure users don't enter a description for their YouTube videos that is more than 255 characters. When we created the </text:span><text:span text:style-name="T55">:videodesc1</text:span><text:span text:style-name="T140">, </text:span><text:span text:style-name="T55">:videodesc2</text:span><text:span text:style-name="T140">, and </text:span><text:span text:style-name="T55">:videodesc3</text:span><text:span text:style-name="T140">, fields in the database, we wrote a migration, which we entered into the command line, that designated all three of those fields to be the type String. (If you are unfamiliar with strings or types, google them now). Due to the way memory storage works and the way programming languages are designed, all strings in Ruby and most other languages can hold up to 255 characters. </text:span></text:p>
      <text:p text:style-name="P173"/>
      <text:p text:style-name="P392">validates :videodesc1, length: { maximum: 255 }</text:p>
      <text:p text:style-name="P392">validates :videodesc<text:span text:style-name="T141">2</text:span>, length: { maximum: 255 }</text:p>
      <text:p text:style-name="P392">validates :videodesc<text:span text:style-name="T141">3</text:span>, length: { maximum: 255 }</text:p>
      <text:p text:style-name="P186"/>
      <text:p text:style-name="P220">If you need a field in the database to store more text than that, you need to designate the field as the type Text. A few of the fields in CrowdPublish.TV are of the type Text, such as user.about and book.blurb. Even a reasonably brief biography or book jacket blurb will likely be longer than 255 characters. Early versions of CrowdPublish.TV had those fields designated as strings, and every time a user entered their bio, the profile update page exited without saving any of the user's information. They were not too happy about this.</text:p>
      <text:p text:style-name="P174"/>
      <text:p text:style-name="P220">Text fields can hold millions of characters, although if the user tries to store that many, the browser will get really slow when trying to load their page. A few million characters, or around 10 novels, would probably crash the database. We don't limit the number of characters for those fields. Hopefully none of the users are that long-winded, nor that vain, to think that they warrant several books about themselves being displayed on one page.</text:p>
      <text:p text:style-name="P169"/>
      <text:p text:style-name="P184"><text:span text:style-name="T141">To test for field length, we created a loop, as we did when we tested for required fields, such as email and name</text:span>.</text:p>
      <text:p text:style-name="P184"/>
      <text:p text:style-name="P399"><text:s text:c="2"/>[:videodesc1, :videodesc2, :videodesc3 ].each do |field|</text:p>
      <text:p text:style-name="P399"><text:s text:c="4"/>test "#{field.to_s}_must_be_less_than255char" do</text:p>
      <text:p text:style-name="P399"><text:s text:c="6"/>@user.send "#{field.to_s}=", "supercalifragilisticexpialidocioussupercalifrag...25<text:span text:style-name="T205">6</text:span>"</text:p>
      <text:p text:style-name="P399"><text:s text:c="6"/>refute @user.valid?, "video description is short enough" </text:p>
      <text:p text:style-name="P399"><text:s text:c="6"/>refute_empty @user.errors[field] </text:p>
      <text:p text:style-name="P399"><text:s text:c="4"/>end</text:p>
      <text:p text:style-name="P399"><text:s text:c="2"/>end</text:p>
      <text:p text:style-name="P146"/>
      <text:p text:style-name="P196">We pass each of the three :videodesc fields into the field variable. <text:span text:style-name="T142">Again, the test names must be unique, so the </text:span><text:span text:style-name="T56">field</text:span><text:span text:style-name="T142"> variable needs to be included in the test name so each of the three tests in the loop can have unique names. </text:span></text:p>
      <text:p text:style-name="P189"/>
      <text:p text:style-name="P107"><text:span text:style-name="T127">For the sake of formatting this book, let's pretend that the supercalifragilistic text is 255 characters. The text in test/models/user_test.rb of the CrowdPublish.TV code, is of course more than 255 characters – otherwise the test wouldn't do what it's supposed to. The third line of this method/loop uses the </text:span><text:span text:style-name="T43">send</text:span><text:span text:style-name="T96"> method to save a ridiculously long piece of text in each of the three video description fields. </text:span></text:p>
      <text:p text:style-name="P107"/>
      <text:p text:style-name="P107"><text:span text:style-name="T96">And the next two lines</text:span><text:span text:style-name="T74"> </text:span><text:span text:style-name="T80">refute</text:span><text:span text:style-name="T78"> </text:span><text:span text:style-name="T80">@</text:span><text:span text:style-name="T78">user</text:span><text:span text:style-name="T80">'s</text:span><text:span text:style-name="T78"> valid</text:span><text:span text:style-name="T80">ity when the supercalifragilistically long text is saved in the fields' variables.</text:span></text:p>
      <text:p text:style-name="P94"/>
      <text:p text:style-name="P266">Exercise: </text:p>
      <text:p text:style-name="P345"><text:span text:style-name="T203">1</text:span>. <text:span text:style-name="T205">Change @user.send <text:s/>"#{field.to_s}=", to @user.videodesc1 = <text:s/>.</text:span></text:p>
      <text:p text:style-name="P345"/>
      <text:p text:style-name="P347">2. Change supercalifrag... to super. What do you have to change to make the test pass? In the test? In the model?</text:p>
      <text:p text:style-name="P436"/>
      <text:p text:style-name="P340"><text:span text:style-name="T180">3</text:span><text:span text:style-name="T177">. Undo or delete the changes you just made.</text:span></text:p>
      <text:p text:style-name="P311"/>
      <text:p text:style-name="P146">~~~</text:p>
      <text:p text:style-name="P18"/>
      <text:p text:style-name="P197">The next <text:span text:style-name="T143">test ensures that whatever the user enters for their permalink, it all gets converted to lowercase before it gets saved to the database. This is done because Rails urls are case sensitive and we wanted to avoid the confusion of having one user with the page www.CrowdPublish.TV/Lisa and another with the page www.CrowdPublish.TV/lisa. Thus the end of all users' urls are lowercase.</text:span></text:p>
      <text:p text:style-name="P169"/>
      <text:p text:style-name="P391">before_save { |user| user.permalink = permalink.downcase }</text:p>
      <text:p text:style-name="P394"/>
      <text:p text:style-name="P188"><text:span text:style-name="T57">before_save</text:span><text:span text:style-name="T144"> is a method available for all objects that inherit from the ActiveRecord::Base class</text:span>. <text:span text:style-name="T144">All models in Rails inherit from this class; or at least they should, otherwise most of the useful methods that are often needed in models (such as ) would not be available. You may have noticed the line that declares the model classes (usually the first line in every model file) is</text:span></text:p>
      <text:p text:style-name="P409">class User &lt; ActiveRecord::Base</text:p>
      <text:p text:style-name="P199"/>
      <text:p text:style-name="P199">Without <text:s/><text:span text:style-name="T22">&lt; ActiveRecord::Base</text:span>, the User class would stand on its own, <text:span text:style-name="T145">and wouldn't communicate with the controller, thus every view that needed to interact with the Users model would break. </text:span></text:p>
      <text:p text:style-name="P199"/>
      <text:p text:style-name="P200">To test <text:span text:style-name="T146">whether the permalink is converted to lowercase, </text:span></text:p>
      <text:p text:style-name="P184"/>
      <text:p text:style-name="P400">test "make all permalinks lowercase" do</text:p>
      <text:p text:style-name="P400"><text:s text:c="2"/>@user.permalink = "LisaLisa"</text:p>
      <text:p text:style-name="P400"><text:s text:c="2"/>@user.save</text:p>
      <text:p text:style-name="P400"><text:s text:c="2"/>assert_match(/[a-z<text:span text:style-name="T205">0-9]</text:span>/, @user.permalink)</text:p>
      <text:p text:style-name="P400">end</text:p>
      <text:p text:style-name="P187"/>
      <text:p text:style-name="P201">We set the permalink to some text that has a couple of uppercase letters in it. Then we save the user object so that the before_save method will be run. </text:p>
      <text:p text:style-name="P198"/>
      <text:p text:style-name="P198"><text:span text:style-name="T147">As opposed to the test where we were checking whether an email address conformed to Devise's email regex, i</text:span>n this case <text:span text:style-name="T144">it makes sense to use</text:span> <text:span text:style-name="T22">assert_match</text:span> because we wanted to verify that the app processed the permalink, <text:span text:style-name="T144">The </text:span><text:span text:style-name="T22">/[a-z]/</text:span> <text:span text:style-name="T144">regex means that all characters in the text are lowercase letters. If you ever need to use a regex, do a web search to find the one you want. I always do. I don't bother memorizing how to form regexes. There are several regex cheat sheets online.</text:span></text:p>
      <text:p text:style-name="P146"/>
      <text:p text:style-name="P257">Exercise: </text:p>
      <text:p text:style-name="P272">1. <text:span text:style-name="T205">Paste</text:span></text:p>
      <text:p text:style-name="P401"><text:s text:c="2"/>puts @user.permalink</text:p>
      <text:p text:style-name="P298"/>
      <text:p text:style-name="P298"><text:s text:c="5"/><text:span text:style-name="T205">right before the last line. What happened to the permalink?</text:span></text:p>
      <text:p text:style-name="P298"/>
      <text:p text:style-name="P314"><text:span text:style-name="T208">2</text:span>. C<text:span text:style-name="T206">hange “LisaLisa” to “LISALISA”. C</text:span>reate a regex to <text:span text:style-name="T206">assert that it matches all uppercase characters and place it into an assert method. Considering that the permalink is converted to lowercase before saving the user model, where would you paste an assert line to ensure an uppercase-only match? Would such a test be useful? Why not?</text:span></text:p>
      <text:p text:style-name="P314"/>
      <text:p text:style-name="P315"><text:span text:style-name="T208">3</text:span>. Change <text:span text:style-name="T207">/[a-z][0-9]/ </text:span>to <text:span text:style-name="T207">/[</text:span>A-Z<text:span text:style-name="T207">]/. </text:span>What two things would you have to change in the model for this to pass?</text:p>
      <text:p text:style-name="P298"/>
      <text:p text:style-name="P298"><text:span text:style-name="T208">4</text:span>. Undo or delete the changes you just made.</text:p>
      <text:p text:style-name="P294"/>
      <text:p text:style-name="P146">~~~</text:p>
      <text:p text:style-name="P18"/>
      <text:p text:style-name="P203">The final Ruby-provided Object method we'll test is similar to the method we just tested</text:p>
      <text:p text:style-name="P169"/>
      <text:p text:style-name="P391">before_save { |user| user.email = email.downcase }</text:p>
      <text:p text:style-name="P19"/>
      <text:p text:style-name="P202">Like the test above, we set the email <text:span text:style-name="T148">to a string that has some uppercase characters mixed in and save @user. All the method does is make all uppercase characters into their lowercase counterparts. We could test that by setting @user.email as a string with only letters and no @ or dot symbols. But since all email addresses have @ and dot symbols, it's best to put them in the email string, so we can test whether those symbols interfere with the downcase process.</text:span></text:p>
      <text:p text:style-name="P175"/>
      <text:p text:style-name="P402">test "make all emails lowercase" do</text:p>
      <text:p text:style-name="P402"><text:s text:c="2"/>@user.email = "you@CrowdPublish.TV"</text:p>
      <text:p text:style-name="P402"><text:s text:c="2"/>@user.save</text:p>
      <text:p text:style-name="P437"><text:s text:c="2"/>assert_match(/[a-z]<text:span text:style-name="T209">[0-9]</text:span>+@+[a-z]<text:span text:style-name="T209">[0-9]</text:span>+\.+[a-z]/, @user.email)</text:p>
      <text:p text:style-name="P402">end</text:p>
      <text:p text:style-name="P391"/>
      <text:p text:style-name="P205">Due to the @ and dot symbols, the <text:span text:style-name="T22">match</text:span> here had to be more complex than the simple set of lowercase letters <text:span text:style-name="T210">or numbers </text:span>in the last test method. Here we had to insert the @ between two sets of lowercase letters, followed by a <text:span text:style-name="T22">\.</text:span> and <text:span text:style-name="T151">another set of lowercase letters. Why is there a slash before the dot? Because </text:span><text:span text:style-name="T59">.</text:span><text:span text:style-name="T151"> has a special meaning in regexes, signifying any single character. Here we want it to mean an actual dot. A backslash in most languages tells the computer that we're using the literal character, not some special code.</text:span></text:p>
      <text:p text:style-name="P204"/>
      <text:p text:style-name="P257">Exercise: </text:p>
      <text:p text:style-name="P272">1. <text:span text:style-name="T150">Enter some </text:span><text:span text:style-name="T58">puts</text:span><text:span text:style-name="T149"> statements in this test method also if you'd like to see what happens to the email address at the beginning and end of this test.</text:span></text:p>
      <text:p text:style-name="P307"/>
      <text:p text:style-name="P316">2. <text:span text:style-name="T210">Remove the @user.save line and take out the slash before the dot. What happens? Write a puts statement to show the value of @user.email. </text:span></text:p>
      <text:p text:style-name="P307"/>
      <text:p text:style-name="P307"><text:span text:style-name="T211">3</text:span>. Undo or delete the changes you just made.</text:p>
      <text:p text:style-name="P283"/>
      <text:p text:style-name="P148">~~~</text:p>
      <text:p text:style-name="P20"/>
      <text:p text:style-name="P223">Now we've tested all the Ruby-provided methods that we used in the user model. The remaining user model tests are for the methods I had to write myself.</text:p>
      <text:p text:style-name="P206"/>
      <text:p text:style-name="P206">The next test works only if you have a Stripe secret key. Stripe is a very powerful gem that integrates apps with financial features such as taking credit cards and depositing into bank accounts. <text:span text:style-name="T159">If you're interested in trying this out, sign up for a free Stripe test account. If you're asked for a credit card or bank account number, you're signing up for too much. Read the documentation at Stripe.com to find out where on your dashboard your secret test key is and paste it into the config/initializers/keys.rb file you created and pasted fake stuff into at the beginning of this tutorial.</text:span></text:p>
      <text:p text:style-name="P206"/>
      <text:p text:style-name="P223">Stripe is authorized to work with banks in around 13 countries (they're trying to add more, and they're allowed to provide more service to some countries than to others). Stripe is used for payment exchange in a lot of popular sites, such as Kickstarter. The method that begins with </text:p>
      <text:p text:style-name="P206"/>
      <text:p text:style-name="P419">def add_bank_account(countryoftax, currency, bankaccountnumber, routingnumber, countryofbank)</text:p>
      <text:p text:style-name="P207"/>
      <text:p text:style-name="P223">doesn't do anything very complex itself, but it calls a Stripe function that creates a Stripe account for CrowdPublish.TV authors behind the scenes – authors don't even have to know it's Stripe! </text:p>
      <text:p text:style-name="P223"/>
      <text:p text:style-name="P223">There are two ways an app's users can create Stripe accounts – require users to sign up for Stripe themselves <text:span text:style-name="T160">(standalone Stripe accounts)</text:span>, or <text:span text:style-name="T160">create a way for users to sign up for an account through the app (managed Stripe accounts). CrowdPublish.TV uses managed accounts. It's way way more complicated, but it's one less hurdle for users, making it less likely they'll jump ship before trying it out.</text:span></text:p>
      <text:p text:style-name="P223"/>
      <text:p text:style-name="P226">The add_bank_account method reads in five values from the user's addbankaccount.html.erb page, upon data entry by the user. <text:span text:style-name="T161">Since the rules under which the Stripe account is legally allowed to operate depends upon the country in which the user's bank account exists and upon the country in which the user pays taxes to, the add_bank_account method uses a series of simple if statements to check for the country of tax and currency used, then assigns the country code of the allowed country of bank.</text:span></text:p>
      <text:p text:style-name="P209"/>
      <text:p text:style-name="P410">test "add bank account" do</text:p>
      <text:p text:style-name="P438"><text:s text:c="2"/>@user.add_bank_account('GB', 'SEK', '000123456789', '110000000', 'AU')</text:p>
      <text:p text:style-name="P438"><text:s text:c="2"/>refute @user.valid?, "currency &amp; country combination valid" </text:p>
      <text:p text:style-name="P438"><text:s text:c="2"/>refute_empty @user.errors[:account] </text:p>
      <text:p text:style-name="P438">end</text:p>
      <text:p text:style-name="P415"/>
      <text:p text:style-name="P226">T<text:span text:style-name="T212">he previous tests checked whether calls to existing Rails methods resulted in expected outcomes or values</text:span>. <text:span text:style-name="T212">This test checks to make sure a method we wrote specifically for CrowdPublish.TV does what we wanted it to. In TDD, the developer writes this method first, then writes the code to do what this test is asking for. </text:span></text:p>
      <text:p text:style-name="P226"/>
      <text:p text:style-name="P352">To test this method, you need a working Stripe test key. <text:span text:style-name="T162">Should we create a test Stripe account and give out the id?</text:span></text:p>
      <text:p text:style-name="P226"/>
      <text:p text:style-name="P349">In this case, the test specifies that the app (Stripe) should show errors in the account attribute of the model when someone says their bank account is based in Great Britain and the currency it uses is Swedish K. <text:span text:style-name="T213">while</text:span> add<text:span text:style-name="T213">ing</text:span> their bank account to their CrowdPublish.TV profile. <text:span text:style-name="T213">Note that this does not check for users changing an existing British bank account in their profile to Swedish K. </text:span></text:p>
      <text:p text:style-name="P349"/>
      <text:p text:style-name="P351">Stripe has certain codes for testing Stripe capabilities within an app. '000123456789' can be used as a bank account number and should be valid. '110000000' is a valid Stripe routing number. Stripe has tables for </text:p>
      <text:p text:style-name="P226"/>
      <text:p text:style-name="P267">Exercise: </text:p>
      <text:p text:style-name="P281">1. <text:span text:style-name="T214">Paste a puts statement so you can read the errors resulting from improper country and currency combinations</text:span>.</text:p>
      <text:p text:style-name="P441"><text:s text:c="3"/>puts <text:s/>@user.errors[:account] </text:p>
      <text:p text:style-name="P309"/>
      <text:p text:style-name="P441">test "add bank account2" do </text:p>
      <text:p text:style-name="P439"><text:s text:c="2"/>@user.add_bank_account('GB', 'GBP', '000123456789', '110000000', 'GB')</text:p>
      <text:p text:style-name="P439"><text:s text:c="2"/>assert @user.valid?, "cant have that currency in that country" </text:p>
      <text:p text:style-name="P439"><text:s text:c="2"/>assert_empty @user.errors[:account] </text:p>
      <text:p text:style-name="P439"/>
      <text:p text:style-name="P439"><text:s text:c="2"/><text:span text:style-name="T214">assert that an account object is not empty</text:span></text:p>
      <text:p text:style-name="P439">end</text:p>
      <text:p text:style-name="P227"/>
      <text:p text:style-name="P350">This second test also checks new accounts being added to a user's profile. This time it ensures that a bank account is created when the country, currency, bank number, and routing number are compatible for the country in which they pay taxes. </text:p>
      <text:p text:style-name="P227"/>
      <text:p text:style-name="P228">Then we check whether the method properly retrieves the user's <text:span text:style-name="T217">Stripe </text:span>account. </text:p>
      <text:p text:style-name="P443"><text:span text:style-name="T215">t</text:span>est “<text:span text:style-name="T217">stripe</text:span> accounts” do</text:p>
      <text:p text:style-name="P441"><text:s text:c="2"/><text:span text:style-name="T214">Retrieve accounts object and make sure correct info there</text:span></text:p>
      <text:p text:style-name="P443">end</text:p>
      <text:p text:style-name="P230"/>
      <text:p text:style-name="P229">Then we check whether the method properly adds the bank account to a new external_accounts object in the user's Stripe account. </text:p>
      <text:p text:style-name="P229"/>
      <text:p text:style-name="P442"><text:span text:style-name="T215">t</text:span>est “external accounts” do</text:p>
      <text:p text:style-name="P440"><text:s text:c="2"/><text:span text:style-name="T214">Retrieve external_accounts object and make sure correct info there</text:span></text:p>
      <text:p text:style-name="P442">end</text:p>
      <text:p text:style-name="P226"/>
      <text:p text:style-name="P226">qqq</text:p>
      <text:p text:style-name="P225"/>
      <text:p text:style-name="P258">Exercise: </text:p>
      <text:p text:style-name="P348"/>
      <text:p text:style-name="P308"><text:span text:style-name="T185">2</text:span>. <text:span text:style-name="T214">Look at Stripe's documentation on their web docs. Find the table on the page about testing that shows all the account codes for testing. What's the URL?</text:span></text:p>
      <text:p text:style-name="P308"/>
      <text:p text:style-name="P317">3. Change in testbankaccount2 '000123456789' to the number that will result in an Account Closed code. <text:span text:style-name="T224">T</text:span>est. </text:p>
      <text:p text:style-name="P308"/>
      <text:p text:style-name="P308"><text:span text:style-name="T216">4. </text:span>Undo or delete the changes you just made.</text:p>
      <text:p text:style-name="P152"/>
      <text:p text:style-name="P149">~~~</text:p>
      <text:p text:style-name="P21"/>
      <text:p text:style-name="P322">The next <text:span text:style-name="T218">test specifies that the app</text:span> takes the user id out of the user's ustream code <text:span text:style-name="T186">and/or youtube url</text:span>. We use their id instead of code because we don't want to execute malicious code if the user entered something other than their ustream code <text:span text:style-name="T186">or youtube url</text:span>.</text:p>
      <text:p text:style-name="P224"/>
      <text:p text:style-name="P412">test "parse ustream" do</text:p>
      <text:p text:style-name="P444">end</text:p>
      <text:p text:style-name="P210"/>
      <text:p text:style-name="P353">The following code accomplishes</text:p>
      <text:p text:style-name="P210"/>
      <text:p text:style-name="P411">def parse_ustreamyoutube</text:p>
      <text:p text:style-name="P432"><text:s text:c="2"/>if self.ustreamvid.match(/ustream.tv\/embed/)</text:p>
      <text:p text:style-name="P432"><text:s text:c="4"/>ustreamparsed = parse_ustream self.ustreamvid</text:p>
      <text:p text:style-name="P432"><text:s text:c="4"/>self.update_attribute(:ustreamvid, ustreamparsed)</text:p>
      <text:p text:style-name="P432"><text:s text:c="2"/>end</text:p>
      <text:p text:style-name="P432"><text:s text:c="2"/>if self.youtube1.match(/youtube.com/) || self.youtube1.match(/youtu.be/)</text:p>
      <text:p text:style-name="P432"><text:s text:c="4"/>youtube1parsed = parse_youtube self.youtube1</text:p>
      <text:p text:style-name="P432"><text:s text:c="4"/>self.update_attribute(:youtube1, youtube1parsed)</text:p>
      <text:p text:style-name="P432"><text:s text:c="2"/>end</text:p>
      <text:p text:style-name="P432"><text:s/>end</text:p>
      <text:p text:style-name="P432"><text:s/>...</text:p>
      <text:p text:style-name="P432">end</text:p>
      <text:p text:style-name="P418"/>
      <text:p text:style-name="P362">This code is mostly if statements to determine whether the ustream code and the youtube urls are the right format or if the user has entered something bogus. If they are, this method calls two other user model methods to do the parsing. The … in the code above replaces two more if statements for the youtube2 and youtube3 variables, pretty much the same if statement as for youtube1.</text:p>
      <text:p text:style-name="P208"/>
      <text:p text:style-name="P414"/>
      <text:p text:style-name="P258">Exercise: </text:p>
      <text:p text:style-name="P353">1. Write a puts statement for @user.ustream. <text:span text:style-name="T225">T</text:span>est.</text:p>
      <text:p text:style-name="P354"/>
      <text:p text:style-name="P282"><text:span text:style-name="T218">2</text:span>. Change <text:span text:style-name="T218">the ustream url to “mymalicious.com”</text:span>. <text:span text:style-name="T218">What is the parsed result</text:span></text:p>
      <text:p text:style-name="P321"/>
      <text:p text:style-name="P341"><text:span text:style-name="T181">3</text:span><text:span text:style-name="T177">. Undo or delete the changes you just made.</text:span></text:p>
      <text:p text:style-name="P152"/>
      <text:p text:style-name="P150">~~~</text:p>
      <text:p text:style-name="P22"/>
      <text:p text:style-name="P233">Private methods. This is so the rest of the app can't access these methods.</text:p>
      <text:p text:style-name="P233"/>
      <text:p text:style-name="P357">DONT TEST PRIVATE METHODS – it won't work &amp; theory says unnecessary. Test that the public methods that use the private methods work</text:p>
      <text:p text:style-name="P356"/>
      <text:p text:style-name="P356">Test that if users don't specify whether they are authors or readers when they sign up, they are automatically assigned as authors.</text:p>
      <text:p text:style-name="P232"/>
      <text:p text:style-name="P417">def assign_defaults_on_new_user</text:p>
      <text:p text:style-name="P233"/>
      <text:p text:style-name="P356">Method that sets new users as authors unless they specify otherwise.</text:p>
      <text:p text:style-name="P33"><text:tab/></text:p>
      <text:p text:style-name="P416">def assign_defaults_on_new_user</text:p>
      <text:p text:style-name="P447"><text:s text:c="2"/>self.author = 2 unless self.author</text:p>
      <text:p text:style-name="P447">end</text:p>
      <text:p text:style-name="P231"/>
      <text:p text:style-name="P231"/>
      <text:p text:style-name="P258">Exercise: </text:p>
      <text:p text:style-name="P273">1. Change.</text:p>
      <text:p text:style-name="P321"/>
      <text:p text:style-name="P300"><text:span text:style-name="T185">2</text:span>. Undo or delete the changes you just made.</text:p>
      <text:p text:style-name="P152"/>
      <text:p text:style-name="P150">~~~</text:p>
      <text:p text:style-name="P318"/>
      <text:p text:style-name="P356">To test this method we can loop through all three attributes for urls to users' youtube videos.</text:p>
      <text:p text:style-name="P355"/>
      <text:p text:style-name="P446"><text:s text:c="2"/>[:youtube1, :youtube2, :youtube3 ].each do |field|</text:p>
      <text:p text:style-name="P446"><text:s text:c="4"/>test "#{field.to_s}_parsed" do</text:p>
      <text:p text:style-name="P446"><text:s text:c="6"/>@user.send "#{field.to_s}=", "http://youtube.com/123456"</text:p>
      <text:p text:style-name="P446"><text:s text:c="6"/>youtubetemp = @user."#{field.to_s}"</text:p>
      <text:p text:style-name="P446"><text:s text:c="6"/>@user.save</text:p>
      <text:p text:style-name="P446"><text:s text:c="6"/>refute_match(youtubetemp, @user."#{field.to_s}")</text:p>
      <text:p text:style-name="P446"><text:s text:c="4"/>end</text:p>
      <text:p text:style-name="P446"><text:s text:c="2"/>end</text:p>
      <text:p text:style-name="P355"/>
      <text:p text:style-name="P319">The next test strips the video id out of youtube urls.</text:p>
      <text:p text:style-name="P320"/>
      <text:p text:style-name="P447"><text:s text:c="4"/>def parse_youtube url</text:p>
      <text:p text:style-name="P447"><text:s text:c="6"/>regex = /(?:youtu.be\/|youtube.com\/watch\?v=|\/(?=p\/))([\w\/\-]+)/</text:p>
      <text:p text:style-name="P447"><text:s text:c="6"/>if url.match(regex)</text:p>
      <text:p text:style-name="P447"><text:s text:c="8"/>url.match(regex)[1]</text:p>
      <text:p text:style-name="P447"><text:s text:c="6"/>end</text:p>
      <text:p text:style-name="P447"><text:s text:c="4"/>end</text:p>
      <text:p text:style-name="P355"/>
      <text:p text:style-name="P258">Exercise: </text:p>
      <text:p text:style-name="P273">1. Change <text:span text:style-name="T219">url</text:span>. <text:span text:style-name="T219">Puts.</text:span></text:p>
      <text:p text:style-name="P273"/>
      <text:p text:style-name="P356">2. Delete @user.save</text:p>
      <text:p text:style-name="P321"/>
      <text:p text:style-name="P300"><text:span text:style-name="T185">2</text:span>. Undo or delete the changes you just made.</text:p>
      <text:p text:style-name="P152"/>
      <text:p text:style-name="P150">~~~</text:p>
      <text:p text:style-name="P319"/>
      <text:p text:style-name="P319">The next test is to make sure the app strips the video id out of ustream urls.</text:p>
      <text:p text:style-name="P320"/>
      <text:p text:style-name="P413">test "parse ustream" do</text:p>
      <text:p text:style-name="P445"><text:s text:c="2"/>@user.ustream = "http://ustream.tv/34567"</text:p>
      <text:p text:style-name="P445"><text:s text:c="2"/>ustreamtemp = @user.ustream</text:p>
      <text:p text:style-name="P445"><text:s text:c="2"/>@user.save</text:p>
      <text:p text:style-name="P445"><text:s text:c="2"/>refute_match(ustreamtemp, @user.ustream)</text:p>
      <text:p text:style-name="P445">end</text:p>
      <text:p text:style-name="P211"/>
      <text:p text:style-name="P356">The method to strip ids out of ustream urls</text:p>
      <text:p text:style-name="P211"/>
      <text:p text:style-name="P417">def parse_ustream url</text:p>
      <text:p text:style-name="P211"/>
      <text:p text:style-name="P211"/>
      <text:p text:style-name="P211"/>
      <text:p text:style-name="P268">Exercise: </text:p>
      <text:p text:style-name="P273">1. Change.</text:p>
      <text:p text:style-name="P321"/>
      <text:p text:style-name="P300"><text:span text:style-name="T185">2</text:span>. Undo or delete the changes you just made.</text:p>
      <text:p text:style-name="P152"/>
      <text:p text:style-name="P459"/>
      <text:h text:style-name="P468" text:outline-level="2"><text:bookmark-start text:name="__RefHeading__638_941404247"/>U<text:span text:style-name="T10">ser</text:span> <text:span text:style-name="T11">Controller</text:span> T<text:span text:style-name="T10">esting</text:span><text:bookmark-end text:name="__RefHeading__638_941404247"/></text:h>
      <text:p text:style-name="P238"><text:span text:style-name="T165">You may have noticed that we tested every method and method call in the user model</text:span>. <text:span text:style-name="T165">We will do the same for the controller. In fact, we'll test every method in every model, every controller, every helper... we'll test almost every method we write. Why? Not because we don't trust they'll work, but because we want to make sure we don't break anything we weren't aware of whenever we change something. </text:span></text:p>
      <text:p text:style-name="P238"/>
      <text:p text:style-name="P239"><text:span text:style-name="T166">I</text:span>n the first stages of creating an app, <text:span text:style-name="T166">most or</text:span> all of the model consists of method calls. <text:span text:style-name="T166">Of those method calls, the majority of them called Ruby-provided functions.</text:span> <text:span text:style-name="T166">As the app grows, most of the code goes into the model due to info hiding/access -what is this called.</text:span> <text:span text:style-name="T166">In our controller, we have very few method calls. One of our method calls, </text:span></text:p>
      <text:p text:style-name="P450">layout :resolve_layout </text:p>
      <text:p text:style-name="acode"/>
      <text:p text:style-name="P240">calls a method <text:span text:style-name="T167">that we wrote within the controller. <text:s/>Most of the methods in the controller are for communicating all the variables that the views will need. These methods have the same name as their views. </text:span></text:p>
      <text:p text:style-name="P238"/>
      <text:p text:style-name="P241">Like with the user model, we need to do a few things before we can run the tests. In both the model tests and controller tests, we need to sign in a user. Without a signed in user,<text:span text:style-name="T164"> the app won't do </text:span>several<text:span text:style-name="T164"> of the functions we're testing. Most tests will require signing in before running the test because the method they're testing would fail on the real site if the user were not logged in. In fact, in the other method call, we tell the controller that a user must be logged in to view certain pages.</text:span></text:p>
      <text:p text:style-name="P238"/>
      <text:p text:style-name="P423">before_filter :authenticate_user!, only: [:edit, :update, :managesales, :createstripeaccount]</text:p>
      <text:p text:style-name="P243"/>
      <text:p text:style-name="P242">Again, like the user model, our user controller <text:span text:style-name="T22">setup</text:span> method is at the beginning of the file. </text:p>
      <text:p text:style-name="P234"/>
      <text:p text:style-name="acode">class UsersControllerTest &lt; ActionController::TestCase</text:p>
      <text:p text:style-name="acode"><text:s text:c="2"/>setup do</text:p>
      <text:p text:style-name="acode"><text:s text:c="4"/>@user = users(:one)</text:p>
      <text:p text:style-name="acode"><text:s text:c="4"/>sign_in @user</text:p>
      <text:p text:style-name="acode"><text:s text:c="2"/>end</text:p>
      <text:p text:style-name="P151"/>
      <text:p text:style-name="P242">And this <text:span text:style-name="T22">setup</text:span> method is pretty much the same as the method for the user model. We take the user from the database that is designated with the symbol <text:span text:style-name="T22">:one</text:span> (assigned in the user.yml fixture) and assign it to the <text:span text:style-name="T22">@user</text:span> instance variable. Then we sign the user in. </text:p>
      <text:p text:style-name="P242"/>
      <text:p text:style-name="P151">~~~</text:p>
      <text:p text:style-name="P23"/>
      <text:p text:style-name="P242">The first users controller test is for the users controller method that gets the users index. In CrowdPublish.TV the users index shows the profile pictures of all the users in the database (all the users who have signed up) who have uploaded a profile picture to CrowdPublish.TV (stored in Amazon AWS – we'll discuss that as we get more advanced). <text:span text:style-name="T168">The method that makes it possible for us to see the list of users is </text:span></text:p>
      <text:p text:style-name="P235"/>
      <text:p text:style-name="P451">def index</text:p>
      <text:p text:style-name="P422"><text:s text:c="2"/>...</text:p>
      <text:p text:style-name="acode"><text:s text:c="2"/>userswithpic = User.where( "profilepic SIMILAR TO '%(jpg|gif|tif|png|jpeg|GIF|JPG|JPEG|TIF|PNG)'</text:p>
      <text:p text:style-name="acode"><text:s text:c="6"/>OR (profilepicurl SIMILAR TO 'http%' AND </text:p>
      <text:p text:style-name="acode"><text:s text:c="6"/>profilepicurl SIMILAR TO '%(jpg|gif|tif|png|jpeg|GIF|JPG|JPEG|TIF|PNG)%') ")</text:p>
      <text:p text:style-name="acode"><text:s text:c="2"/>@users = userswithpic.paginate(:page =&gt; params[:page], :per_page =&gt; 32)</text:p>
      <text:p text:style-name="P425"><text:s text:c="2"/>...</text:p>
      <text:p text:style-name="P425">end</text:p>
      <text:p text:style-name="acode"/>
      <text:p text:style-name="P247">This method does a query <text:span text:style-name="T169">to find all the users with profile pictures that are actually pictures. Users are given the choice to upload a picture or to enter a url of a picture, such as CrowdPublish.TV/images/logo.png. Sometimes users enter a profile picture url such as http://amazon.com. Yeah right. Like I'm going to search the entire Amazon site to find a picture of them and enter it myself. (For users who may be confused, the meaning of a url of a picture is explained on the profile editing page of CrowdPublish.TV.)</text:span></text:p>
      <text:p text:style-name="P247"/>
      <text:p text:style-name="P247"><text:span text:style-name="T169">In the case of pictures uploaded to CrowdPublish.TV, the uploader doesn't allow any files other than what we specified – jpg, gif, tif, or png – so no non-picture files should exist on the site, although someone uploaded a pdf before I restricted upload file types. The uploader is a class found in the </text:span><text:span text:style-name="T61">uploaders</text:span><text:span text:style-name="T169"> folder, a special folder required for the Carrierwave gem that lets us upload pictures to Amazon. It's separate from models, controllers, helpers, and all the other standard structure of Rails.</text:span></text:p>
      <text:p text:style-name="P246"/>
      <text:p text:style-name="P249">Open the users controller and take a look at the code. The code represented by … above is auto-generated by Rails when the scaffolding is generated. It's needed to run javascript in a Rails app. That code exists in all the methods that load pages. We won't test that part of the methods.</text:p>
      <text:p text:style-name="P24"/>
      <text:p text:style-name="P451">test "should get index" do</text:p>
      <text:p text:style-name="P420"><text:s text:c="2"/>get :index</text:p>
      <text:p text:style-name="P420"><text:s text:c="2"/>assert_response :success</text:p>
      <text:p text:style-name="P420"><text:s text:c="2"/>assert_not_nil assigns(:users)</text:p>
      <text:p text:style-name="P420">end</text:p>
      <text:p text:style-name="P235"/>
      <text:p text:style-name="P248"><text:span text:style-name="T170">This test method was automatically generated by the Rails scaffolding. </text:span>The second line of this method opens the users index page. If it opens – has not been broken by our code – the test returns a :success response. <text:span text:style-name="T170">Getting the index page also returns a list of users. The fourth line makes sure this list isn't empty. </text:span></text:p>
      <text:p text:style-name="P235"/>
      <text:p text:style-name="P256">Exercise: </text:p>
      <text:p text:style-name="P271">1. Change <text:span text:style-name="T22">assert_not_nil</text:span> to <text:span text:style-name="T22">assert</text:span> and rake users_controller_test.rb.</text:p>
      <text:p text:style-name="P235"/>
      <text:p text:style-name="P299"><text:span text:style-name="T185">2</text:span>. Undo or delete the changes you just made.</text:p>
      <text:p text:style-name="P295"/>
      <text:p text:style-name="P151">~~~</text:p>
      <text:p text:style-name="P23"/>
      <text:p text:style-name="P250">Next we'll experiment with the test for the controller method that creates new users.</text:p>
      <text:p text:style-name="P244"/>
      <text:p text:style-name="P452">def create</text:p>
      <text:p text:style-name="P426"><text:s text:c="4"/>@user = User.new(user_params)</text:p>
      <text:p text:style-name="P426"># <text:s text:c="3"/>@user.latitude = request.location.latitude</text:p>
      <text:p text:style-name="P426"># <text:s text:c="3"/>@user.longitude = request.location.longitude</text:p>
      <text:p text:style-name="P426"/>
      <text:p text:style-name="P426"><text:s text:c="4"/>if @user.save</text:p>
      <text:p text:style-name="P426"><text:s text:c="6"/>sign_in @user</text:p>
      <text:p text:style-name="P426"><text:s text:c="6"/>redirect_to user_profile_path(current_user.permalink)</text:p>
      <text:p text:style-name="P426"><text:s text:c="4"/>else</text:p>
      <text:p text:style-name="P426"><text:s text:c="6"/>render 'signup'</text:p>
      <text:p text:style-name="P426"><text:s text:c="4"/>end</text:p>
      <text:p text:style-name="P426"><text:s text:c="2"/>end</text:p>
      <text:p text:style-name="P245"/>
      <text:p text:style-name="P26"><text:span text:style-name="T171">This method assigns the instance @user variable to a new user using the parameters entered in the fields on a users/new page</text:span>. <text:span text:style-name="T171">At one point we wanted to set the user's location upon signup so they'd immediately be able to view events and groups filtered by location. Unfortunately, the gem that enables conversion of IPs to lat/long coordinates occasionally had difficulty calculating location within a minute, leaving users with a spinning wheel. </text:span></text:p>
      <text:p text:style-name="P26"/>
      <text:p text:style-name="P251">Once we have a critical mass of users implementing the groups and events feature, we will try the two commented lines again, so we'll leave them there for now. I'd challenge you to write a test for them, but the IP address for localhost is 0:0:0:0, which has no lat/long. </text:p>
      <text:p text:style-name="P26"/>
      <text:p text:style-name="P252">Upon signup, the @user is saved, signed in, and their new home page is <text:span text:style-name="T172">displayed</text:span>. <text:span text:style-name="T172">If something goes wrong, such as the user entered an invalidly formatted email address or a permalink that was too long, the app redirects back to the signup page (and displays the appropriate error messages).</text:span> </text:p>
      <text:p text:style-name="P25"/>
      <text:p text:style-name="P424">test "should create user" do </text:p>
      <text:p text:style-name="acode"><text:s text:c="2"/>assert_difference('User.count', <text:span text:style-name="T173">1</text:span>) do</text:p>
      <text:p text:style-name="P474"><text:span text:style-name="T227"><text:s text:c="6"/>post :create, params: { user: { name: 'samiam', email: 'fakeunique@fake.com', </text:span></text:p>
      <text:p text:style-name="P474"><text:span text:style-name="T227"><text:s text:c="6"/>password: 'secret12', password_confirmation: 'secret12', permalink: 'samlink' } }</text:span></text:p>
      <text:p text:style-name="P474"><text:s text:c="2"/>end</text:p>
      <text:p text:style-name="P474"><text:span text:style-name="T227"><text:s text:c="4"/>assert_redirected_to user_profileinfo_path(assigns(:user).permalink)</text:span></text:p>
      <text:p text:style-name="P474">end</text:p>
      <text:p text:style-name="acode"/>
      <text:p text:style-name="P253">This test was partially generated by Rails scaffolding. In this test, we create <text:span text:style-name="T173">a new user with the post method. We pass in all the required attributes in their appropriate formats. We check that the total number of users has increased by 1. Then we check whether the user's new home page was loaded.</text:span></text:p>
      <text:p text:style-name="P253"/>
      <text:p text:style-name="P255">Exercise: </text:p>
      <text:p text:style-name="P254"><text:span text:style-name="T174">1. </text:span>Change the 1 to a 2, <text:span text:style-name="T174">rake users_controller_test.rb</text:span> and <text:span text:style-name="T174">read the failure message. What happened?</text:span></text:p>
      <text:p text:style-name="P254"/>
      <text:p text:style-name="P271">2. <text:span text:style-name="T173">Change the 1 to a -</text:span>1<text:span text:style-name="T173"> </text:span>and rake users_controller_test.rb.</text:p>
      <text:p text:style-name="P271"/>
      <text:p text:style-name="P271">3. Change the email to 'fake' and rake the test. Why does this result in an error rather than a failure?</text:p>
      <text:p text:style-name="Standard"/>
      <text:p text:style-name="P299"><text:span text:style-name="T185">4</text:span>. Undo or delete the changes you just made.</text:p>
      <text:p text:style-name="P295"/>
      <text:p text:style-name="Standard">~~~</text:p>
      <text:p text:style-name="P23"/>
      <text:p text:style-name="P288">The show method of the users controller displays the user's home page. It finds the user by the permalink either entered into the url bar or <text:span text:style-name="T175">in a link to the user's page. This method also assigns a list of the user's books to an instance variable called @books.</text:span></text:p>
      <text:p text:style-name="P235"/>
      <text:p text:style-name="P453">def show</text:p>
      <text:p text:style-name="P453"><text:s text:c="2"/>@user = User.find_by_permalink(params[:permalink])</text:p>
      <text:p text:style-name="P453"><text:s text:c="2"/>@books = @user.books</text:p>
      <text:p text:style-name="P427"><text:s text:c="2"/>...</text:p>
      <text:p text:style-name="P453">end</text:p>
      <text:p text:style-name="P27"/>
      <text:p text:style-name="P289">To test the show method, the test gets the show page of a user in the database with the permalink <text:span text:style-name="T22">user1</text:span>. <text:span text:style-name="T176">Look in the users.yml fixture to see this</text:span> <text:span text:style-name="T176">is</text:span> user(:one). </text:p>
      <text:p text:style-name="P287"/>
      <text:p text:style-name="P427">test "should show user" do</text:p>
      <text:p text:style-name="P475"><text:span text:style-name="T228"><text:s text:c="2"/>get :show, params: { permalink: "user1" }</text:span></text:p>
      <text:p text:style-name="P475"><text:s text:c="2"/>assert_response :success</text:p>
      <text:p text:style-name="acode">end</text:p>
      <text:p text:style-name="P428"/>
      <text:p text:style-name="P290">We confirm that the user's page was loaded by asserting :success was returned.</text:p>
      <text:p text:style-name="P286"/>
      <text:p text:style-name="P257">Exercise: </text:p>
      <text:p text:style-name="P284">1. Paste the following line near the end of the test and rake</text:p>
      <text:p text:style-name="acode"><text:s text:c="2"/>assert_not_nil assigns(@user.name)</text:p>
      <text:p text:style-name="P313"/>
      <text:p text:style-name="P313">2. Why didn't we assert_not_nil (@user.books)?</text:p>
      <text:p text:style-name="P313"/>
      <text:p text:style-name="P299"><text:span text:style-name="T185">3</text:span>. Undo or delete the changes you just made.</text:p>
      <text:p text:style-name="P295"/>
      <text:p text:style-name="P151">~~~</text:p>
      <text:p text:style-name="P23"/>
      <text:p text:style-name="P291">Next we'll test the <text:span text:style-name="T184">Update method of the users controller. This method enables the user to update their profile information. </text:span></text:p>
      <text:p text:style-name="P291"/>
      <text:p text:style-name="P428"><text:s text:c="2"/>def update</text:p>
      <text:p text:style-name="P428"><text:s text:c="4"/>@user = User.find_by_permalink(params[:permalink]) || User.find(params[:id])</text:p>
      <text:p text:style-name="P428"><text:s text:c="4"/>if @user.update_attributes(user_params)</text:p>
      <text:p text:style-name="P428"><text:s text:c="6"/>@user.parse_ustreamyoutube</text:p>
      <text:p text:style-name="P429"><text:s text:c="6"/>sign_in @user</text:p>
      <text:p text:style-name="P428"><text:s text:c="6"/>redirect_to user_profile_path(current_user.permalink)</text:p>
      <text:p text:style-name="P428"><text:s text:c="4"/>else</text:p>
      <text:p text:style-name="P428"><text:s text:c="6"/>redirect_to user_profileinfo_path(current_user.permalink), </text:p>
      <text:p text:style-name="P430"><text:s text:c="6"/>:notice =&gt; "Your profile was not saved. </text:p>
      <text:p text:style-name="P430"><text:s text:c="6"/>Check character counts or filetype for profile picture."</text:p>
      <text:p text:style-name="P428"><text:s text:c="4"/>end <text:s/></text:p>
      <text:p text:style-name="P428"><text:s text:c="2"/>end</text:p>
      <text:p text:style-name="P421"/>
      <text:p text:style-name="P291"><text:span text:style-name="T184">The instance variable @user is set by its permalink. The parameters to be updated are passed from the editprofile page through the user_params array. All controllers receive </text:span><text:span text:style-name="T72">object</text:span><text:span text:style-name="T184">_params parameters through new or edit forms. It's the same with all objects, such as books, events, groups, etc. When a user creates or updates their books, the parameters (title, blurb, release date, etc.) are passed to the books controller through books_params, likewise with events, groups, etc. </text:span></text:p>
      <text:p text:style-name="P291"/>
      <text:p text:style-name="P363">The if statement is a little sneaky here. It's not just an if statement. In Ruby, the predicate of if statements can be a statement in itself. In this case, it's a method call to the update_attributes method. Update_attributes comes with Rails and can be executed on all Objects. </text:p>
      <text:p text:style-name="P292"/>
      <text:p text:style-name="P363">If update_attributes is successful, it returns a value of true, thus the parse_ustream segment of the if statement is executed. If the attributes cannot be updated, such as the user entered a permalink or name that is too long, then the browser reloads the edit profileinfo page and displays an error message.</text:p>
      <text:p text:style-name="P28"/>
      <text:p text:style-name="P364">. </text:p>
      <text:p text:style-name="P291"/>
      <text:p text:style-name="P431"><text:s text:c="2"/>test "should update user" do</text:p>
      <text:p text:style-name="P431"><text:s text:c="4"/>puts @user.name</text:p>
      <text:p text:style-name="P431"><text:s text:c="4"/>patch :update, :id =&gt; @user.id, user: { name: "New Name", youtube1: "randomchar" }</text:p>
      <text:p text:style-name="P431"><text:s text:c="4"/>user = User.find(@user)</text:p>
      <text:p text:style-name="P431"><text:s text:c="4"/>puts user.name</text:p>
      <text:p text:style-name="P431"><text:s text:c="4"/>assert_equal(user.name, "New Name") </text:p>
      <text:p text:style-name="P431"><text:s text:c="4"/>assert_redirected_to user_profile_path(user.permalink)</text:p>
      <text:p text:style-name="P431"><text:s text:c="2"/>end</text:p>
      <text:p text:style-name="P290"/>
      <text:p text:style-name="P290"/>
      <text:p text:style-name="P290"/>
      <text:p text:style-name="P270">Exercise:</text:p>
      <text:p text:style-name="P293">1. <text:span text:style-name="T182">Add another user variable to the variable list in the patch statement such as youtube2 or permalink.</text:span> Write puts statements <text:span text:style-name="T182">to see</text:span> the youtube1 <text:span text:style-name="T182">and other</text:span> variable<text:span text:style-name="T182">s</text:span>. <text:span text:style-name="T225">Test.</text:span></text:p>
      <text:p text:style-name="P293"/>
      <text:p text:style-name="P298">2. Write assertions to test the changes in the youtube1 variable and any other variable you may have added. Rake.</text:p>
      <text:p text:style-name="P298"/>
      <text:p text:style-name="P298">3. Change “New Name” in the sixth line to user(:one)'s name in the users.yml fixture. <text:span text:style-name="T183">Rake.</text:span></text:p>
      <text:p text:style-name="P298"/>
      <text:p text:style-name="P312">4. Write a test for a modification to the if statement in the update method of the users controller to call the parse_ustreamyoutube method only if one or more of the youtube or ustream fields have been changed. Rake and read the failure message. Write a modification that passes the test. Rake.</text:p>
      <text:p text:style-name="P298"/>
      <text:p text:style-name="P298"><text:span text:style-name="T183">5</text:span>. Undo or delete the changes you just made.</text:p>
      <text:p text:style-name="P293"/>
      <text:p text:style-name="P460"/>
      <text:h text:style-name="P469" text:outline-level="2"><text:bookmark-start text:name="__RefHeading__640_941404247"/><text:span text:style-name="T12">Has_many</text:span> M<text:span text:style-name="T10">odel</text:span> T<text:span text:style-name="T10">esting - Books</text:span><text:bookmark-end text:name="__RefHeading__640_941404247"/></text:h>
      <text:p text:style-name="P284">Now that we've gone through all the users code, let's work on the code for books.</text:p>
      <text:p text:style-name="P38"/>
      <text:p text:style-name="P38"/>
      <text:p text:style-name="P460"/>
      <text:h text:style-name="P469" text:outline-level="2"><text:bookmark-start text:name="__RefHeading__642_941404247"/><text:span text:style-name="T12">Has_many</text:span> <text:span text:style-name="T12">Controller</text:span> T<text:span text:style-name="T10">esting - Books</text:span><text:bookmark-end text:name="__RefHeading__642_941404247"/></text:h>
      <text:p text:style-name="P39"/>
      <text:p text:style-name="P39"/>
      <text:h text:style-name="P470" text:outline-level="2"><text:bookmark-start text:name="__RefHeading__644_941404247"/>M<text:span text:style-name="T10">odel</text:span> T<text:span text:style-name="T10">esting For Other CrowdPublish.TV tables/scaffolds?</text:span><text:bookmark-end text:name="__RefHeading__644_941404247"/></text:h>
      <text:p text:style-name="P40"/>
      <text:p text:style-name="P2"/>
      <text:p text:style-name="P2"/>
      <text:h text:style-name="P470" text:outline-level="2"><text:bookmark-start text:name="__RefHeading__646_941404247"/><text:span text:style-name="T13">Controller</text:span> T<text:span text:style-name="T10">esting For Other CrowdPublish.TV tables/scaffolds?</text:span><text:bookmark-end text:name="__RefHeading__646_941404247"/></text:h>
      <text:p text:style-name="P40"/>
      <text:p text:style-name="P40"/>
      <text:h text:style-name="P471" text:outline-level="2"/>
      <text:h text:style-name="P472" text:outline-level="2"><text:bookmark-start text:name="__RefHeading__648_941404247"/>What Tests Is CrowdPublish.TV missing?<text:bookmark-end text:name="__RefHeading__648_941404247"/></text:h>
      <text:p text:style-name="P41"/>
      <text:p text:style-name="P40"/>
      <text:h text:style-name="Heading_20_1" text:outline-level="1"><text:bookmark-start text:name="__RefHeading__650_941404247"/>Let's get something useful going &amp; use TDD<text:bookmark-end text:name="__RefHeading__650_941404247"/></text:h>
      <text:p text:style-name="P61"><text:span text:style-name="T15">Now you're familiar with </text:span>What's going on in CrowdPublish.TV code</text:p>
      <text:p text:style-name="P61"/>
      <text:p text:style-name="P61"/>
      <text:h text:style-name="Heading_20_2" text:outline-level="2"><text:bookmark-start text:name="__RefHeading__652_941404247"/>GitHub<text:bookmark-end text:name="__RefHeading__652_941404247"/></text:h>
      <text:p text:style-name="P54"><text:tab/><text:span text:style-name="T7">Pick something from Issues on GitHub &amp; see what you can do</text:span></text:p>
      <text:p text:style-name="P54"/>
      <text:h text:style-name="P472" text:outline-level="2"><text:bookmark-start text:name="__RefHeading__654_941404247"/>Low-Hanging Fruit<text:bookmark-end text:name="__RefHeading__654_941404247"/></text:h>
      <text:p text:style-name="P62">Anything that merely requires adding scaffolding</text:p>
      <text:p text:style-name="P54"/>
      <text:h text:style-name="P473" text:outline-level="3">Fixtures</text:h>
      <text:p text:style-name="P130">What is this users(:one)?</text:p>
      <text:p text:style-name="P109"/>
      <text:p text:style-name="P109">There are gems to create lots of fixtures, but we'll just work with the simple files we have now.</text:p>
      <text:p text:style-name="P109"/>
      <text:p text:style-name="P58"/>
      <text:p text:style-name="P54"/>
      <text:h text:style-name="Heading_20_1" text:outline-level="1"><text:bookmark-start text:name="__RefHeading__658_941404247"/>Now for theory – models, controllers<text:bookmark-end text:name="__RefHeading__658_941404247"/></text:h>
      <text:p text:style-name="P56">let's get more complicated/understand what we're doing instead of just doing, <text:span text:style-name="T8">thus write tests faster and make fewer mistakes</text:span></text:p>
      <text:p text:style-name="P54"/>
      <text:p text:style-name="P61"/>
      <text:h text:style-name="P462" text:outline-level="1"><text:bookmark-start text:name="__RefHeading__660_941404247"/><text:span text:style-name="T14">Integration Testing</text:span> <text:bookmark-end text:name="__RefHeading__660_941404247"/></text:h>
      <text:p text:style-name="P54"/>
      <text:p text:style-name="P54"/>
      <text:p text:style-name="P54"/>
      <text:h text:style-name="P463" text:outline-level="1"><text:bookmark-start text:name="__RefHeading__664_941404247"/>Look at the code to understand what Ruby is doing when you run a test<text:bookmark-end text:name="__RefHeading__664_941404247"/></text:h>
      <text:p text:style-name="P54"/>
      <text:p text:style-name="P131">Get even more in-depth, </text:p>
      <text:p text:style-name="P54"/>
      <text:p text:style-name="P49">Assertions code</text:p>
      <text:p text:style-name="P49">http://docs.seattlerb.org/minitest/Minitest/Assertions.html </text:p>
      <text:p text:style-name="P49"/>
      <text:p text:style-name="P49"/>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Times New Roman1" svg:font-family="'Times New Roman'"/>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family-generic="roman" style:font-pitch="variable" officeooo:rsid="001899ef"/>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acode" style:family="paragraph" style:parent-style-name="Standard" style:class="text">
      <style:text-properties style:font-name="Courier 10 Pitch" fo:font-family="'Courier 10 Pitch'" style:font-pitch="fixed" officeooo:rsid="001899ef"/>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5T10:21:57.002107896</meta:creation-date>
    <dc:date>2018-06-21T20:21:49.463120941</dc:date>
    <meta:editing-duration>P44DT10H47M32S</meta:editing-duration>
    <meta:editing-cycles>209</meta:editing-cycles>
    <meta:generator>LibreOffice/5.1.6.2$Linux_X86_64 LibreOffice_project/10m0$Build-2</meta:generator>
    <meta:document-statistic meta:table-count="1" meta:image-count="0" meta:object-count="0" meta:page-count="1" meta:paragraph-count="666" meta:word-count="13285" meta:character-count="81095" meta:non-whitespace-character-count="67551"/>
  </office:meta>
</office:document-meta>
</file>